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text-properties officeooo:paragraph-rsid="0015be02"/>
    </style:style>
    <style:style style:name="P2" style:family="paragraph" style:parent-style-name="Text_20_body">
      <style:text-properties officeooo:paragraph-rsid="0015be02"/>
    </style:style>
    <style:style style:name="P3" style:family="paragraph" style:parent-style-name="Caption">
      <style:text-properties officeooo:paragraph-rsid="0015be02"/>
    </style:style>
    <style:style style:name="P4" style:family="paragraph" style:parent-style-name="Text_20_body">
      <style:text-properties officeooo:paragraph-rsid="002896b2"/>
    </style:style>
    <style:style style:name="P5" style:family="paragraph" style:parent-style-name="Text_20_body">
      <style:text-properties officeooo:paragraph-rsid="00292e17"/>
    </style:style>
    <style:style style:name="P6" style:family="paragraph" style:parent-style-name="Text_20_body">
      <style:text-properties officeooo:paragraph-rsid="002b22b0"/>
    </style:style>
    <style:style style:name="P7" style:family="paragraph" style:parent-style-name="Text_20_body">
      <style:text-properties officeooo:paragraph-rsid="002b9247"/>
    </style:style>
    <style:style style:name="P8" style:family="paragraph" style:parent-style-name="Text_20_body">
      <style:text-properties officeooo:paragraph-rsid="002ddc1b"/>
    </style:style>
    <style:style style:name="P9" style:family="paragraph" style:parent-style-name="Text_20_body">
      <style:text-properties officeooo:paragraph-rsid="002efa75"/>
    </style:style>
    <style:style style:name="P10" style:family="paragraph" style:parent-style-name="Text_20_body">
      <style:text-properties officeooo:paragraph-rsid="003079ba"/>
    </style:style>
    <style:style style:name="P11" style:family="paragraph" style:parent-style-name="Caption">
      <style:text-properties officeooo:rsid="000dd67e" officeooo:paragraph-rsid="0015be02"/>
    </style:style>
    <style:style style:name="P12" style:family="paragraph" style:parent-style-name="Heading">
      <style:paragraph-properties fo:text-align="center" style:justify-single-word="false"/>
      <style:text-properties officeooo:paragraph-rsid="00357e2b"/>
    </style:style>
    <style:style style:name="P13" style:family="paragraph" style:parent-style-name="Text_20_body">
      <style:text-properties officeooo:paragraph-rsid="00327db0"/>
    </style:style>
    <style:style style:name="P14" style:family="paragraph" style:parent-style-name="Caption">
      <style:text-properties officeooo:paragraph-rsid="00389482"/>
    </style:style>
    <style:style style:name="P15" style:family="paragraph" style:parent-style-name="Caption">
      <style:text-properties officeooo:paragraph-rsid="003ab205"/>
    </style:style>
    <style:style style:name="P16" style:family="paragraph" style:parent-style-name="Caption">
      <style:text-properties officeooo:paragraph-rsid="00486143"/>
    </style:style>
    <style:style style:name="P17" style:family="paragraph" style:parent-style-name="Text_20_body">
      <style:text-properties officeooo:paragraph-rsid="00486143"/>
    </style:style>
    <style:style style:name="P18" style:family="paragraph" style:parent-style-name="Text_20_body">
      <style:text-properties officeooo:paragraph-rsid="00270ea6"/>
    </style:style>
    <style:style style:name="P19" style:family="paragraph" style:parent-style-name="Text_20_body">
      <style:text-properties officeooo:paragraph-rsid="00460278"/>
    </style:style>
    <style:style style:name="P20" style:family="paragraph" style:parent-style-name="Text_20_body">
      <style:text-properties officeooo:paragraph-rsid="004bd20d"/>
    </style:style>
    <style:style style:name="T1" style:family="text">
      <style:text-properties officeooo:rsid="001a29ba"/>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officeooo:rsid="001f9c99"/>
    </style:style>
    <style:style style:name="T5" style:family="text">
      <style:text-properties officeooo:rsid="0020aba9"/>
    </style:style>
    <style:style style:name="T6" style:family="text">
      <style:text-properties officeooo:rsid="00220d7b"/>
    </style:style>
    <style:style style:name="T7" style:family="text">
      <style:text-properties fo:font-style="italic" style:font-style-asian="italic" style:font-style-complex="italic"/>
    </style:style>
    <style:style style:name="T8" style:family="text">
      <style:text-properties fo:font-style="italic" officeooo:rsid="002b9247" style:font-style-asian="italic" style:font-style-complex="italic"/>
    </style:style>
    <style:style style:name="T9" style:family="text">
      <style:text-properties fo:font-style="italic" officeooo:rsid="00327db0" style:font-style-asian="italic" style:font-style-complex="italic"/>
    </style:style>
    <style:style style:name="T10" style:family="text">
      <style:text-properties officeooo:rsid="00266934"/>
    </style:style>
    <style:style style:name="T11" style:family="text">
      <style:text-properties style:font-name="DejaVu Serif1" fo:font-size="11pt" officeooo:rsid="00266934" style:font-name-asian="Noto Sans CJK JP" style:font-size-asian="11pt"/>
    </style:style>
    <style:style style:name="T12" style:family="text">
      <style:text-properties style:font-name="DejaVu Serif1" fo:font-size="11pt" officeooo:rsid="00270ea6" style:font-name-asian="Noto Sans CJK JP" style:font-size-asian="11pt"/>
    </style:style>
    <style:style style:name="T13" style:family="text">
      <style:text-properties style:font-name="DejaVu Serif1" fo:font-size="11pt" officeooo:rsid="003079ba" style:font-name-asian="Noto Sans CJK JP" style:font-size-asian="11pt"/>
    </style:style>
    <style:style style:name="T14" style:family="text">
      <style:text-properties style:font-name="DejaVu Serif1" fo:font-size="11pt" officeooo:rsid="003f22e4" style:font-name-asian="Noto Sans CJK JP" style:font-size-asian="11pt"/>
    </style:style>
    <style:style style:name="T15" style:family="text">
      <style:text-properties style:font-name="DejaVu Serif1" fo:font-size="14pt" officeooo:rsid="0035ae94" style:font-name-asian="Noto Sans CJK JP" style:font-size-asian="14pt" style:font-name-complex="Tahoma" style:font-size-complex="14pt"/>
    </style:style>
    <style:style style:name="T16" style:family="text">
      <style:text-properties officeooo:rsid="00270ea6"/>
    </style:style>
    <style:style style:name="T17" style:family="text">
      <style:text-properties officeooo:rsid="0027b827"/>
    </style:style>
    <style:style style:name="T18" style:family="text">
      <style:text-properties officeooo:rsid="002896b2"/>
    </style:style>
    <style:style style:name="T19" style:family="text">
      <style:text-properties officeooo:rsid="00292e17"/>
    </style:style>
    <style:style style:name="T20" style:family="text">
      <style:text-properties officeooo:rsid="002b22b0"/>
    </style:style>
    <style:style style:name="T21" style:family="text">
      <style:text-properties officeooo:rsid="002b9247"/>
    </style:style>
    <style:style style:name="T22" style:family="text">
      <style:text-properties fo:font-weight="bold" style:font-weight-asian="bold" style:font-weight-complex="bold"/>
    </style:style>
    <style:style style:name="T23" style:family="text">
      <style:text-properties fo:color="#c9211e" loext:opacity="100%"/>
    </style:style>
    <style:style style:name="T24" style:family="text">
      <style:text-properties officeooo:rsid="002efa75"/>
    </style:style>
    <style:style style:name="T25" style:family="text">
      <style:text-properties officeooo:rsid="003079ba"/>
    </style:style>
    <style:style style:name="T26" style:family="text">
      <style:text-properties officeooo:rsid="0031c1ac"/>
    </style:style>
    <style:style style:name="T27" style:family="text">
      <style:text-properties officeooo:rsid="0013d38a"/>
    </style:style>
    <style:style style:name="T28" style:family="text">
      <style:text-properties officeooo:rsid="00327db0"/>
    </style:style>
    <style:style style:name="T29" style:family="text">
      <style:text-properties officeooo:rsid="0033d2a1"/>
    </style:style>
    <style:style style:name="T30" style:family="text">
      <style:text-properties officeooo:rsid="0035ae94"/>
    </style:style>
    <style:style style:name="T31" style:family="text">
      <style:text-properties officeooo:rsid="00389482"/>
    </style:style>
    <style:style style:name="T32" style:family="text">
      <style:text-properties officeooo:rsid="003990a4"/>
    </style:style>
    <style:style style:name="T33" style:family="text">
      <style:text-properties officeooo:rsid="003ab205"/>
    </style:style>
    <style:style style:name="T34" style:family="text">
      <style:text-properties officeooo:rsid="003c2dec"/>
    </style:style>
    <style:style style:name="T35" style:family="text">
      <style:text-properties officeooo:rsid="003f22e4"/>
    </style:style>
    <style:style style:name="T36" style:family="text">
      <style:text-properties officeooo:rsid="003fe8f3"/>
    </style:style>
    <style:style style:name="T37" style:family="text">
      <style:text-properties officeooo:rsid="0041b222"/>
    </style:style>
    <style:style style:name="T38" style:family="text">
      <style:text-properties officeooo:rsid="0042431d"/>
    </style:style>
    <style:style style:name="T39" style:family="text">
      <style:text-properties officeooo:rsid="004318f9"/>
    </style:style>
    <style:style style:name="T40" style:family="text">
      <style:text-properties officeooo:rsid="00438a00"/>
    </style:style>
    <style:style style:name="T41" style:family="text">
      <style:text-properties officeooo:rsid="00441434"/>
    </style:style>
    <style:style style:name="T42" style:family="text">
      <style:text-properties officeooo:rsid="00460278"/>
    </style:style>
    <style:style style:name="T43" style:family="text">
      <style:text-properties officeooo:rsid="004662e9"/>
    </style:style>
    <style:style style:name="T44" style:family="text">
      <style:text-properties officeooo:rsid="00486143"/>
    </style:style>
    <style:style style:name="T45" style:family="text">
      <style:text-properties officeooo:rsid="0048a1f0"/>
    </style:style>
    <style:style style:name="T46" style:family="text">
      <style:text-properties officeooo:rsid="004aa1e8"/>
    </style:style>
    <style:style style:name="T47" style:family="text">
      <style:text-properties officeooo:rsid="004bd2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line-break/>...<text:line-break/><text:span text:style-name="T2">播州平野</text:span><text:line-break/><text:span text:style-name="T30">la Plaine de Bansh</text:span><text:span text:style-name="T15">û</text:span>.<text:line-break/>…..<text:line-break/><text:span text:style-name="T3">宮本百合子</text:span><text:line-break/>...<text:line-break/>..</text:p>
      <text:p text:style-name="P2"/>
      <text:p text:style-name="P2">宮本百合子全集　第六巻</text:p>
      <text:p text:style-name="Marginalia">あらすじ</text:p>
      <text:p text:style-name="Marginalia">敗戦の報を受け、東北の小さな田舎町で疎開生活を送っていたひろ子は、獄中にいる夫・重吉への手紙を書き始めます。戦争中、夫の消息を案じながら懸命に生きてきたひろ子ですが、重吉がいつ帰れるのか、これからの生活はどうなるのか、不安が募ります。一方、町では、敗戦による混乱が少しずつ表面化し、物資を求める人々の動きが活発になっていきます。ひろ子は、そんな中で、再び重吉のもとへ向かう決意を固めます。</text:p>
      <text:p text:style-name="Marginalia">Après avoir reçu la nouvelle de la défaite, Hiroko, qui menait une vie d’évacuation dans une petite ville rurale du Tōhoku, commence à écrire une lettre à son mari, Shigeji, emprisonné. Durant la guerre, elle avait vécu avec acharnement, inquiète de son sort, sans jamais avoir de ses nouvelles. À présent, l’incertitude grandit en elle : quand Shigeji pourra-t-il rentrer ? Que deviendra leur vie désormais ? Pendant ce temps, la confusion liée à la défaite commence peu à peu à se manifester dans la ville. De plus en plus de gens cherchent désespérément à se procurer des vivres et des ressources. Face à cette agitation, Hiroko prend une décision : elle ira retrouver Shigeji, coûte que coûte.</text:p>
      <text:h text:style-name="Heading_20_1" text:outline-level="1">播州平野</text:h>
      <text:h text:style-name="Heading_20_2" text:outline-level="2">一</text:h>
      <text:p text:style-name="P2">一九四五年八月十五日の日暮れ、妻の小枝が、古びた<text:span text:style-name="T23">柱時計</text:span>の懸っている茶の間の台の上に、大家内の夕飯の皿をならべながら、</text:p>
      <text:p text:style-name="P2">「父さん、どうしましょう」ときいた。</text:p>
      <text:p text:style-name="P2">「電気、今夜はもういいんじゃないかしら、明るくしても――」</text:p>
      <text:p text:style-name="P2">茶の間のその縁側からは、南に遠く安達太郎連山が見えていた。その日は午後じゅうだまって煙草をふかしながら山ばかり眺めていた行雄が、</text:p>
      <text:p text:style-name="P2">「さあ……」</text:p>
      <text:p text:style-name="P2">持ち前の決して急がない動作でふり向いた。そして、やや暫く、小枝の顔をじっと見ていたが、</text:p>
      <text:p text:style-name="P2">「もうすこしこのまんまにして置いた方が安全じゃないか」</text:p>
      <text:p text:style-name="P2">と云った。</text:p>
      <text:p text:style-name="P2">「――そうかもしれないわね」</text:p>
      <text:p text:style-name="P2">小枝は<text:span text:style-name="T23">従順</text:span>に、そのまま皿を並べつづけた。</text:p>
      <text:p text:style-name="P2">Le soir du 15 août 1945, d<text:span text:style-name="T5">ans</text:span> la salle de séjour où <text:span text:style-name="T5">était accrochée</text:span> une vieille horloge <text:span text:style-name="T18">murale</text:span>, alors que sa femme, Kozue, disposait les assiettes du dîner de la maisonnée sur l<text:span text:style-name="T5">a</text:span> <text:span text:style-name="T5">table,</text:span> elle demanda :</text:p>
      <text:p text:style-name="P2">« <text:span text:style-name="T4">Dis-moi</text:span>, qu'allons-nous faire ? »</text:p>
      <text:p text:style-name="P2">« Devons-nous laisser la lumière éteinte ce soir ? Même si nous l'allumons... »</text:p>
      <text:p text:style-name="P2">Depuis la véranda de la salle de séjour, on apercevait au loin, au sud, l<text:span text:style-name="T5">es</text:span> montagnes <text:span text:style-name="T5">d’</text:span>Adatara. Ce jour-là, <text:span text:style-name="T30">Ikuo</text:span>, qui était resté silencieux tout l'après-midi, fumant cigarette sur cigarette et regardant fixement les montagnes, se tourna vers elle avec son calme habituel. Puis, après avoir longuement observé le visage de Kozue, il dit :</text:p>
      <text:p text:style-name="P2">« Ne serait-il pas plus sûr de laisser les choses en l'état <text:soft-page-break/>encore un peu ? »</text:p>
      <text:p text:style-name="P2">« ... C'est peut-être vrai », répondit Kozue docilement, et elle continua de disposer les assiettes.</text:p>
      <text:p text:style-name="Caption">従順 [じゅうじゅん] obedient; submissive; docile; meek; pliant</text:p>
      <text:p text:style-name="Caption">柱時計 [はしらどけい] wall clock; grandfather clock</text:p>
      <text:p text:style-name="P2">台の端に四つになる<text:span text:style-name="T23">甥</text:span>の健吉を坐らせ、早めの御飯をたべさせていたひろ子は、この半分息をひそめたような、<text:span text:style-name="T23">驚愕</text:span>から<text:span text:style-name="T23">恢復</text:span>しきれずにいる弟夫婦の問答を、自分の気持にも通じるところのあるものとしてきいた。</text:p>
      <text:p text:style-name="P2">東北のその地方は、数日来最後の<text:span text:style-name="T23">炎暑</text:span>が続いていて、ひどく暑かった。粘土質の庭土は白く乾きあがって深い<text:span text:style-name="T23">亀裂</text:span>が入った。そして毎朝五時すぎというと紺碧の燦く空から逆落しのうなりを立てて、大<text:span text:style-name="T23">編隊</text:span>の<text:span text:style-name="T23">空襲</text:span>があった。</text:p>
      <text:p text:style-name="P2">Hiroko, qui avait fait asseoir son neveu Kenkichi, âgé de quatre ans, au bout d<text:span text:style-name="T6">e la table</text:span> <text:span text:style-name="T5">pour le faire manger plus </text:span>tôt, écouta<text:span text:style-name="T6">it</text:span> la conversation de son frère et de sa belle-sœur, qui s'exprimaient à demi-voix, encore sous le choc et incapables de se remettre entièrement de leur stupeur. Ce qu’ils ressentaient résonnait aussi en elle.</text:p>
      <text:p text:style-name="P2">Dans cette région du <text:span text:style-name="T16">T</text:span><text:span text:style-name="T12">ôhoku (</text:span><text:span text:style-name="T16">N</text:span>ord-<text:span text:style-name="T16">E</text:span>st<text:span text:style-name="T16">)</text:span>, la dernière vague de chaleur de l'été persistait depuis plusieurs jours, et il faisait très chaud. Le sol argileux du jardin était devenu blanc et sec, avec de profondes fissures. Et tous les matins, peu après cinq heures, une grande formation de bombardiers arrivait du ciel bleu azur, dans un rugissement assourdissant.</text:p>
      <text:p text:style-name="P2">La terre argileuse du jardin était devenue blanchâtre, complètement asséchée et crevassée par de profondes fissures. Et chaque matin, peu après cinq heures, un rugissement en piqué déchirait le ciel d’un bleu profond et éclatant, annonçant l’arrivée en formation massive des bombardiers ennemis.</text:p>
      <text:p text:style-name="Caption">甥 [おい] nephew</text:p>
      <text:p text:style-name="Caption">驚愕 [きょうがく] astonishment; amazement; surprise; fright; shock</text:p>
      <text:p text:style-name="Caption">回復 [かいふく] restoration; recovery; rehabilitation; return</text:p>
      <text:p text:style-name="Caption">炎暑 [えんしょ] heat wave; intense heat</text:p>
      <text:p text:style-name="Caption">亀裂 [きれつ] crack; crevice; fissure; chap; rift</text:p>
      <text:p text:style-name="Caption">編隊 [へんたい] formation (e.g. of aircraft)</text:p>
      <text:p text:style-name="Caption"><text:soft-page-break/>空襲 [くうしゅう] air-raid</text:p>
      <text:p text:style-name="P2">前夜も、その前の晩もそうであったように、八月十四日の夜は、十一時すぎると<text:span text:style-name="T23">空襲警報</text:span>が鳴り、午前四時すぎ迄、Ｂ29数百機が、幾つもの編隊となって風のない夏の夜空をすきまもなく通過した。おぼつかないラジオの報道は、目標は秋田なるが如しと放送していたが、それを信じて安心しているものは一人もなかった。富井の一家が疎開してきて住んでいる町の軍事施設や停車場が猛烈な空爆をうけたとき、空襲警報のサイレンは、第一回爆撃を蒙って数分してから、やっと鳴った始末であった。</text:p>
      <text:p text:style-name="P2">Comme la nuit précédente et celle d'avant, le 14 août, après 23 heures, l'alerte au raid aérien retentit et jusqu'à 4 heures du matin, des centaines de B29 en plusieurs formations traversèrent le ciel nocturne d'été sans vent, sans laisser <text:span text:style-name="T31">aucun </text:span>espace. Les informations diffusées par la radio, peu fiables, indiquaient que la cible était Akita, mais personne ne le croyait et ne se sentait rassuré. Lorsque les installations militaires et la gare de la ville où la famille Tomii s'était réfugiée furent violemment bombardées, la sirène d'alerte au raid aérien ne retentit <text:span text:style-name="T31">pas avant </text:span>plusieurs minutes après le premier bombardement.</text:p>
      <text:p text:style-name="Caption">空襲警報 [くうしゅうけいほう] air-raid alarm</text:p>
      <text:p text:style-name="Caption">覚束ない [おぼつかない, かくそくない] (uk) uncertain; doubtful</text:p>
      <text:p text:style-name="P2">十四日の夜は、行雄とひろ子とがまんじりともしないで番をした。壕に近い側の雨戸は、すっかりくり開け、だまって姉弟が腰かけている縁側のむこうには、おそく出た月の光で、ゆるやかに<text:span text:style-name="T23">起伏</text:span>する耕地がぼんやり見えた。米軍機の通過する合間を見ては、町の<text:span text:style-name="T23">警防団</text:span>が情勢を連呼していた。そのなかに、一つ女の声が交って聞えた。細いとおる喉をいっぱいに張って、ひとこと、ひとこと、「てーきは」と引きのばして連呼する声を聴いていると、ひろ子は悲しさがいっぱいになった。低く靄がこめている<text:span text:style-name="T23">藷</text:span>畑の上をわたって、大きい池のあっちから、その女の声はとぎれとぎれにきこえた。責任感でかすかにふるえているかと思うその中年の女の声は、ひろ子に田舎町のはずれに在る侘しいトタン屋根の棲居を思いやらせた。古びた<text:span text:style-name="T23">蚊帳</text:span>の中で汗をかきかき前後不覚に眠ってしまった何人かの子供らの入り乱れた寝相と、一人の婆さまの寝顔とが思いやられた。その家には、たしかに男<text:soft-page-break/>手が無いのだ。</text:p>
      <text:p text:style-name="P18">La nuit du 14, <text:span text:style-name="T30">Ikuo</text:span> et Hiroko montèrent la garde sans fermer l'œil. Du côté proche de l’abri, les volets coulissants étaient entièrement ouverts, et au-delà du porche où le frère et la sœur étaient assis en silence, les champs doucement vallonnés apparaissaient vaguement sous la lumière tardive de la lune. Dans les intervalles entre le<text:span text:style-name="T32">s</text:span> passage<text:span text:style-name="T32">s</text:span> des avions américains, la brigade de défense civile de la ville scandait sans relâche les informations sur la situation. Parmi ces voix, une voix de femme se mêlait aux annonces. En tendant toute sa gorge fine et claire, elle répétait lentement, syllabe par syllabe : « Tééé-ki wa » (l'ennemi). <text:s/>En écoutant cette voix, Hiroko sentit une immense tristesse l’envahir. Elle parvenait, entrecoupée, de l’autre côté du grand étang, traversant le champ de patates douces voilé d’une brume basse. <text:s/>Cette voix de femme, légèrement tremblante sous le poids de la responsabilité, fit naître en Hiroko l’image d’une demeure misérable à la périphérie d’une petite ville, sous un toit de tôle solitaire. Elle imagina plusieurs enfants endormis pêle-mêle sous une vieille moustiquaire, transpirant dans leur sommeil agité, ainsi que le visage endormi d’une vieille grand-mère. <text:s/>Dans cette maison, il n’y avait certainement aucun homme.</text:p>
      <text:p text:style-name="Caption">起伏 [きふく] undulation</text:p>
      <text:p text:style-name="Caption">警防団 [けいぼうだん] civil defense unit (Japan, 1939-1947)</text:p>
      <text:p text:style-name="P14">藷 [いも] tuber; taro; potato</text:p>
      <text:p text:style-name="P14">塗炭 [とたん] misery; distress</text:p>
      <text:p text:style-name="P14">蚊帳 [かや] mosquito net</text:p>
      <text:p text:style-name="P2">三人の子供をつれて小枝が横になっている蚊帳をのぞくと、どんなに足音を忍ばせて近づいても必ず小枝は、</text:p>
      <text:p text:style-name="P2">「どう？　御苦労さまね」と、おとなしく、心配にみちた声をかけた。</text:p>
      <text:p text:style-name="P2">「父さんもいるの？　今夜は、なんてどっさり来るんでしょう」</text:p>
      <text:p text:style-name="P2">いざというとき子供たちを抱え出す足許をやっと照すだけの明りが、用心深くかこわれて、小枝の枕頭に置いてある。蚊帳の青味と隈の濃いその灯かげの陰翳とで、美しい小枝の小鼻は、白い枕被いの上で<text:span text:style-name="T23">嶮</text:span>しくそげて見えるのであった。</text:p>
      <text:p text:style-name="P2"><text:soft-page-break/><text:span text:style-name="T10">Quand on</text:span> jeta<text:span text:style-name="T10">i</text:span>t un coup d'œil <text:span text:style-name="T10">sous</text:span> la moustiquaire où Kozue était allongée avec ses trois enfants, <text:span text:style-name="T33">on avait beau</text:span> s'approch<text:span text:style-name="T33">er</text:span> à pas feutrés, elle ne manquait jamais de dire :</text:p>
      <text:p text:style-name="P13">« Alors ? Merci pour ton effort » </text:p>
      <text:p text:style-name="P13">d'une voix douce, empreinte d'inquiétude</text:p>
      <text:p text:style-name="P2">« Papa est là aussi ? Ce soir, il y en a une quantité incroyable…»</text:p>
      <text:p text:style-name="P2"><text:span text:style-name="T33">Pour</text:span> faciliter l'évacuation des enfants en cas de besoin, <text:span text:style-name="T33">u</text:span>ne lumière soigneusement dissimulée était placée à la tête du lit de Kozue, juste assez vive pour éclairer faiblement le sol. Sous la teinte bleutée de la moustiquaire et l'ombre profonde projetée par cette lumière tamisée, le petit n<text:span text:style-name="T33">ez</text:span> délicat de Kozue paraissait saillant et amaigri sur la blancheur de la taie d'oreiller.</text:p>
      <text:p text:style-name="P15">険しい , 嶮しい [けわしい] inaccessible; impregnable; steep</text:p>
      <text:p text:style-name="P2">最後の編隊が、耕地の表面の土をめくり上げるような轟音をたてて通過した。そのあとは、いくら耳をすましても、もう空は森としていて、ひろ子は急に体じゅうの力がぬけてゆくのを感じた。</text:p>
      <text:p text:style-name="P2">「――すんだらしいわね」</text:p>
      <text:p text:style-name="P2">もんぺ姿の小枝が蚊帳からにじり出て来て、さもうるさそうに頭をふり、頸のまわりから防空頭巾の紐をといた。行雄は、靴ばきで踏石の上に立ったまま、煙草に火をつけた。行雄は最初の一服を深く、深く、両方の頬ぺたをへこますほど長い息に吸いこんだ。</text:p>
      <text:p text:style-name="P2">La dernière formation d’avions passa avec un fracas assourdissant, <text:span text:style-name="T34">semblant </text:span>soulev<text:span text:style-name="T34">er</text:span> la terre en surface des champs. Puis, peu importe à quel point elle tendait l’oreille, le ciel était à présent silencieux, vaste et immobile. Hiroko sentit soudain toutes ses forces l’abandonner.</text:p>
      <text:p text:style-name="P2">« … On dirait que c’est fini. »</text:p>
      <text:p text:style-name="P2">Koeda, vêtue de son monp<text:span text:style-name="T17">é</text:span>, se glissa hors de la moustiquaire en secouant la tête d’un air las, puis dénoua les cordons de sa coiffe anti-aérienne autour de son cou. <text:span text:style-name="T30">Ikuo</text:span>, debout sur la pierre du seuil, encore chaussé, alluma une cigarette. Il tira longuement sur la première bouffée, si profondément que ses joues se creusèrent.</text:p>
      <text:p text:style-name="Caption">防空頭巾 [ぼうくうずきん] air-raid hood</text:p>
      <text:p text:style-name="Caption">踏み石, 踏石 [ふみいし] stepping stone</text:p>
      <text:p text:style-name="P2"><text:soft-page-break/>十五日は、おそめの御飯が終るか終らないうちにサイレンが鳴った。</text:p>
      <text:p text:style-name="P2">「小型機だよ！　小型機だよ！」</text:p>
      <text:p text:style-name="P2">十二歳の伸一が亢奮した眼色になって、駈けだしながら小さい健吉の頭に頭巾をのせ、壕へつれて入った。三日ばかり前この附近の飛行場と軍事施設とが終日空爆をうけたときも、来たのは小型機の大編隊であった。</text:p>
      <text:p text:style-name="P2">「母さん、早くってば！　今のうち、今のうち！」</text:p>
      <text:p text:style-name="P2">小枝が病弱な上の女の児を抱いて一番奥に坐り、一家がぎっしりよりかたまっている手掘りの壕の上には夏草が繁っていた。健吉が飽きて泣きたい顔になると、ひろ子はその夏草の小さい花を採って丸い手に持たせ、即席のおはなしをきかせるのであった。この日は、三時間あまりで十一時半になると、急にぴたりと静かになった。</text:p>
      <text:p text:style-name="P2">Le 15, l<text:span text:style-name="T35">a</text:span> si<text:span text:style-name="T35">rène </text:span>retentit alors que le dîner, <text:span text:style-name="T35">pris en retard, </text:span>était à peine terminé.</text:p>
      <text:p text:style-name="P2">« Petits avions ! Petits avions ! » Shin’ichi, 12 ans, les yeux <text:span text:style-name="T10">brillants d’</text:span>excit<text:span text:style-name="T10">ation</text:span>, se précipita, posa un casque sur la tête du petit Kenkichi et l'e<text:span text:style-name="T10">ntra</text:span><text:span text:style-name="T11">î</text:span>na dans l'abri. <text:span text:style-name="T10">T</text:span>rois jours <text:span text:style-name="T10">auparavant</text:span>, lorsque l'aérodrome <text:span text:style-name="T10">voisin </text:span>et les installations militaires <text:span text:style-name="T10">avaie</text:span>nt été bombardés toute la journée, c'était <text:span text:style-name="T10">aussi </text:span>une grande formation de petits avions qui <text:span text:style-name="T10">av</text:span>ait <text:span text:style-name="T10">attaqué</text:span>.</text:p>
      <text:p text:style-name="P2">« Maman, dépêche-toi ! Maintenant, maintenant ! » Kozue, tenant dans ses bras sa fille aînée, <text:span text:style-name="T28">à la </text:span>santé fragile, s'assit au fond de l'abri creusé à la main, où la famille était entassée. <text:span text:style-name="T28">Au </text:span>dessus de l'abri, les herbes d'été étaient <text:span text:style-name="T35">abond</text:span>antes. Lorsque Kenkichi s'ennuyait <text:span text:style-name="T35">ou</text:span> menaçait de pleurer, Hiroko cueillait de petites fleurs de ces herbes d'été, les mettait dans sa main ronde et lui racontait des histoires <text:span text:style-name="T28">qu’elle </text:span>improvis<text:span text:style-name="T28">ait</text:span>. Ce jour-là, vers 11h30, après plus de trois heures, le calme revint soudainement.</text:p>
      <text:p text:style-name="P2">「変だねえ。ほんとにもういないよ」</text:p>
      <text:p text:style-name="P2">望遠鏡をもって、壕のてっぺんからあっちこっちの空を眺めながら、伸一がけげんそうに大声を出した。きのうまでは小型機が来たとなったらいつも西日が傾くまで、くりかえし、くりかえし襲撃されていたのであった。</text:p>
      <text:p text:style-name="P2"><text:soft-page-break/>「珍しいこともあるものねえ」</text:p>
      <text:p text:style-name="P2">「昼飯でもたべにかえったんだろう。どうせ又来るさ」</text:p>
      <text:p text:style-name="P2">« C'est étrange. Ils sont vraiment partis », dit Shin’ichi d'une voix forte et dubitative, <text:span text:style-name="T35">qui</text:span> regarda<text:span text:style-name="T35">i</text:span>t le ciel de tous les côtés avec des jumelles depuis le <text:span text:style-name="T35">haut</text:span> de l'abri. Jusqu'à hier, lorsque les petits avions arrivaient, ils attaquaient sans cesse, jusqu'à ce que le soleil couchant <text:span text:style-name="T35">disparaisse</text:span>.</text:p>
      <text:p text:style-name="P2">« C'est <text:span text:style-name="T35">bizarre</text:span>, ça .»</text:p>
      <text:p text:style-name="P2">« Ils sont sûrement rentrés déjeuner. Ils <text:span text:style-name="T35">vont s</text:span><text:span text:style-name="T14">ûrement </text:span>rev<text:span text:style-name="T35">enir</text:span>. »</text:p>
      <text:p text:style-name="P2">そんなことを云いながら、それでも軽いこころもちになって、ぞろぞろ壕を出た。そして、みんな茶の間へ戻って来た。</text:p>
      <text:p text:style-name="P2">「御飯、どうなさる？　放送をきいてからにしましょうか」</text:p>
      <text:p text:style-name="P2">きょう、正午に重大放送があるから必ず聴くように、と予告されていたのであった。</text:p>
      <text:p text:style-name="P2">「それでいいだろう、けさおそかったから。――姉さん、平気かい？」</text:p>
      <text:p text:style-name="P2">「わたしは大丈夫だわ」</text:p>
      <text:p text:style-name="P2">Tout en disant cela, ils se sentaient un peu plus légers et sortirent de l'abri les uns après les autres. Puis, ils revinrent tous dans la salle de séjour.</text:p>
      <text:p text:style-name="P2">« Que faisons-nous pour le repas ? Attendons-nous la fin de la diffusion ? »</text:p>
      <text:p text:style-name="P2">On avait annoncé qu'il y aurait une diffusion importante à midi aujourd'hui, et qu'il fallait absolument l'écouter.</text:p>
      <text:p text:style-name="P2">« C'est une bonne idée, on a déjeuné tard ce matin. — Ça va, grande sœur ? »</text:p>
      <text:p text:style-name="P2">« Oui, ça va. »</text:p>
      <text:p text:style-name="P2">伸一が、柱時計を見てラジオのスイッチ係りになった。やがて録音された天皇の声が伝えられて来た。電圧が下っていて、気力に乏しい、文句の難かしいその音声は、いかにも聴きとりにくかった。伸一は、天皇というものの声が珍しくて、よく聴こうとしきりに調節した。一番調子のいいところで、やっと文句がわかる程度である。健吉も、小枝の膝に腰かけておとなしく瞬きしている。段々進んで「ポツ<text:soft-page-break/>ダム宣言を受諾せざるを得ず」という意味の文句がかすかに聞えた。ひろ子は思わず、縁側よりに居た場所から、ラジオのそばまで、にじりよって行った。耳を圧しつけるようにして聴いた。まわりくどい、すぐに分らないような形式を選んで表現されているが、これは<text:span text:style-name="T23">無条件降伏</text:span>の宣言である。天皇の声が絶えるとすぐ、ひろ子は、</text:p>
      <text:p text:style-name="P4">「わかった？」と、弟夫婦を顧みた。</text:p>
      <text:p text:style-name="P4">「無条件降伏よ」</text:p>
      <text:p text:style-name="P4">Shin’ichi regarda <text:span text:style-name="T36">la pendule</text:span> et se chargea d’allumer la radio. Bientôt, la voix enregistrée de l’Empereur f<text:span text:style-name="T18">u</text:span>t <text:span text:style-name="T18">difusée</text:span>. À cause d’<text:span text:style-name="T37">une</text:span> tension électrique <text:span text:style-name="T37">trop basse</text:span>, le son était faible, hésitant, et les paroles, exprimées dans un langage difficile, étaient particulièrement <text:span text:style-name="T37">difficiles</text:span> à comprendre. Intrigué par le simple fait d’entendre la voix de l’Empereur, Shin’ichi s’efforça d’affiner le réglage pour mieux écouter. Même <text:span text:style-name="T37">avec le</text:span> meilleur réglage possible, il n’arrivait qu’à saisir quelques bribes de phrases. Kenkichi, assis sagement sur les genoux de Ko<text:span text:style-name="T38">zue</text:span>, clignait des yeux en silence. Puis, peu à peu, une phrase se dégagea faiblement du brouhaha : « Nous n’avons d’autre choix que d’accepter la Déclaration de Potsdam. » À ces mots, Hiroko, qui se trouvait près du porche, se glissa instinctivement jusqu’à la radio. Elle colla presque son oreille contre l’appareil pour mieux entendre. Les paroles étaient alambiquées, formulées de manière détournée, comme pour en masquer le sens immédiat. Mais il n’y avait aucun doute : c’était une déclaration de capitulation sans conditions. Dès que la voix de l’Empereur s’éteignit, Hiroko se tourna vers son frère et sa belle-sœur et leur demanda :</text:p>
      <text:p text:style-name="P4">« Vous avez compris ? »</text:p>
      <text:p text:style-name="P4">Puis, d’un ton clair, elle ajouta :</text:p>
      <text:p text:style-name="P4">« C’est une capitulation sans conditions. »</text:p>
      <text:p text:style-name="Caption">無条件降伏 [むじょうけんこうふく] unconditional surrender</text:p>
      <text:p text:style-name="P2">続けて、内閣<text:span text:style-name="T23">告諭</text:span>というのが放送された。そして、それも終った。一人としてものを云うものがない。ややあって一言、行雄が<text:span text:style-name="T23">あきれはてた</text:span>ように呻いた。</text:p>
      <text:p text:style-name="P2">「――おそれいったもんだ」</text:p>
      <text:p text:style-name="P2">そのときになってひろ子は、周囲の<text:span text:style-name="T23">寂寞</text:span>におどろいた。大気は八月<text:soft-page-break/>の真昼の炎暑に燃え、耕地も山も無限の熱気につつまれている。が、村じゅうは、物音一つしなかった。寂として声なし。全身に、ひろ子はそれを感じた。八月十五日の正午から午後一時まで、日本じゅうが、<text:span text:style-name="T23">森閑</text:span>として声をのんでいる間に、歴史はその巨大な頁を音なくめくったのであった。東北の小さい田舎町までも、暑さとともに凝固させた深い沈黙は、これ迄ひろ子個人の生活にも苦しかったひどい歴史の<text:span text:style-name="T23">悶絶</text:span>の瞬間でなくて、何であったろう。ひろ子は、身内が<text:span text:style-name="T23">顫</text:span>えるようになって来るのを制しかねた。</text:p>
      <text:p text:style-name="P2">Ensuite, une proclamation du cabinet <text:span text:style-name="T18">impérial</text:span> fut diffusée. Puis, cela aussi se termina. Personne ne disait rien. Après un moment, <text:span text:style-name="T38">Iku</text:span>o laissa échapper un gémissement, comme abasourdi :</text:p>
      <text:p text:style-name="P5">« — <text:span text:style-name="T19">C’est renversant</text:span>. »</text:p>
      <text:p text:style-name="P6">Ce n’est qu’alors qu<text:span text:style-name="T19">e </text:span>Hiroko prit pleinement conscience du silence qui l’entourait. L'atmosphère brûlait de la chaleur <text:s/>d'août <text:span text:style-name="T19">en plein midi</text:span>, <text:span text:style-name="T19">qui </text:span>envelopp<text:span text:style-name="T19">ait</text:span> les champs et les montagnes. <text:span text:style-name="T19">Et pourtant, dans tout le village, pas un seul bruit. Pas un murmure.</text:span> <text:s/>Hiroko le <text:span text:style-name="T19">r</text:span><text:span text:style-name="T39">e</text:span><text:span text:style-name="T19">s</text:span>sentait dans tout son corps. <text:span text:style-name="T20">Entre</text:span> midi à 13 heures <text:span text:style-name="T20">en ce</text:span> 15 août, le Japon entier avait retenu son souffle dans un mutisme profond, tandis que l’Histoire tournait silencieusement l’une de ses pages les plus monumentales. Même cette petite ville rurale du Tōhoku, figée sous l’écrasante chaleur estivale, n’échappait pas à cette immobilité solennelle. Et ce moment d’étouffement historique, cette agonie silencieuse du passé, n’était-il pas aussi le reflet du long supplice qu’avait été la propre existence d<text:span text:style-name="T20">e </text:span>Hiroko jusqu’à ce jour ? Hiroko ne pouvait retenir le tremblement qui commençait à l'envahir.</text:p>
      <text:p text:style-name="Caption">告諭 [こくゆ] official notice</text:p>
      <text:p text:style-name="Caption">あきれ果てる [あきれはてる] to be flabbergasted, dumbfounded</text:p>
      <text:p text:style-name="Caption">恐れ入る [おそれいる] to be sorry; to feel small</text:p>
      <text:p text:style-name="Caption">寂寞 [せきばく] lonely; desolate; deserted; forlorn</text:p>
      <text:p text:style-name="Caption">森閑, 深閑 [しんかん] silent; still; quiet; hushed</text:p>
      <text:p text:style-name="Caption">凝固 [ぎょうこ] coagulation; freezing; solidification</text:p>
      <text:p text:style-name="Caption">悶絶 [もんぜつ] fainting in agony</text:p>
      <text:p text:style-name="Caption"><text:span text:style-name="T23">顫 / </text:span>震える [ふるえる] to shiver / shake / quake / tremble ...</text:p>
      <text:p text:style-name="P2">健吉を抱いたまま小枝が縁側に出て、そっと涙を拭いた。云いつく<text:soft-page-break/>せない<text:span text:style-name="T22">安堵</text:span>と<text:span text:style-name="T22">気落</text:span>ちとが、夜の間も脱ぐことのなかった、主婦らしいそのもんぺのうしろ姿にあらわれている。</text:p>
      <text:p text:style-name="P2">伸一が、日やけした頬をいくらか総毛立たせた顔つきで、父親の方からひろ子へと視線をうつした。</text:p>
      <text:p text:style-name="P2">「おばちゃん、戦争がすんだの？」</text:p>
      <text:p text:style-name="P2">「すんだよ」</text:p>
      <text:p text:style-name="P2">「日本が敗けたの？」</text:p>
      <text:p text:style-name="P2">「ああ。敗けた」</text:p>
      <text:p text:style-name="P2">「無条件降伏？　ほんと？」</text:p>
      <text:p text:style-name="P6">Ko<text:span text:style-name="T20">zue</text:span> sortit sur le <text:span text:style-name="T7">engawa</text:span> <text:span text:style-name="T39">[</text:span><text:span text:style-name="T21">corridor extérieur)</text:span><text:span text:style-name="T39">]</text:span>, Kenkichi dans les bras, et essuya discrètement ses larmes. Un mélange indescriptible de soulagement et d’abattement se lisait dans son dos, dans <text:span text:style-name="T39">sa</text:span> posture marquée par la fatigue, toujours vêtue de son <text:span text:style-name="T7">monp</text:span><text:span text:style-name="T8">é</text:span> qu’elle n’avait pas quitté même durant la nuit. <text:s/></text:p>
      <text:p text:style-name="P6">Shin’ichi, avec un visage où ses joues bronzées avaient les poils légèrement hérissés, <text:s/>tourna <text:span text:style-name="T39">le</text:span> regard de son père vers Hiroko. <text:s/></text:p>
      <text:p text:style-name="P6">— Tante, la guerre est finie ? <text:s/></text:p>
      <text:p text:style-name="P6">— Oui, elle est finie. <text:s/></text:p>
      <text:p text:style-name="P6">— Le Japon a perdu ? <text:s/></text:p>
      <text:p text:style-name="P6">— Oui, il a perdu. <text:s/></text:p>
      <text:p text:style-name="P6">— Une capitulation sans conditions ? Vraiment ? <text:s/></text:p>
      <text:p text:style-name="P2">少年の清潔なおもてに、そのことは我が身にもかかわる<text:span text:style-name="T23">屈辱</text:span>と感じる表情がみなぎっているのを見ると、ひろ子はいじらしさと同時に、<text:span text:style-name="T23">漠然</text:span>としたおそれを感じた。伸一は正直に信じていたのだ、日本が勝つものだと。――しばらく考えていてひろ子は甥にゆっくりと云った。</text:p>
      <text:p text:style-name="P2">「伸ちゃん、今日までね、学校でもどこでも、日本は勝つとばかりおそわったろう？　おばちゃんは、随分話したいときがあったけれど、伸ちゃんは小さいから、学校できかされることと、うちできくことと、余り反対だと、どっちが本当かと思って困るだろうと思ったのさ。だから黙っていたのよ」</text:p>
      <text:p text:style-name="P7"><text:soft-page-break/>Sur le visage juvénile et pur du garçon, Hiroko vit se refléter la douleur d’une humiliation personnelle. En même temps qu’elle éprouvait une tendresse infinie pour lui, un vague sentiment de crainte la saisit. <text:s/>Shin’ichi avait cru, honnêtement et sans réserve, que le Japon allait gagner. <text:s/>Après un moment de réflexion, Hiroko lui répondit lentement : <text:s/></text:p>
      <text:p text:style-name="P7">“Shin’ichi, jusqu’à aujourd’hui, que ce soit à l’école ou ailleurs, on t’a toujours appris que le Japon allait gagner, n’est-ce pas ? <text:s/>Moi aussi, il y a eu bien des fois où j’ai voulu t’en parler. Mais tu es encore jeune. Si à l’école on te dit une chose et qu’à la maison tu entends le contraire, tu ne saurais plus quoi croire, tu serais perdu. C’est pour cela que je me suis tue.”</text:p>
      <text:p text:style-name="Caption">屈辱 [くつじょく] disgrace; humiliation</text:p>
      <text:p text:style-name="Caption">漠然 [ばくぜん] vague; obscure; indistinct; hazy; ambiguous</text:p>
      <text:p text:style-name="P7">戦争の十四年間、行雄の一家は、初から終りまで、<text:span text:style-name="T23">惨禍</text:span>のふちをそーっと廻って、最小限の打撃でさけとおして来ていた。主人の行雄が、本人にとっては何の不自由もない些細な身体上の欠点から兵役免除になっていた。それが、そういう生活のやれた決定的な理由であった。<text:span text:style-name="T23">所謂</text:span>平和建設の建築技師である行雄は<text:span text:style-name="T23">経済封鎖</text:span>にあっていた。手元も詰りながら、一般のインフレーションの余波で何とか<text:span text:style-name="T23">融通</text:span>がついて、一年半ほど前から祖父が晩年を送ったその田舎の家へ一家で<text:span text:style-name="T23">疎開</text:span>暮しをはじめたのだった。</text:p>
      <text:p text:style-name="P8">Pendant les quatorze années de guerre, du début à la fin, la famille de <text:span text:style-name="T39">Iku</text:span>o avait prudemment contourné les abîmes de la catastrophe, évitant le plus possible les dommages. <text:span text:style-name="T30">Iku</text:span>o,<text:span text:style-name="T40">chef de famille</text:span>, <text:s/>avait été exempté du service militaire en raison d'un défaut physique mineur qui ne le gênait en rien. Ce fut la <text:span text:style-name="T40">principale </text:span>raison qui permit à <text:span text:style-name="T40">sa</text:span> famille de mener cette vie. <text:span text:style-name="T40">I</text:span>ngénieur en construction pour ce qu'on appelait la construction de la paix, <text:span text:style-name="T30">Iku</text:span>o <text:span text:style-name="T40">avait </text:span>é<text:span text:style-name="T40">té</text:span> touché par le blocus économique. Bien que ses finances soient serrées, il réussit à s'en sortir grâce aux retombées de l'inflation générale, et environ un an et demi auparavant, il avait commencé une vie de réfugié avec sa famille dans la maison de campagne où son grand-père avait passé ses dernières années. </text:p>
      <text:p text:style-name="Caption">惨禍 [さんか] calamity; disaster; catastrophe</text:p>
      <text:p text:style-name="Caption">打撃 [だげき] blow; shock; strike; damage</text:p>
      <text:p text:style-name="Caption"><text:soft-page-break/>所謂 [いわゆる] what they call; so-called</text:p>
      <text:p text:style-name="Caption">経済封鎖 [けいざいふうさ] economic blockade; embargo</text:p>
      <text:p text:style-name="Caption">融通 [ゆうずう] lending (money, commodities, etc.); finance; loan</text:p>
      <text:p text:style-name="Caption">疎開 [そかい] evacuation</text:p>
      <text:p text:style-name="P8">戦争中、新聞の報道や大本営発表に、ひろ子が、疑問を感じる折はよくあったし、<text:span text:style-name="T23">野蛮</text:span>だと思ったり、悲惨に耐えがたく思ったりすることがあった。ひろ子の気質で、そのままを口に出した。行雄は、それもそうだねえと煙草をふかしている場合もあったし、時には、姉さんは何でも物を深刻にみすぎるよ。僕たちみたいのものは、結局どうする力もないんだから、聞かされるとおり黙って聞いていりゃいいんだ。そう云って、眼のうちに暗い険しい色をうかべる時もあった。戦争が進むにつれて、行雄の気分はその面がつよくなった。行雄のそういう気持からすれば、息子がきかされる話についても神経の配られるのを感じて、ひろ子はたくさんの云いたいことを黙って暮して来たのであった。</text:p>
      <text:p text:style-name="P8">Pendant <text:span text:style-name="T24">toute</text:span> la guerre, Hiroko avait souvent <text:span text:style-name="T24">eu des doutes </text:span>sur les nouvelles relayées par les journaux et les communiqués du Quartier Général, et il lui arrivait de les trouver barbares ou insupportables de tristesse. <text:span text:style-name="T40">S</text:span>on tempérament <text:span text:style-name="T40">la poussait à </text:span>exprim<text:span text:style-name="T40">er</text:span> directement ce qu'elle pensait. <text:span text:style-name="T40">Iku</text:span>o se contentait parfois de fumer sa cigarette en disant : “Oui, tu n’as pas tort… <text:s/>“, <text:span text:style-name="T40">ou</text:span> parfois, laissa<text:span text:style-name="T25">n</text:span>t transparaître une expression sombre et sévère dans ses yeux, il disait : “Grande sœur, tu prends tout trop au sérieux. De toute façon, des gens comme nous n'ont aucun pouvoir. Alors, autant écouter <text:span text:style-name="T25">en silence </text:span>ce qu'on nous dit.” Au fur et à mesure que la guerre avançait, l'humeur de <text:span text:style-name="T30">Iku</text:span>o se renforçait dans ce sens. Sentant que <text:span text:style-name="T30">Iku</text:span>o <text:span text:style-name="T40">fais</text:span>ait <text:span text:style-name="T40">attention à </text:span>ce que son fils <text:span text:style-name="T26">pouvait </text:span>entend<text:span text:style-name="T26">re</text:span>, Hiroko avait gardé le silence sur beaucoup de choses qu'elle voulait dire.</text:p>
      <text:p text:style-name="Caption">野蛮 [やばん] savage; barbarous; uncivilised</text:p>
      <text:p text:style-name="P9">十五日は、そのままひるから夕方になり、やがて夜になっても、村じゅうの<text:span text:style-name="T23">麻痺</text:span>した静けさは変らなかった。</text:p>
      <text:p text:style-name="P2">翌日、ひろ子は余り久しぶりで、却って身に添いかねる平和な明るさの中でもんぺをぬぎ、網走の刑務所にやられている良人の重吉へ、たよりを書きはじめた。ひろ子が小娘で、まだ祖母が生きていた時<text:soft-page-break/>分、祖父の遺愛の机として、赤銅の<text:span text:style-name="T23">水滴</text:span>だの支那焼の硯屏だのが、きちんと飾られていたその机の上には、今ここで生活している若い親子たちの賑やかでとりまとまりのない日々を反映して、伸一の空襲休暇中の学習予定の下手なプリントや、健吉が忘れて行ってしまった<text:span text:style-name="T23">玉蜀黍</text:span>の噛りかけなどがころがっている。</text:p>
      <text:p text:style-name="P10">Le 15 août, <text:span text:style-name="T26">jusqu’</text:span>au soir <text:span text:style-name="T26">et</text:span> <text:span text:style-name="T25">m</text:span><text:span text:style-name="T13">ême</text:span> <text:span text:style-name="T26">pendant </text:span>la nuit, <text:span text:style-name="T25">le village resta </text:span><text:span text:style-name="T26">paralysé</text:span>.</text:p>
      <text:p text:style-name="P2">Le lendemain, sous une lumière matinale trop paisible, trop sereine pour son cœur encore accablé, Hiroko retira enfin son <text:span text:style-name="T7">monp</text:span><text:span text:style-name="T9">é</text:span>. Puis, dans cet étrange calme revenu, elle se décida à écrire à son mari, Shige<text:span text:style-name="T41">yoshi</text:span>, toujours <text:span text:style-name="T41">détenu à la </text:span>priso<text:span text:style-name="T41">n</text:span> <text:span text:style-name="T41">d’</text:span>Abashiri. <text:s/>Elle s’installa à <text:span text:style-name="T41">son</text:span> bureau, <text:span text:style-name="T41">qu’elle avait </text:span><text:s/>hérité de son grand-père, un meuble qui, jadis, était soigneusement orné d’un encrier en bronze rouge et d’un écran de lettré en porcelaine chinoise. Aujourd’hui, ce même bureau reflétait le chaos de la vie quotidienne : un calendrier scolaire griffonné de travers, destiné <text:span text:style-name="T41">aux </text:span>étude<text:span text:style-name="T41">s</text:span> de Shin’ichi durant les interruptions causées par les bombardements, et un épi de maïs à moitié rongé, oublié là par Kenkichi.</text:p>
      <text:p text:style-name="P16">麻痺 [まひ] (med) paralysis; palsy; stupor</text:p>
      <text:p text:style-name="P16">水滴 [すいてき] <text:span text:style-name="T41">vessel for inkstone </text:span>water</text:p>
      <text:p text:style-name="P16">玉蜀黍 とうもろこし maize</text:p>
      <text:p text:style-name="P17">ひろ子は、少し書いては手を止めて、考えこんだ。網走の高い小さい窓の中で、重吉は、きっともう戦争の終ったことを知っているだろう。十二年の間、獄中に暮しつづけて来た重吉。六月に、東京からそちらへゆく前、面会所の切り窓から「まあ半年か、長くて十ヵ月の疎開だね」と云って笑った重吉。その重吉こそ、どんな心で、このニュースをきいたであろう。ひろ子は、<text:span text:style-name="T23">こみ上げて</text:span>来る声なきかちどきで息苦しいばかりだった。</text:p>
      <text:p text:style-name="P19">Hiroko, après avoir écrit quelques lignes, s'arrêta et se plongea dans ses <text:span text:style-name="T42">réflexions</text:span>. À travers la <text:span text:style-name="T42">lucarne de sa cellule </text:span><text:s/>d'Abashiri, Shige<text:span text:style-name="T41">yoshi</text:span> <text:span text:style-name="T42">a</text:span>vait sûrement <text:span text:style-name="T42">appris</text:span> que la guerre était finie. Shige<text:span text:style-name="T41">yoshi</text:span> qui avait passé douze ans en prison. Avant de <text:span text:style-name="T42">venir ici</text:span> depuis Tokyo, en juin, Shige<text:span text:style-name="T41">yoshi</text:span> avait souri à travers la petite fenêtre de la salle de visite, disant : "Eh bien, ce sera un refuge de six mois, dix mois au plus." Comment Shige<text:span text:style-name="T41">yoshi </text:span><text:s/>avait-il accueilli cette nouvelle ? Hiroko <text:soft-page-break/><text:span text:style-name="T42">se </text:span><text:span text:style-name="T43">mit à suffoquer</text:span>, submergée par <text:span text:style-name="T43">l’émotion</text:span>.</text:p>
      <text:p text:style-name="P16">込み上げる [こみあげる] to well up (of tears, anger, joy, etc.)</text:p>
      <text:p text:style-name="P17">この歳月の間に、ひろ子は検閲のある手紙ばかり千通あまりも書いて来た。いつか変通自在な表現と、お互のわかりあいが出来て、自然の様々な景観の物語などのうちにも、夫と妻との微妙なゆきかいがこめられるようになっているのだった。手紙をかき出して、ひろ子は、いつか習得させられた自分の気の毒なその技術を、邪魔なばかりに感じた。ひろ子は、はっきり、それこそその手紙の眼目としてききたいことがあった。たった一行それだけ書けばいいということがあった。しかし、まだ、それは書けまい。いつお帰りになるでしょう。書きたい言葉はその一行である。ほんとに、重吉はいつ帰れるだろうか。</text:p>
      <text:p text:style-name="P19">Pendant ces années, Hiroko avait écrit plus d'un millier de lettres <text:span text:style-name="T29">qui passaient par</text:span> la censure. Avec le temps, <text:span text:style-name="T29">ils</text:span> avai<text:span text:style-name="T29">en</text:span>t acquis une expression fluide et une compréhension mutuelle, et, même dans <text:span text:style-name="T44">s</text:span>es récits <text:span text:style-name="T44">à propos de</text:span> divers paysages, les subtiles interactions entre mari et femme <text:span text:style-name="T44">s’</text:span>étaient exprimées. Alors qu'elle commençait à écrire <text:span text:style-name="T29">sa</text:span> lettre, Hiroko sentit que cette <text:span text:style-name="T44">habileté</text:span> qu'elle avait a<text:span text:style-name="T44">cqu</text:span>ise avec tant de peine était devenue un fardeau. Hiroko avait une question précise qu'elle voulait poser, qui était l’<text:span text:style-name="T44">objet</text:span> même de cette lettre. Il y avait une seule ligne qu'elle voulait écrire. Mais elle ne pouvait pas encore l'écrire. Quand rentrerez-vous ? Cette ligne, <text:span text:style-name="T44">c’</text:span>était les mots qu'elle voulait écrire. En vérité, quand Shige<text:span text:style-name="T41">yoshi</text:span> pourrait-il rentrer ?</text:p>
      <text:p text:style-name="Caption">検閲 [けんえつ] censorship</text:p>
      <text:p text:style-name="Caption">変通自在 [へんつうじざい] freely adaptable, very flexible</text:p>
      <text:p text:style-name="P2">この十四年ほどの間に、日本の治安維持法は、ナチスの予防拘禁所のシステムまで輸入して、息つくすきも与えないものとなって来た。狭い日本に張りつめたこの重石は、先頃発表されたポツダム会議の決定によれば、直ちにとりのぞかれ、粉砕されるべきものとして示されている。支配者たちは、自分たちのこんな敗北さえも、野良や工場に働く人々には、すぐのみこめないような云いまわしであらわした。そこには、何処かで、出来る丈握っている繩の端を手離すまいと腐心している陰険さがうかがわれるのであった。治安維持法を、どういうやりかたで、どんな範囲で、彼等は処理しようとするのだろうか。</text:p>
      <text:p text:style-name="P2"><text:soft-page-break/>Pendant ces quatorze années, la loi <text:span text:style-name="T44">japonaise </text:span>de préservation de la paix avait importé le système nazi des camps de détention préventive, ne laissant aucun répit. Ce <text:span text:style-name="T45">fardeau</text:span> qui pesait sur le Japon, <text:span text:style-name="T45">si exigu, </text:span>devait, selon l<text:span text:style-name="T45">es</text:span> décision<text:span text:style-name="T45">s annoncées récemmen</text:span><text:span text:style-name="T46">t</text:span> <text:span text:style-name="T45">lors </text:span>de la conférence de Potsdamt, être immédiatement <text:span text:style-name="T46">supprim</text:span>é. <text:span text:style-name="T47">M</text:span>ême <text:span text:style-name="T46">leur propre</text:span> défaite, <text:span text:style-name="T47">l</text:span>es dirigeants <text:span text:style-name="T47">l’</text:span>ont exprimé<text:span text:style-name="T47">e</text:span><text:span text:style-name="T46"> </text:span><text:span text:style-name="T47">par</text:span> des <text:span text:style-name="T46">formules telles</text:span> que les gens <text:span text:style-name="T46">ordinaires, ceux qui </text:span>travaill<text:span text:style-name="T46">e</text:span>nt dans les champs et <text:span text:style-name="T46">dans </text:span>les usines, ne pouvaient pas immédiatement comprendre. On pouvait y déceler <text:span text:style-name="T47">le caractère sournois de personnes qui </text:span>essay<text:span text:style-name="T47">e</text:span>nt de ne pas lâcher le bout de la corde qu'ils t<text:span text:style-name="T47">ienn</text:span>ent encore. Comment les autorités comptent-elles s’y prendre pour gérer cette loi sur la préservation de la paix ?</text:p>
      <text:p text:style-name="Caption">治安維持法 [ちあんいじほう] (law) Peace Preservation Act</text:p>
      <text:p text:style-name="Caption">予防拘禁 [よぼうこうきん] preventive custody</text:p>
      <text:p text:style-name="P2">ひろ子の書く手を止めるのは、この点について、経験した者でなくては想像しにくい程の苦しい不安と警戒とであった。一言、うれしい、という率直な表現をもつことさえも、重吉への手紙の中では安心できなかった。妻であるひろ子の、打ちひろげすぎた感情が、生きるために最小限の条件を確保するためにさえ、根づよく闘わなければならない重吉の体に、見えないところでてきめんな意地わるい仕打ちとして返されて行くようなことがあってはならない。こうして綴る一行一行のうちには、身もだえのように、脈搏つ心のうねりがある。いがぐり頭になって、煉瓦色の獄衣を着て、それでも歴史の前途はいとど明るし、という眼色でいる重吉は、このうねる熱さを彼の掌のなかにうけとった時、自分たち二人が時間と距離とにへだてられつつ、結ばれて生きて来た年月を何と顧るだろう。にわかに急な斜面が展けたような今日の感動を、重吉もぐっと、その胸でこたえている。それが、まざまざと感じとられるのであった。</text:p>
      <text:p text:style-name="P20">Ce qui arrêtait la main d<text:span text:style-name="T29">e </text:span>Hiroko, c'était une anxiété et une vigilance si douloureuses qu'il était difficile pour quiconque n'ayant pas vécu cela de l'imaginer. Même avoir une expression franche de joie était impossible dans une lettre à Jūkichi. Il ne fallait pas que les émotions débordantes d<text:span text:style-name="T29">e </text:span>Hiroko, sa femme, soient retournées contre Shige<text:span text:style-name="T41">yoshi</text:span>, qui devait lutter avec ténacité pour assurer les conditions <text:soft-page-break/>minimales de sa survie, sous forme de mauvais traitements invisibles et immédiats. Chaque ligne qu'elle écrivait contenait un tourbillon de cœur palpitant, comme un spasme. Shige<text:span text:style-name="T41">yoshi</text:span>, avec sa <text:span text:style-name="T42">coupe</text:span> en brosse et son uniforme de prison en brique, mais avec un regard disant que l'avenir de l'histoire était toujours brillant, quand il recevrait cette chaleur tourbillonnante dans sa paume, comment se souviendrait-il des années qu'ils avaient vécues ensemble, séparés par le temps et la distance ? Shige<text:span text:style-name="T41">yoshi</text:span> aussi ressentait profondément l'émotion d'aujourd'hui, comme si une pente raide s'était soudainement ouverte. Cela se ressentait vivement.</text:p>
      <text:p text:style-name="P2">ひろ子が机に向っている障子の外は、つい一昨晩まで、夜じゅう恐怖のうちに開け放されていた縁側である。いくつもの風呂敷包。リュックサック。食糧を入れた石油カン。そういうものが、まだほっぽり出されたまんま、そこにあった。雨戸が一二枚ひき残されていて、その節穴から一筋矢のように暑い日光が薄暗がりに射し込んでいる。亀の子に細引をかけた小型の行李が、丁度その光の矢を浴びている。</text:p>
      <text:p text:style-name="P2">À l'extérieur des portes coulissantes où Hiroko est assise à son bureau, se trouve la véranda qui, jusqu'à l'avant-veille, était ouverte toute la nuit dans la terreur. Plusieurs paquets enveloppés dans des furoshiki. Un sac à dos. Un bidon de pétrole contenant de la nourriture. Ces choses étaient là, toujours éparpillées. Une ou deux portes de pluie avaient été laissées, et un rayon de soleil brûlant, comme une flèche, pénétrait dans la pénombre à travers les nœuds. Un petit coffre à bagages, avec une corde attachée à sa carapace de tortue, était juste baigné par ce rayon de lumière.</text:p>
      <text:p text:style-name="P2">自分も重吉のいる網走へ行って暮そう。文筆上の自由職業をもっているひろ子が、そう決心したのは七月下旬のことだった。何も知らずに、巣鴨宛に書いた重吉への手紙が、網走へ本人を送致したからという役所の附箋つきで戻されて来た。粗末な紙片に、にじむインクで書かれた網走という文字を見たとき、ひろ子は、自分の生きて来た張合が、すーと、遠くへ引き離された感じがした。網走というところは、名前ばかりで知っている。そこへやられた重吉と自分との間には、狭い日本の中ながら幾山河が在る。空襲が益々苛烈になり、上陸戦の噂<text:soft-page-break/>もあったその頃の事情で、この幾山河は、場合によっては、二人の間が何年間か全く遮断されるかもしれないという心配をもたらした。</text:p>
      <text:p text:style-name="P20">Hiroko, qui avait une profession libérale dans l'écriture, avait décidé de vivre à Abashiri avec Shige<text:span text:style-name="T41">yoshi</text:span> à la fin du mois de juillet. Une lettre qu'elle avait écrite à Shige<text:span text:style-name="T41">yoshi</text:span>, adressée à Sugamo sans rien savoir, lui avait été renvoyée avec une note du bureau indiquant qu'il avait été transféré à Abashiri. Quand elle avait vu le mot "Abashiri" écrit à l'encre qui bavait sur le morceau de papier rugueux, Hiroko avait eu l'impression que la raison de sa vie s'était éloignée. Abashiri était un endroit qu'elle connaissait seulement de nom. Entre Shige<text:span text:style-name="T41">yoshi</text:span>, qui avait été envoyé là-bas, et elle, il y avait plusieurs montagnes et rivières, même dans le petit Japon. Avec les raids aériens qui devenaient de plus en plus violents et les rumeurs d'une guerre de débarquement à cette époque, ces montagnes et rivières lui faisaient craindre que les deux puissent être complètement coupés pendant plusieurs années.</text:p>
      <text:p text:style-name="P2">ひろ子は、そこで暮していた東京の弟の留守宅の始末を全速力で片づけて、ともかく東北のこの町へ来た。そして、小一里ある停車場や交通公社へ行って津軽海峡を渡る切符が買えるのを待ちながら、旅の仕度をした。</text:p>
      <text:p text:style-name="P2">ひろ子のいるところでさえ八月になれば、山々の色が変化した。網走には、もう秋の霧が来ているだろう。オホーツク海からの吹雪が道を塞ぐ前に、せめて北海道まで渡りたい。ひろ子は寒いところでの暮しに役立ちそうな物を選んでは、夏の西日の下で小さい行李につめた。知り合いというようなものもいないそこで、どんな生活が出来るのか見当もつかなかった。保護観察所の役人は、くりかえし、ひろ子が行った先で人と交際することを禁じた。もうその頃、海を渡る旅行は体一つでさえ困難になっていた。道具めいた何一つも持っては行けない。それでも、棲むところは網走ひとつに思いきめて、ひろ子は青森が空襲をうける度に、あら、またよ、と歎息した。青森市は焼かれ、連絡船の大半が駄目になったのであった。</text:p>
      <text:p text:style-name="P2">Hiroko avait réglé à toute vitesse les affaires de la maison de son frère à Tokyo, où elle vivait, et était venue dans cette ville du nord-est. Puis, elle s'était préparée pour le voyage, tout en attendant de pouvoir acheter un billet pour traverser <text:soft-page-break/>le détroit de Tsugaru à la gare, à environ un ri, et à l'agence de voyage.</text:p>
      <text:p text:style-name="P2">Même là où se trouvait Hiroko, les couleurs des montagnes avaient changé en août. À Abashiri, le brouillard d'automne devait déjà être arrivé. Avant que le blizzard de la mer d'Okhotsk ne bloque les routes, elle voulait au moins traverser jusqu'à Hokkaido. Hiroko avait choisi des choses qui seraient utiles pour vivre dans un endroit froid et les avait mises dans le petit coffre à bagages sous le soleil couchant de l'été. Elle n'avait aucune idée du genre de vie qu'elle pourrait mener là-bas, où elle ne connaissait personne. Un fonctionnaire du bureau de probation lui avait répété qu'il lui était interdit de fréquenter des gens là où elle allait. À cette époque, il était déjà difficile de voyager à travers la mer, même seul. Il était interdit d'emporter quoi que ce soit qui ressemblait à un outil. Pourtant, elle avait décidé de vivre uniquement à Abashiri, et Hiroko soupirait à chaque fois qu'Aomori était bombardée : "Oh, encore une fois." La ville d'Aomori avait été incendiée et la plupart des ferries avaient été détruits.</text:p>
      <text:p text:style-name="P2">切符が手に入れば、明日にもそちらへ行くと書いた手紙を封筒に入れながら、ひろ子は、ほんとに、この行李が海をこえるのかしらと思った。東京の親切な知人が、つてのない網走へゆくときめたひろ子を思いやって、すこし離れた都会にいる或る人に、紹介をたのんでくれた。待ちかねるほどたって返事が来た。ハガキにせわしい字で、当地も昨今は空襲を蒙るようになった。知人も疎開したり死亡したりしていて御希望に添うような便宜は得にくい、御主人によくお話になり、御渡道はお見合わせになるが然るべく、という意味が書かれていた。</text:p>
      <text:p text:style-name="P2">「御主人によくお話になり」――云いつけで、ひろ子が遠いところへ行きでもするように。――懇篤な紳士と云われる人が、身に迫った戦禍に脅えて、浅く迅く視線を動かして身辺を視ている落付かないさまが、ハガキの面に溢れていた。またそこには、一人の女としてひろ子が体にからめて運んでいる面倒な事情も、おのずから影響していると思えた。</text:p>
      <text:p text:style-name="P2">実の弟の家へ逗留しているというだけなのに、町の特高は、同じ頃そこへ用向で訪ねて来た客たちの関係までを、訊きただした。駐在は<text:soft-page-break/>親切で、お客があるときも、その名と年とを書き出してくれさえすれば、すぐ応急米を渡すから、と小枝に云った。小枝はよろこんでそのとおりにした。特高が来て、どうして知っているかと思うようなつまらない名をいうとき、それはみんな、米とつながる姓名なのであった。どうでしょう！　小枝は、眉をもち上げて首をすくめた。</text:p>
      <text:p text:style-name="P2">それらのあれこれに拘らず、ひろ子は網走へゆこうとしているのだった。</text:p>
      <text:p text:style-name="P2">封筒につかう糊をとりに立ってゆくと、茶の間に、きき馴れない男の声がした。もう大分酔いのまわった高声で、</text:p>
      <text:p text:style-name="P2">「はア、どうも、こういう超非常時ででもねえと、思い切ってこちらさアは来にくくてね」</text:p>
      <text:p text:style-name="P2">行雄が、それに対して、おだやかに応答している。</text:p>
      <text:p text:style-name="P2">「何しろ、もうこうなっちゃあ、酒でも飲むほッか、手はねえです。馬鹿馬鹿しいちゃ、話にもなんねえ。いかがです一杯――わしらの酒でも、はあ満更馬鹿にしたもんじゃない、純綿でやすって――ね、旦那、一杯。つき合いちゅうもんだ」</text:p>
      <text:p text:style-name="P2">ひろ子は、下駄をはいて、杏の樹の陰から台所へまわった。小枝が、一方に柴木を積み上げた土間に跼んで、茶の間のやりとりに耳を傾けながら馬鈴薯の皮をむいていた。</text:p>
      <text:p text:style-name="P2">「お客？」</text:p>
      <text:p text:style-name="P2">こっくりして、小枝が困ったという表情をした。</text:p>
      <text:p text:style-name="P2">「だれ？」</text:p>
      <text:p text:style-name="P2">「与田の音さん」</text:p>
      <text:p text:style-name="P2">町の、統制会社へ出ている男であった。</text:p>
      <text:p text:style-name="P2">ひろ子は、小さい健吉をつれて、往還の角にある郵便局へ手紙を出しに行った。いかにも明治になっての開墾村から町に変った土地らしく、だだっぴろい街道に、きのうまでは軍用トラックとオートバイが疾走しつづけていた。きょうは、そういうものはもう一つも通らない。街道は白っぽく、埃りをため、森閑として人気なく、おしつぶされたように低い家と家との間にある胡瓜畑や南瓜畑の彼方に遠く、三春の山が眺められた。</text:p>
      <text:p text:style-name="P2"><text:soft-page-break/>草道をかえって来ると、茂った杉の木かげの門から、音さんの腕に肩をからまれながら出てゆく行雄のワイシャツ姿が見えた。</text:p>
      <text:p text:style-name="P2">十五日から、ラジオは全国の娯楽放送を中止した。武装解除について、陸海軍人に対する告諭、予科練、各地在郷軍人に与うる訓諭、そういう放送が夜昼くりかえされた。その間に、広島と長崎とを犠牲にした原子爆弾の災害の烈しさと、そのおそろしい威力とについての解説がきこえた。銀行のとりつけを防ぐため、経済は安定であると告げる放送。食糧事情について安心せよという農林大臣の放送。これからは平和日本、文化国日本を再建せよと命じる文部大臣。ラジオが途切れる間の沈黙にも耐えないという風で、次から次へ、諭告は、ひろ子達のいる田舎の町に鳴りつづけた。どの家でも熱心に、ラジオをかけっぱなしにして聴いていた。が、聴いているそれらの顔に滲んでいるのは、云いあらわすに術のない一種の深いあてどなさと疑惑であった。今日までこれ程の思いをさせて、勝つ勝つとひっぱって来た繩を、ぷっつり切って、力の反動でうしろへひっくり返るということさえもないかのように、別な紐をつき出してさあこんどはこれを握れと云われても、人々はどういう心持がするだろう。</text:p>
      <text:p text:style-name="P2">半年ぶりで富井の家の電燈も煌々とついて、昔ながらのすすけた太い柱や板の間をくまなく輝かせるようになった。台所の天井に届く板戸棚の前に、大きくて丸い漬物石がいつの間にか転がっていたのが、ひょっこり目について皆を笑わせたりした。馴れない明るさは、テニス・シャツをブラウス代りに着ているひろ子に、自分の体の輪郭までをくっきり際立って感じさせた。井戸端の電燈がついたので、いつ廊下を通っても閉った雨戸のガラスから、荒れた花壇のある深夜の庭が、はっきり見えた。久しぶりの明るさは、わが家の在り古した隅々を目新しく生き返らせたが、同時に、その明るさは、幾百万の家々で、もう決して還って来ることのない一員が在ることを、どんなにくっきりと、炉ばたの座に照らし出したことだろう。強い光がパッと板の間を走ったとき、ひろ子はよろこびとともにそのことを思いやって鋭い悲哀を感じた。</text:p>
      <text:p text:style-name="P2">夜の明るさが、政府放送のたよりなさと拙劣さとを、ひとしおしみじみと感じさせるような雰囲気のうちに鈴木貫太郎内閣が退陣した。<text:soft-page-break/>そして東久邇の内閣が代った。</text:p>
      <text:h text:style-name="Heading_20_2" text:outline-level="2">二</text:h>
      <text:p text:style-name="P2">杏の樹の下枝へ結びつけた荒繩の輪と納屋の軒下とにかけて、竿がわたしてある。ゆすぎ出した浴衣を、ひろ子は、その竿にかけている。</text:p>
      <text:p text:style-name="P2">納屋では小枝が、馬鈴薯の腐ったのをよりわけていた。その年は、丁度わるい時季に雨が続いて、その地方では、麦も馬鈴薯もひどく傷められた。殺虫剤を入れた噴霧器を裸の背中に背負った五兵衛が、納屋の格子へ立ちよって馬鈴薯の処理を教えていた。</text:p>
      <text:p text:style-name="P2">納屋の話題はいつの間にか変ったと見えて、小枝が、</text:p>
      <text:p text:style-name="P2">「まあ、そうお！　たまげたわねえ」</text:p>
      <text:p text:style-name="P2">土地の言葉と東京弁をまぜこぜにして、独特に愛嬌のある云いかたで感歓しているのがきこえた。</text:p>
      <text:p text:style-name="P2">ひろ子が、二枚めの洗濯ものを腕にかけて来て干しはじめると、</text:p>
      <text:p text:style-name="P2">「おばちゃん」</text:p>
      <text:p text:style-name="P2">小枝が呼びとめた。</text:p>
      <text:p text:style-name="P2">「連隊じゃね、何でもかんでも、持てるだけ持っていけって、わけているんですって。自動車にドラムカンのガソリンまでつけて、もらって行った人があるんですって。――凄いわねえ」</text:p>
      <text:p text:style-name="P2">富井の家の一郭は、開墾村の南よりの端れに近かった。連隊は、北の端にあった。五兵衛の家は、北の町角にあって、連隊には近かった。兵隊たちは、ひもじかったり、茶が飲みたかったりする時には、村じゅうどこと選りごのみなしに南の端の富井の台所の上り框にまで入って来て、腰をかけた。そして、茶を所望したりした。しかし八月十五日以来は兵隊たちの歩く道が、きまった。連隊から、小一里はなれた市中の停車場へ通じる堤下の一本道だけを、続々と兵隊たちが通った。背中の重い荷物で体を二つに折り曲げ、気ぬけした表情の老若の兵士が、重荷で首をうしろへつられる関係上、誰も彼も上眼づかいで、のろのろと、遠くの山並は美しい旧街道を、停車場さして歩いて行った。その街道は五兵衛のところの裏からはじまっている。五兵<text:soft-page-break/>衛一家やそのあたりのものが、おのずから敏い農民の眼で戦争の間から今日まで、どっさりのことを目撃して来たのは当然のことであった。</text:p>
      <text:p text:style-name="P2">「牛肉や豚肉みたいなものまで、とり放題だったんですって」</text:p>
      <text:p text:style-name="P2">主婦らしい羨望が小枝の声に響いた。その頃、一般の家庭ではどこでも、肉類などを買うことが出来ずにいた。</text:p>
      <text:p text:style-name="P2">五兵衛は、小枝の報告ぶりをわきに立ってきいていたが、</text:p>
      <text:p text:style-name="P2">「はア、たまげたね。まあ、無えつうもんはまず無えな。毛布だれ、軍靴だれ、石油、石鹸、純綿類から、全くよくもああ集めたったもんだ。民間に何一つ無えのは、あたり前だね、あれを見れば」</text:p>
      <text:p text:style-name="P2">それを自分の眼で見て来た驚きを、披瀝した。</text:p>
      <text:p text:style-name="P2">「話のほかよ。奴等、背負えるったけ背負って帰れ、って云わっちゃもんだから、はあ、わが体さ四十五貫くくりつけて、営門を這って出た豪傑があります」</text:p>
      <text:p text:style-name="P2">「まあ」</text:p>
      <text:p text:style-name="P2">小枝もひろ子も笑い出した。</text:p>
      <text:p text:style-name="P2">「そりゃそうさね、営門さえ背負って出れば、そいだけは呉れてやるつうんだもん、一生に一遍這う位、何のこたなかッぺ」</text:p>
      <text:p text:style-name="P2">それにつれて五兵衛は、何か自分にもかかわりのあった滑稽なことを思い出したらしく、ハハハと、一人でひどく笑った。</text:p>
      <text:p text:style-name="P2">「さ、畑さ行がねえば。ばっぱさに又ぼやかれるかんな」</text:p>
      <text:p text:style-name="P2">五兵衛が去ったあと、小枝とひろ子とは何とはなしに暫く話のつぎほを失った。</text:p>
      <text:p text:style-name="P2">生活は、かわりはじめていた。</text:p>
      <text:p text:style-name="P2">東久邇内閣は、毎日毎日、くりかえして、武器、軍需品、兵器物資を自分勝手に処分してはならない。秩序を守って、上部からの命令に従えと全国に向って放送しつづけていた。しかし、その警告が現実には却って、早いもの勝ち、今のうちにと、手あたりばったりな掠奪の刺戟となっているように見えた。</text:p>
      <text:p text:style-name="P2">八月十五日から二三日、全く麻痺したようになっていた小さな町が<text:soft-page-break/>正気をとり戻したときは、もう、誰それが何をどの位せしめたそうだ、という風な噂で活況を呈した。</text:p>
      <text:p text:style-name="P2">ひろ子が風呂を貰いに行く農家の勘助のところでは、隠居所のようにして、二間の家を富井の門わきにもっていた。十五日の夜行ったとき、根っ子が低く燃えている夏の炉を囲んで勘助父子は褌一本、女房のおとめは腰巻一つの湯上り姿で、ぐったり首を垂れていた。けれどもこの頃では、三人の様子が変った。何とはなしに絶えず気を配り、敏捷に動き、夜になってから、重いリアカーを父子づれで杉の木の闇へ曳きこんだりすることが多くなった。それにいくらかふれるように、</text:p>
      <text:p text:style-name="P2">「ゆうべはおそくまで御精が出たのね」</text:p>
      <text:p text:style-name="P2">流しのところで小枝が、そう云っても、</text:p>
      <text:p text:style-name="P2">「はあ。なんだかしんねえが、はア……」</text:p>
      <text:p text:style-name="P2">おとめはあいまいに受け流したまま、いそいで井戸ばたの方へ去った。</text:p>
      <text:p text:style-name="P2">これらの、小さいけれども意味深い一つ一つの徴候が、ひろ子の心に感銘を与えつつ重ねられて行った。</text:p>
      <text:p text:style-name="P2">富井の一家のいる村は、市に併合されて町になってから、まだ間のない開墾村であった。明治政府が、大久保利通時代の開発事業の一つとして、何百町歩かの草地を開墾し、遠くの湖水から灌漑用の疏水を引いた。その事業に賛成して、町の資産家たちは「社」を組織して、資金を出した。開墾が出来たとき、「社」の連中は出資額に応じて、田地を分割した。農民は維新で疲弊した東北地方のあちらこちらから移住して来て、初めからこれらの農民の生活は小作として出発された。時代が移っても、小作が多くて、田地もちの少い村であることに変りはなくて、今日まで来たのである。</text:p>
      <text:p text:style-name="P2">恐ろしい戦争がすんだ。村じゅう、気がぬけたようになった。さてそのあと、ここの農民たちの心に、真先に浮んで来る考えは何だろうか。ひろ子は、関心を抑えることが出来なかった。</text:p>
      <text:p text:style-name="P2">八月九日、夕方のラジオで、ソヴェト同盟が日本に宣戦布告した公表があった。そのとき、五兵衛は畑がえりで富井のうちの縁側に休ん<text:soft-page-break/>でいた。迅速に占領された北朝鮮や満州などの戦略地点が報道されると、五兵衛は、野良もんぺを穿いただけの裸の体を、ぺったりとうつ伏せて縁側ごしに畳の上へ汗で黒く光る顔をおとした。</text:p>
      <text:p text:style-name="P2">「日本も、はあ、こんで、仕舞った！」</text:p>
      <text:p text:style-name="P2">ニュースがすんでから、ひろ子が、自分に向って納得のため、というように云った。</text:p>
      <text:p text:style-name="P2">「しかし、此は案外な事なのかもしれないよ。浦塩から日本まで爆撃機で三時間位でしょう。本当に潰す気なら、どうして、そっちをしないで、朝鮮や満州を抑えているのさ、ね？　始りにキッカケがいる、終るにもキッカケがいる、そんなこともあるんじゃないかしら」</text:p>
      <text:p text:style-name="P2">「――なるほどね」</text:p>
      <text:p text:style-name="P2">五兵衛は頬骨の高い顔をもち上げて、渋色になった手拭で顔の汗をふいた。</text:p>
      <text:p text:style-name="P2">「なるほどね、当っているかも知んねえ」</text:p>
      <text:p text:style-name="P2">その五兵衛にしろ、ポツダム宣言というものにつれて、変え得られるものとしての、自分の生活を考えていなかった。五兵衛は富井の土地をかりている。だがその土地について考えていない。</text:p>
      <text:p text:style-name="P2">勘助のうちでは、占領軍が、すべての農作物を徴発してしまうのではないかと、やたらに心配した。ひろ子に、くりかえし、その心配を訴えた。勘助の心配はそこに止った。勘助もよその土地を耕していた。そしてその土地について考えているようでもないのであった。</text:p>
      <text:p text:style-name="P2">人民の歴史が飛躍する大きいテーマの一つと感じられた題目の一つは、少くともこの界隈の農民の欲求として、その時期には把握されていなかった。そのまま種板はもう別の一枚にとりかわって、目先の物資の奪い合いに、焦点がずれて行っているのであった。</text:p>
      <text:p text:style-name="P2">土間で代用食の玉蜀黍の皮をむきながら、小枝はしみじみと述懐した。</text:p>
      <text:p text:style-name="P2">「ほんとうに、この頃はどこの奥さんたちも大したものねえ。かなわないわ……」</text:p>
      <text:p text:style-name="P2">小枝の生れつきは、そういう意味での敏腕ではなかった。主人の行雄と云えば、戦争中、利益にありつく動きかたをする気がなかった通<text:soft-page-break/>り、事情が急変したからと云って、急にどうという賢こげな動きかたもしなかった。富井のうちのぐるり一帯には噂話ばかり横行していて、しかも小枝たちの日常生活には、子供のゴム長靴一足現れるではなかった。律気な小枝は、子供たちのおやつの桃を買うために、夜明から自転車にのって、遠い村まで出かけていた。</text:p>
      <text:p text:style-name="P2">五兵衛たちの話しぶりは一種独特なものになって来た。豚肉が何貫目とか手に入ったという話。食用油を一カンずつ分配したという話。そういう事がみんな、何日か前にすんでしまったとき、さもなければ、もう申込を締切ったというような時になっていつも小枝の耳に入った。</text:p>
      <text:p text:style-name="P2">「まあ。そんなことがあったの！」</text:p>
      <text:p text:style-name="P2">日やけした小枝の頬は、そうきいたとき、ほんの短い間、さっと赧らんだ。その赧らみはすぐ消えた。消えたとき、小枝はもう二度とその話には戻ってゆかなかった。</text:p>
      <text:p text:style-name="P2">そういう小枝を見るのがひろ子には切なかった。日頃、小枝は、近所となりや村じゅうから好意をもってつき合われていた。彼女の勤勉と、人柄のよさが、生活の細々したところで、主婦としての彼女のしのぎよさになっていた。それはそうなのだけれど、そして、今でもそれにちがいないのだけれども、違いないなかに、はっきりちがいが生じて来ている。</text:p>
      <text:p text:style-name="P2">物資にからんでその中心地となっている連隊から、富井の家が遠いからばかりではない。五兵衛たちのぬけ目のない日暮しの才覚が縦横に走っている村人の生活の流れの筋は、富井の屋敷のぐるりを四角く囲んで、白いどくだみの花を咲かせている浅い溝まで来て、ぴたりと止っている。ひろ子は切実に、それを感じた。村の人々の生活の流れはそこまで来て一応とまった。また折れ曲って、次のどこかへ流れ込むにしろ、決して富井の内庭までびたびたと入って来ることはないのである。</text:p>
      <text:p text:style-name="P2">これは、小枝のせいでも、行雄のせいでもなかった。富井という家がこの土地でもって来た家としての性質が、今、はっきりと証明されている意味であった。富井の一家は、村の農民仲間ではない。中学校の教師でもなかった。その人々から見れば、富井のものが自分たちと<text:soft-page-break/>全く一つ利害に立って暮しているとは考えられていない。そういう立場の反映であった。</text:p>
      <text:p text:style-name="P2">ひろ子は、いよいよ重吉のいる網走へ行きたく思った。そこで、ひろ子はたった一人むき出しの生活をしなければならない。思想犯の妻という、狭い暮しであるかもしれない。しかし、そこではひろ子はひろ子なりに、愛されても憎まれても、それはみんな自分に直接かかわることとして生きて行けるだろう。日本は変る。変る波の一つ一つを、ひろ子は重吉の妻としての我が身の立場にはっきり立って、犇々とうけて、生きてみたかった。</text:p>
      <text:p text:style-name="P2">空爆で途絶していた青函連絡船は、今度は復員で一般の人をのせなくなってしまった。</text:p>
      <text:p text:style-name="P2">網走へもって行く筈の行李につめてあった秋の単衣をまたとり出して、ひろ子は駅までの行き来に着た。地図で見れば、小指の幅ほどの海、小さい陸地の裂けめ。眺め、眺めて、とうとうひろ子は、その陸地の裂けめの突端に立って、向う岸を見ていようという気になった。そこで待っていて、いざと乗れる船をつかまえよう。そういう気になった。焼けた青森の地に、バラックを立てて住みはじめたという親しい友達に、ひろ子は自分の計画を相談する手紙を出した。</text:p>
      <text:h text:style-name="Heading_20_2" text:outline-level="2">三</text:h>
      <text:p text:style-name="P2">東京港に碇泊中のミゾリー号の甲板で、無条件降伏の調印がされた。</text:p>
      <text:p text:style-name="P2">ラジオできいていると、その日のミゾリー号の甲板に、ペルリ提督がもって来た星条旗が飾られていたという情景も目に見えるようだった。秋らしい陽の光のとける田舎の風景に、ラジオの声は遠くまで響いた。</text:p>
      <text:p text:style-name="P2">村なかの街道は、どちらへ向いて歩いて行っても山並が見えた。耕地を越して公会堂の円屋根の遙か彼方に連っている山々。農家の馬小屋の間から思いもかけずに展がる目路に高い西の山々。どの山も、秋の山襞を美しく浮き立たせ、冬の近づく人間の暮しを思わせた。ひろ子は、ひとしお網走を恋うた。</text:p>
      <text:p text:style-name="P2"><text:soft-page-break/>そういうある午後、富井の門の内に男の子たちが集まって大さわぎをやっていた。伸一を先頭に金鎚、薪割、棒きれを握った少年たちが、声を限りに大活動をやっている中心には、光る銀灰色に塗られた流線型の小型ボートめいた物がころがっていた。</text:p>
      <text:p text:style-name="P2">パーンと、反響を大きくそれを打つ音がした。</text:p>
      <text:p text:style-name="P2">「アレ！　俺らの手、ズーンちったよ」</text:p>
      <text:p text:style-name="P2">「駄目だてば！　吉川、ここだったら、ホレ！」</text:p>
      <text:p text:style-name="P2">三四人が懸声を合せて、流線型をひっくりかえした。そのはずみに、自分も裸足になって大いに参加していた四つの健吉が、ころんところがされた。</text:p>
      <text:p text:style-name="P2">「健ちゃんがころげたぞ！」</text:p>
      <text:p text:style-name="P2">「なアに、つええなア、もう一つ、ホーラ。でっくり返すべ！」</text:p>
      <text:p text:style-name="P2">稚なごえをはり上げて、「健タン、健タン」と叫びながら起き上った健吉が、またもや勇ましく流線型にとりついて行った。</text:p>
      <text:p text:style-name="P2">それは、飛行機につけるガソリン・タンクであった。こしらえたばかりで戦争が終って、村へ燃料として分配された。銀灰色の塗料から、きつい揮発性の匂いが立った。今は街道じゅうどの家の背戸からもこの匂いがしているのであった。</text:p>
      <text:p text:style-name="P2">縁側に立ってその光景を見物していて、ひろ子は幾度か腹から笑った。小人間たちの嬉しそうなこと！　全く遊戯にうちこんでいる。ガソリン・タンクというものを目の前に見るだけでも一大事件である上に、それをころがし、叩き、のっかってもいい。おまけに、大人は壊してくれと頼んでいるのだ。ワッセッセ！　ワッセッセ！</text:p>
      <text:p text:style-name="P2">ほんとうにこの懸声で、少年たちは三つのタンクをリアカーにつんで、分配所であった国民学校の庭から運びこんで来たのであった。</text:p>
      <text:p text:style-name="P2">戦争が終ってからの、子供たちの遊びぶりがすっかり変った。警報が鳴り出すと、どんな親友でも、又どんなに面白いことをしている最中でも、子供らは一散に家へ駈け帰ってしまった。伸一は、それを悲しがって泣き出したことがあった。</text:p>
      <text:p text:style-name="P2">少年たちが、心も体もとろかして、集ったり散らばったり、穴をきり開いたタンクの胴に入って大海洋上の船を想像したりしてさわいで<text:soft-page-break/>いる光景は、ひろ子を感動させた。平和とは、人間の生活にとって何であるか。それを深く感じさせた。</text:p>
      <text:p text:style-name="P2">そのとき、門柱のところからすーと、片脚を自転車からおろして、郵便配達夫が、内庭へのり入れて来た。</text:p>
      <text:p text:style-name="P2">「おばちゃーん！　ハンコだって」</text:p>
      <text:p text:style-name="P2">寸刻をおしむような声で、伸一が叫んだ。</text:p>
      <text:p text:style-name="P2">「どちらの？　富井の？　それとも石田？」</text:p>
      <text:p text:style-name="P2">「石田さんのハンコ」</text:p>
      <text:p text:style-name="P2">来たのは書留速達であった。石田の母から来ている。立ったまま、ひろ子は封を切った。母は型どおりの時候の挨拶をのべ、秋めきましたが、とひろ子の安否をたずねている。</text:p>
      <text:p text:style-name="P2">読んで行って、ひろ子は、思わず一二歩体を動かした。誰かに訴えようとするように、少し口をあいて顔をもたげた。広島で重吉の弟の直次が生死不明となっているのであった。</text:p>
      <text:p text:style-name="P2">直次は、三度目の応召で広島に入隊した。それは、七月中旬のことであった。只今となれば、いずれ内地勤務のことと存じ、という母の手紙を、ひろ子も同じかすかな安堵でよろこんで読んだ。八月四日に直次は休暇で帰って来た。そして、五日の夕刻、いそいで隊へ戻った、六日の朝、丁度朝食の時間に、広島の未曾有の爆撃があった。</text:p>
      <text:p text:style-name="P2">営内のトラックに三日後までいるのを見たという者があるが、詳しくは何一つ分らない。絶望としか思えませんが、せめては死に場所なりと知りたくて。――</text:p>
      <text:p text:style-name="P2">汗ばんでいたひろ子の体が、小刻みに顫えた。二番目の弟の進三はもう四年南方に出征したままである。四つと二つの男の児をもつ直次の妻の、つや子の卵形の若々しい顔と古風な眼ざしが迫って来て、ひろ子はますます息苦しくなった。</text:p>
      <text:p text:style-name="P2">小枝は、さっきから人参を貰いに出かけて留守である。少年たちの歓声は、午後の中に愈々高まり愈々燃え生きて育ってゆくものの生命の力に溢れている。ひろ子は嗚咽した。</text:p>
      <text:p text:style-name="P2">母のこれからの暮し、つや子と子供らの生涯、ひろ子にとって、それらは、みんな自分の生活のなかのことであった。母はどれだけかの<text:soft-page-break/>辛棒で、重吉たちのこれまでの生活からうける打撃を持ちこたえて来た。直次が居り進三が居る。それだからこそ、重吉もひろ子も云いつくせない安心があった。</text:p>
      <text:p text:style-name="P2">母のこころのうちを思うと、ひろ子は、その手を頂いて額に当てたい気がした。</text:p>
      <text:p text:style-name="P2">籐椅子のおいてあるところ迄来て、ひろ子はそこに腰かけた。同じ籐の小さい円卓の上に母の手紙をひろげたままおいた。</text:p>
      <text:p text:style-name="P2">重吉は、このことについて何と考えるだろう。母は、おそらくひろ子に書いたと前後して、重吉にも手紙を出したにちがいない。</text:p>
      <text:p text:style-name="P2">重吉が、母の見舞にゆくようにとひろ子に云っていたのは、久しい前からのことであった。母の住んでいる所が最近特別な軍事都市になって、バスの中にさえ憲兵と書いた腕章の兵士がきっと一人はのっていた。その空気を思うと、ひろ子は行き渋っていた。この手紙を受けとってからも、猶ひろ子が網走行きに執着しているのと、そちらはやめて、母のところへ行くのと、どちらが重吉にとって、気がすむことだろう。</text:p>
      <text:p text:style-name="P2">しばらくして、帰って来た小枝が健吉を呼んでいる声がした。まだ土間に立ったままでいる小枝のところへ行って、ひろ子は母の手紙をわたした。</text:p>
      <text:p text:style-name="P2">「ちょいと、読んで」</text:p>
      <text:p text:style-name="P2">「何かあったの？」</text:p>
      <text:p text:style-name="P2">眼を走らせて、小枝は蒼くなった顔でひろ子を見上げた。</text:p>
      <text:p text:style-name="P2">「おばちゃん。――どうなさる？」</text:p>
      <text:p text:style-name="P2">「行かなけりゃ。重吉さんは、きっと私がそうすると思うだろうと思うわ」</text:p>
      <text:p text:style-name="P2">「でも――何てことでしょう！」</text:p>
      <text:p text:style-name="P2">行雄も、やがて自転車で戻った。</text:p>
      <text:p text:style-name="P2">「じゃ、切符は僕が何とか手配しましょう。姉さん、すぐ荷づくりなさいよ」</text:p>
      <text:p text:style-name="P2">話をきくと、行雄がそう云った。</text:p>
      <text:p text:style-name="P2"><text:soft-page-break/>「姉さんが歩いて行っちゃひと仕事だが、僕は自転車だから何でもないよ」</text:p>
      <text:p text:style-name="P2">こういう調子で、行雄がひろ子の行動にのり出してくれるのは日頃ないことであった。</text:p>
      <text:p text:style-name="P2">「でも大丈夫かなあ？　一人で……何しろ凄いよ、今の汽車は……」</text:p>
      <text:p text:style-name="P2">「私もそれが心配なのよ」</text:p>
      <text:p text:style-name="P2">「仕方がないわ」</text:p>
      <text:p text:style-name="P2">ここの田舎へ来るうちにも、そのひどさは十分身にしみている。ひろ子は、弁当だけもって行くつもりであった。</text:p>
      <text:p text:style-name="P2">「ここでいくら苦心したって、又どうせ東京で乗換えなけりゃならないんだもの」</text:p>
      <text:p text:style-name="P2">「夜行でない方が安全だよ、同じことにしても……」</text:p>
      <text:p text:style-name="P2">東側の縁側へ行って、ひろ子は例の行李を開いた。広島のことをラジオできいたとき、ひろ子はすぐ安否をきいてやった。きょうの速達は十八日に田舎の局のスタンプがおされている。ひろ子の手紙とはゆきちがった。そして、これは二十日目についた。</text:p>
      <text:p text:style-name="P2">母やつや子が、直次のことを知ったのは、既に十一二日ごろのことであった。偶然、直次と同じ班の友達が、ふらりと、</text:p>
      <text:p text:style-name="P2">「直次君、戻ってでありますか」と店先へ訪ねて来た。</text:p>
      <text:p text:style-name="P2">「いえ、戻って居りませんが……どうでありますか」</text:p>
      <text:p text:style-name="P2">話はそのようにして初めて耳に入ったのであった。</text:p>
      <text:p text:style-name="P2">ひろ子は、行李の中のものをすっかり出して、大風呂敷へうつした。仕事の用意をすこしと、そして底の方へ喪服を入れた。</text:p>
      <text:p text:style-name="P2">直次が、除隊後第一回の応召のとき、母はひろ子をつれて、わざわざ讃岐の琴平へ詣った。雨が降り出した。下の土産屋で、番傘と下駄とをかり、下界から吹き上げる風に重い傘を煽られまいとして、数百段の石段を本堂まで登りつめたとき、ひろ子は脚がふるえて動けないようだった。雨にうたれながら、母はお守りを貰ったり、祈祷をさせたりした。母ばかりでなく、何十人もの男女がそのあたりを右往左往<text:soft-page-break/>しているのであった。なかには裸足で髪の上から油紙をかぶりお百度をふんでいる若い女もあった。杉の大木の梢すれすれに寄進された幾本もの祝出征の幟旗が立ち並んでいた。武運長久を願ってのことだが、五月雨に濡れそぼり、染色を流したそれらののぼり旗は暗い木下蔭で、幽霊じみて見えた。</text:p>
      <text:p text:style-name="P2">「直次の出征のときの旗をもって来ようかと思ったが、却ってもって来なんでよかった、のう、あんた」</text:p>
      <text:p text:style-name="P2">ひろ子の耳へ顔を近づけて母がそうささやいた。その母の一心に上気に上気した顔にかかるおくれ毛や眉毛に、雨のしずくが光った。</text:p>
      <text:p text:style-name="P2">荷物をつめかえているひろ子は、家族的な追憶にみたされた。それは厳粛で、きびしい戦争をとおして営まれる日本の庶民のつましい生活の網目にみちているのであった。</text:p>
      <text:p text:style-name="P2">網走へ、と思ってこの行李をつめるとき、ひろ子の胸には一筋のうたの思いがあった。選んで入れる一つ一つの布について、そのうたはひろ子の胸に鳴った。そのうたの思いは、このような形で現実の内容をもって来た。</text:p>
      <text:p text:style-name="P2">労苦に備える勇気のこもった気持で、翌日ひろ子は街道をあちこち歩いて、移動の手続きをしたり、旅行外食券に代えたりした。</text:p>
      <text:h text:style-name="Heading_20_2" text:outline-level="2">四</text:h>
      <text:p text:style-name="P2">運よく、その列車の中でひろ子は座席がとれた。</text:p>
      <text:p text:style-name="P2">その代り、坐ったと思ったらもう動けなくて、送って来た小枝に声さえかけられなかった。</text:p>
      <text:p text:style-name="P2">駅を出るとじき、通路にまで立っている旅客をかきわけて、</text:p>
      <text:p text:style-name="P2">「検札をいたします」</text:p>
      <text:p text:style-name="P2">中年の大柄な車掌が、巻ゲートルで入って来た。</text:p>
      <text:p text:style-name="P2">「これは二等車ですから、乗車駅から三倍の賃銀を払って頂きます」</text:p>
      <text:p text:style-name="P2">そういう声につれて、後部で押し問答がはじまった。押し問答の尾をひいたまま、ひろ子のところへ来た。切符を出して見せた。鉛筆で切符のうらにしるしをつけて、先へ行くかと思ったら骨っぽい指をの<text:soft-page-break/>ばして、</text:p>
      <text:p text:style-name="P2">「それは御使用ずみか？」</text:p>
      <text:p text:style-name="P2">と、ひろ子が手にもっていた裂地づくりの紙入れをさした。その意味がすぐのみこめなくて、ひろ子は、見せた切符を挾んでおいた黄色い内側を開けたまま、</text:p>
      <text:p text:style-name="P2">「どれかしら」</text:p>
      <text:p text:style-name="P2">「これは御使用ずみですか」</text:p>
      <text:p text:style-name="P2">同じ切符入に挾んであった山の手線のまだ使ってない切符をぬきとった。そして、ぼんやりしたひろ子が、一言も云わないうちに、</text:p>
      <text:p text:style-name="P2">「頂いておきます」そして、次の番へ移った。</text:p>
      <text:p text:style-name="P2">その頃、地方新聞は不正乗車の激増を大きく扱っていた。ひろ子の乗った駅から小一時間先の大きな駅では、毎日二百人以上の不正乗客があって、それは益々増加しつつあると書かれていた。この列車は、その都会が始発である。車掌は気を立てている。いかにも過労らしい、肉のつくゆとりのない肩のあたりで制服は色あせている。この車掌が、山の手線の切符に対してまで責任を負う必要があるのかないのか分らなかったが、ひろ子はむしろ車掌の癇癪に同情した。鉄道従業員たちは、機銃の恐怖の中であれだけの努力をしとおした。復員、進駐と、その後寸暇も与えられていないのであった。</text:p>
      <text:p text:style-name="P2">ひろ子の斜隣りで、二十歳をすこし出たばかりの海軍士官の外套を着た神経質な顔つきの男が、まだ少年の丸い顔をした部下らしい青年をつれて大荷物をもちこんでいた。それが、紙片を出して問答している。</text:p>
      <text:p text:style-name="P2">車掌は紙片をとり上げて、前進した。この間に、さっき後部で開始された悶着の相手が車掌に追いついて来た。</text:p>
      <text:p text:style-name="P2">「おい、車掌さん。そんなへちがてえことを云ったって、一文だってお前の得になる訳じゃあるめえし、いいだろう？　たのむぜ」</text:p>
      <text:p text:style-name="P2">国防服の前ボタンをすっかりあけはだけて、シャツの胸を見せている巻ゲートルは、狎れ狎れしい大声を出した。</text:p>
      <text:p text:style-name="P2">「おい、車掌」</text:p>
      <text:p text:style-name="P2">車掌は、背中に平手うちでもくらったように素早く振り向いた。</text:p>
      <text:p text:style-name="P2"><text:soft-page-break/>「車掌、とは何です！　はじめっから私の損得で云っているんじゃありません。鉄道省の規則がそうだから、その規則通りにしなければならないんです」</text:p>
      <text:p text:style-name="P2">「いいじゃねえか。どうせこんな滅茶苦茶な世の中になっちまって、今更二等も、へったくれもあるもんか」</text:p>
      <text:p text:style-name="P2">「こんな世の中になったから、なお更キチンとしなけりゃならないんです。勅語は何のために出たんです！」</text:p>
      <text:p text:style-name="P2">ひろ子は、乗り合わせたこの列車が、ただの列車でなかったことを知った。これは明らかに一種の潰走列車である。</text:p>
      <text:p text:style-name="P2">斜隣りの海軍士官がどこかへ立って行って帰って暫くすると、再び車掌が入って来た。荷物をまたぎまたぎ来て、その若い士官の横に立った。</text:p>
      <text:p text:style-name="P2">「じゃ二百八十三円頂きます」</text:p>
      <text:p text:style-name="P2">大股をひらいて座席にかけたままむっとした面持で、蒼い顔の若い士官は大きい紙幣入れをひらき、新しい十円札をつかみ出すようにして車掌に渡した。その代りとして紙片がかえされた。</text:p>
      <text:p text:style-name="P2">「これで事務が片づきましたから申しますが、さっきの雑言は、あれは、どういうわけです」</text:p>
      <text:p text:style-name="P2">ぎごちなく神経のこわばった若い士官は、こんな情況になることとは予想もしなかったらしく、剣相な上眼づかいで、低く何か答えた。</text:p>
      <text:p text:style-name="P2">「生意気だ、気にくわんとおっしゃるが、私のどこに生意気な挙動がありました。不正乗車をしているのは貴方です。私は車掌として事務をとっただけじゃないですか。ひとこと罵倒でもしましたか。じき手続をして上げますと云っただけじゃありませんか」</text:p>
      <text:p text:style-name="P2">言葉にもつまるという激昂で、車掌は青年士官を睨まえた。士官の方も、もう一ヵ月前ならばと文字に読まれる形相で睨み上げている。その面上につばきするように車掌が云い捨てた。</text:p>
      <text:p text:style-name="P2">「あなたのようなのが軍人だから、日本は潰れたんだ！」</text:p>
      <text:p text:style-name="P2">ひろ子は、どちらの顔も見ていられなかった。</text:p>
      <text:p text:style-name="P2">その若い士官の前には、襟章をもいだ制服の陸軍将校がかけていた。となりには、東北のどこかの大きい軍需会社が解散して、東京へ<text:soft-page-break/>還る途中らしい国防服だが、重役風の男がいる。ひろ子の真前にいるのも陸軍の古参将校で、制服の襟章がはぎとられている。</text:p>
      <text:p text:style-name="P2">騒動がしずまって見渡した車室は、網棚から通路から座席の間まで詰めに詰めた大荷物で、乗っているのは男ばかりであった。何かの角度で、軍と関係があったと見える風体の男ばかりであった。女と云えば、ひろ子のほかには子供づれの細君が一人乗り合わしているきりである。</text:p>
      <text:p text:style-name="P2">東北の自然の間を、列車は東京に向って進行した。時々、迷彩代りに、車体へ泥をぬたくったままの列車とすれ違った。復員兵と解除になった徴用工とを満載した有蓋貨車、無蓋貨車とすれ違いながら那須の荒野にかかった。</text:p>
      <text:p text:style-name="P2">線路のすぐそばから灌木の茂みが乱暴にきり開かれて、木の色の生新しいバラック風の大建物が、幾棟も、幾棟も、林の方へ連っている。それらはいま無意味そのもののように、愚劣そのもののように、がらんとして九月の西日に照らされている。</text:p>
      <text:p text:style-name="P2">「これだけだって、ちっとやそっとの無駄じゃない」</text:p>
      <text:p text:style-name="P2">ひろ子の向い側の中老人が呟いた。</text:p>
      <text:p text:style-name="P2">「うけ負った奴は、さぞふんだくったんだろうなあ……」</text:p>
      <text:p text:style-name="P2">並んでかけている将校の視線も、その尨大な濫費物の上に止っていた。しかしその視線は空虚である。中老人は、黙りこんだ。列車は、単調に動揺し車輪の音をたてていよいよ東京へ近く進行する。</text:p>
      <text:p text:style-name="P2">車室にはぎっしり人間が乗っていた。けれども、互を貫くたった一つの共通な気分も興味も示されていなかった。みんながてんでんばらばらであった。めいめいが自分自分にかかずらい、急に変化した自分の利害と見とおしとにかかずらっている。</text:p>
      <text:p text:style-name="P2">海軍士官のとなりの重役風の人物は、事業で損をしなかった人物の円滑さで、向い側の陸軍軍人に、折々四方山ばなしをしかけた。</text:p>
      <text:p text:style-name="P2">「神田辺はのこったそうですな。これで、少しはいい本も出るもんでしょうか」</text:p>
      <text:p text:style-name="P2">軍人は上眼づかいで、</text:p>
      <text:p text:style-name="P2">「さあ……」</text:p>
      <text:p text:style-name="P2"><text:soft-page-break/>それぎりてんでとり合わない。話はそのまま消えてしまった。ずっと先に、白い毛糸の長靴下、しゃれた白い毛織の短ズボン、白の上衣、臙脂色のネクタイをつけ、一目して相当な地位の「南方関係」の男がいた。瀟洒としたその服装と丸顔の上にある不機嫌さは冷酷できたないものの中へ自分が落ちこんだという眼つきで車内の混乱を傍観している。</text:p>
      <text:p text:style-name="P2">ひろ子は、七月の下旬、上野から乗って東北に向った夜行列車の光景を思い出した。混雑は名状出来ず、女は本当に悲鳴をあげた。ひろ子は、人波に圧されて押し込まれ、通路の他人の荷物の上で一夜を明した。しかし、その騒ぎは、同じ空爆を蒙る恐怖に貫かれ、事なかれと願う単純で正直なすべての旅客の希望で一致していた。</text:p>
      <text:p text:style-name="P2">「いい月夜になったねえ。お月見にはもって来いだが、ちいと薄気味がよくないねえ」</text:p>
      <text:p text:style-name="P2">「小山まで無事に行ったらね」</text:p>
      <text:p text:style-name="P2">「ナニ、案ずるより生むがやすいってね」</text:p>
      <text:p text:style-name="P2">流行唄を謡うものがあったりした。ひろ子のわきで、若い女と膝組みにもまれこまれた父親の好色めいた冗談を、その娘が</text:p>
      <text:p text:style-name="P2">「いや、父さんたら。黙ってなさいってば！」</text:p>
      <text:p text:style-name="P2">しきりに小声でたしなめていた。煎り大豆を、わけて食べたりしてひろ子も運ばれて行った。</text:p>
      <text:p text:style-name="P2">今の列車では、万端が全然ちがう。ひろ子の座席の背中に肱をかけて立っている二人連の襟章なしの男たちが、聞かせたそうに、さり気なく大声に喋っていた。</text:p>
      <text:p text:style-name="P2">「おい、山田に会ったか」</text:p>
      <text:p text:style-name="P2">「彼奴はのこるんだろう」</text:p>
      <text:p text:style-name="P2">「そんな筈はねえんだが――奴、要領つかいやがったな」</text:p>
      <text:p text:style-name="P2">何と何とで、と、ひろ子にききとれない軍用語で数えた。</text:p>
      <text:p text:style-name="P2">「俺あ、八千円とちいとばかり貰った」</text:p>
      <text:p text:style-name="P2">「そうなるか……フム、まあ悪かねえなア」</text:p>
      <text:p text:style-name="P2">東京の外郭にある駅へ来たとき、ひろ子は窓からやっと下りた。そ<text:soft-page-break/>の拍子に力をかりたカーキ服の男の腕に目がとまった。その男の白い腕章には英語でミリタリ・ポリスと書かれていた。</text:p>
      <text:h text:style-name="Heading_20_2" text:outline-level="2">五</text:h>
      <text:p text:style-name="P2">好感をこめて、ひろ子は幾度も鮎沢の茶の間の電燈の笠を見あげた。</text:p>
      <text:p text:style-name="P2">網走へゆくときめて、ひろ子が焼けた東京を出発した時分は、もう東北の田舎へ向ってでも荷物の運送が出来ない状態になっていた。しかし、夜具と本だけはどうしても欲しかった。距離にすれば僅かだが、他県に属するその町に住むようになっていた篤子夫妻が、一方ならず斡旋して、ひろ子に力を添えてくれた。</text:p>
      <text:p text:style-name="P2">網走へは行けず、まるで方角の反対な重吉の田舎へ行かなければならなくなった。それらを知らせたいからばかりでなく、幾家族もが留守に入っている弟の家へ、悲しみにある疲れた体で急行券を買ったりするためわり込んで泊る元気がなかったのであった。</text:p>
      <text:p text:style-name="P2">荷物のことで、泊めて貰ったりした夜に、よく警報が鳴った。往来に近い鮎沢の家では、注意ぶかく、ガンドウのような深い遮光笠を茶の間の電燈につけていた。その息苦しい光の輪の下で食事をしたり、話したりした。</text:p>
      <text:p text:style-name="P2">今度来てみると、その笠に、さっぱりと器用な切り抜き模様がついて、ガンドウの裾も工夫よくつめられている。すっかり明るくなるように工夫されて、ともっている。鮎沢の夫妻は、どっちがどうと云えないほど、こういう思いつきはうまかった。手狭な家を、二人のちょっとした工夫で住心地よくして、篤子はもう何年も或る経済関係の研究所に、雄治は専門の西洋史の勉強の傍ら或る出版社に通っていた。</text:p>
      <text:p text:style-name="P2">電燈を明るくしてよいとなったとき、ひろ子が暮していた弟のうちでは、主人公の行雄が、おもむろに戸棚から必要な数だけ白い瀬戸の笠を出して来た。小枝がそれを拭いて、また行雄がそれをうけとってつけ代えた。遮光笠の方は、物置部屋の背負籠のわきに半ば放りこまれた。それきりであった。</text:p>
      <text:p text:style-name="P2"><text:soft-page-break/>鮎沢の茶の間の笠は、そういう風には扱われてはいなかった。光をさえぎるようにこしらえられていたその笠を、夫婦で作り更えて、明るいための笠に直して使っている。</text:p>
      <text:p text:style-name="P2">些細なことであるけれども、最近一ヵ月余り、周囲のあらゆる事々が、外からの力で機械的に、さもなければ無意識に、ただ変えられてゆくばかりなのを見て暮していたひろ子には、鮎沢夫妻が、こう変えて行くのだ、と自分たちの方針をきめて笠一つも独創しているのが快よかった。</text:p>
      <text:p text:style-name="P2">八月十五日前後の東京には、田舎町にいたひろ子の知らない種々の現象が起伏し、その話もきいた。</text:p>
      <text:p text:style-name="P2">「あの二三日で、東京中にしたらどれほどの書類をやいたんでしょう。あの風景だけは、ひろ子さんに見せておきたかったわ」</text:p>
      <text:p text:style-name="P2">それらの激動の日に、いたるところの歩道へ、焼け焦げた紙片が散乱した。もんぺをやめた洋装の若い女が、高い靴の踵でその紙屑の山を踏みしだいて通った。</text:p>
      <text:p text:style-name="P2">「でも、どうなるでしょうね」</text:p>
      <text:p text:style-name="P2">「大局的にはポツダム宣言の方向さ」</text:p>
      <text:p text:style-name="P2">雄治が、確信のある語調で篤子に向って云った。</text:p>
      <text:p text:style-name="P2">「そりゃそうでしょう。うちの研究所でもね、今までがあの有様だったから、すっかり計画を立て直して、大はりきりよ。これから皆が、本当にテーマをきめてやるんですって」</text:p>
      <text:p text:style-name="P2">話題は重吉の弟の不幸を中心とし、やがて、又、鮎沢夫妻やひろ子自身の仕事について流れ進んだ。</text:p>
      <text:p text:style-name="P2">夕飯後には、近所に住んでいる二三人の友達も集って来た。</text:p>
      <text:p text:style-name="P2">ひろ子は、深い興味をもって友達の一人にきいた。</text:p>
      <text:p text:style-name="P2">「山内さん、あなたのところでは、今でもやっぱり、あんなに畑をやっていらっしゃるの？」</text:p>
      <text:p text:style-name="P2">食糧の不足が一番の原因にはちがいなかったが、ひろ子の友人たちの中には、この数年の間に郊外や近県に移って、畑仕事を相当うちこんでやって来た人々があった。その人々の働きぶりを眺めると、集注出来るだけの仕事をうばわれている者の、人間らしい活動慾が、そこ<text:soft-page-break/>に放散されているという印象を与えられた。八月十五日の意味を、全面から理解出来るこれらの人々が、これから後も、ああいう風に畑をやっていられるものだろうか。もっと、さし迫った活動の予想や計画が、畑からこの人々を別な場所へひきよせ、集め、議論させているのではないだろうか。</text:p>
      <text:p text:style-name="P2">「僕のところなんか、もうおしまいですよ。とても、そんなひまはなくなって来た」</text:p>
      <text:p text:style-name="P2">「そうだろう？　どこでもそうなんだ。うちの畑は、八月十五日をもって一段落だね」</text:p>
      <text:p text:style-name="P2">「しかし僕は絶対にイモだけは確保するんだ」</text:p>
      <text:p text:style-name="P2">河本が、すこしずつずる眼鏡を指で鼻の上に押しあげながら、苗が何本、その収穫予想はいくら。盗まれる分を三割として、実収は凡そ六十貫。それだけは確保すると力説した。</text:p>
      <text:p text:style-name="P2">「大したもんじゃないか」</text:p>
      <text:p text:style-name="P2">「大したものさ！」</text:p>
      <text:p text:style-name="P2">河本は、それだけ甘薯を確保するについては、更にそれより意味のある計画のため、と匂わせて、それを云うのであった。</text:p>
      <text:p text:style-name="P2">篤子が諧謔めかして笑った。</text:p>
      <text:p text:style-name="P2">「まあ、わたしたちのところじゃトマトをたっぷり食べられただけいいと思いましょうよ」</text:p>
      <text:p text:style-name="P2">人々の活溌な話しぶりの裡に、気がねをやめた多勢の声が揃う笑いの裡に、磁石の尖端がぴたりと方向を指す迄の震えのような、微妙な模索がうずいていた。ひろ子は、敏感になっている心につよくそれを感じた。誰も彼も、半月前迄自分たちに強いられていた生活は終ったことを確認している。同時に、誰もかれもの心に、まだいきなり早足に歩き出せない気もちと、計画の条件にまだ欠けたものがあることとが感じられている。ひろ子はそう思った。</text:p>
      <text:p text:style-name="P2">「間違いのない方向はあるんだから、それで着々やって行けばいいわけなんだ――それにしてもいつ頃帰って来られるだろうな、みんなは……」</text:p>
      <text:p text:style-name="P2">「治安維持法をいつ撤廃するか、それが問題だ」</text:p>
      <text:p text:style-name="P2"><text:soft-page-break/>「おそくても、今年のうちには、やらざるを得まい」</text:p>
      <text:p text:style-name="P2">「一日も早く帰したいわ、ねえ、ひろ子さん」</text:p>
      <text:p text:style-name="P2">きいているひろ子は、熱い大波に体ごとさらわれるようなこころもちがした。</text:p>
      <text:p text:style-name="P2">「あんまり云わないで……」</text:p>
      <text:p text:style-name="P2">ひろ子は弱々しく篤子に囁いた。十二年の生活の間に、ひろ子は、きびしく自分をしつけて来た。重吉と自分とのことで、世間並にうれしいこと、そうありたいこと、そうなったらばどんなに嬉しかろうと思える予想には、最大の用心で、うかつにうれしがらないように抵抗した。</text:p>
      <text:p text:style-name="P2">拘禁生活の七年目に、重吉が腸結核を患って、危篤に陥った。拘置所の医者が、ひろ子に「時間の問題です」と告げた。医者は検事局へ、入院手当させる最後の機会であることを通告した。そのことも、ひろ子は知っていた。ひろ子は、どんなに療養所を調べ、医者に相談し、費用を調達して、待っただろう。</text:p>
      <text:p text:style-name="P2">検事局は、拘置所の医者の注意を拒絶した。重吉が思想の立場を変えないからというのが却下の理由であった。そして、ひろ子が弁護士と一緒に検事に面会して、療養許可を求めたとき、その検事は笑って、</text:p>
      <text:p text:style-name="P2">「どうせ石田君は、はじめっから命なんかすててかかっているんだろうから、今更あなたが心配されるにも当らんじゃないですか」と云った。</text:p>
      <text:p text:style-name="P2">明治時代から巣鴨の監獄と云われていた赤煉瓦の建物は、数年前にとりはらわれ、そのあとが広い草原になっていた。監獄のころには、なかに茶畑などまであったらしく、数株の茶の木がまだ残ったりしている原っぱの中のふみつけ道を辿ってゆくと、旧敷地の四分の一ぐらいのところへ退いて拘置所のコンクリート塀が四角くそびえ立っていた。新開の歩道から草原ごしにその高塀を眺めると、塀の上から白っぽい建物の棟々が見えたりして、余り異様な感じは与えない。しかし、一歩ずつその塀の根もとへ近づけば近づくほどその高さが普通でないこと、その高塀があたりまえのものでないことがわかった。高塀<text:soft-page-break/>には人の目の高さのところに、一つ小さな切窓があけられていた。面会願の手続きがすんで、番が来るとその切窓のわきのベルを押した。すると、重い扉がのろのろと内側から開けられる。その扉の大さは人の身丈の何倍もあったし、切窓に向って佇んで待っているとき、ひろ子の体はまるで、その高塀の根に生えている雑草と同じに低く、無力なものに感じられるのであった。高塀はその高さで異常なばかりでなく、その扉が内側から開けられなければ、よしんばひろ子がその扉にもたれて失神したとしても、外からのひろ子の力では一寸たりとも開けられない性質をもって、突立っているのであった。</text:p>
      <text:p text:style-name="P2">重吉の腸結核がわるかった間、ひろ子は一度ならず、大扉をぴたりとしめたまま、切窓から眼とチョビ髭だけをのぞかせている看守に告げられた。</text:p>
      <text:p text:style-name="P2">「きょうは、気分がわるいから会えないそうだぜ」</text:p>
      <text:p text:style-name="P2">「――どんな風にわるいんでしょう」</text:p>
      <text:p text:style-name="P2">ひろ子は、衷心から、</text:p>
      <text:p text:style-name="P2">「困った」</text:p>
      <text:p text:style-name="P2">と云った。</text:p>
      <text:p text:style-name="P2">「なーに、大丈夫だよ。まだ当分死にそうでもないや。ハハハハハ」</text:p>
      <text:p text:style-name="P2">それなり、むこう側から切窓はしめられた。</text:p>
      <text:p text:style-name="P2">ひろ子は、高壁の下から自分の体をもぎ離すのが容易でなかった。翌朝、またそこへ行ってその壁の下に立つとき、ひろ子は、ざらざらしたその壁に、きのうの自分の切ない影がまだのこっているのを見出すような思いだった。</text:p>
      <text:p text:style-name="P2">重吉は死ななかった。不思議に死ななかった。もう一いきの恢復という時期、ようよう壮年に入った重吉のこころに体に、癒りたい望みの充満している時期、その顔をやっと面会所の窓で見られるようになった頃、今度は裁判長が弁護士を通して、思わせぶりな提案をした。重吉は、どっさりの条件と保留と仮定とをつけ足して、万ガ［＃「ガ」は小書き］一、外で療養でも出来るようになったらばと面会に来たひろ子に云った。</text:p>
      <text:p text:style-name="P2"><text:soft-page-break/>「いろいろ、買いものなんかもして置くがいいよ」</text:p>
      <text:p text:style-name="P2">どんなに重吉が、慎重をきわめた保留をつけて語ったにしろ、この一言は、ひろ子を幾晩も眠らせなかった。ひろ子には、簡単らしくそう云ったときの重吉の上体が、面会窓からぐっとはみ出して、大きく大きくなったように映った。そして、その感銘はひろ子にとって殆ど肉体的な訴えであった。</text:p>
      <text:p text:style-name="P2">ひろ子の期待と緊張とが支えにくいほどになったとき、重吉は、あっさり、話が不調に終ったことを告げた。</text:p>
      <text:p text:style-name="P2">「どうも変だと思ったんだ」</text:p>
      <text:p text:style-name="P2">そう云って笑った。</text:p>
      <text:p text:style-name="P2">「これまでのやりかたから見て、わかりがよすぎるようなところがあったからね。――ひろ子は心配しないでいい」</text:p>
      <text:p text:style-name="P2">今度も、理由は前と同じであった。重吉の思想の立場が変らないから、と。</text:p>
      <text:p text:style-name="P2">入院させないと云った時よりも、重吉に対するこの二度目のむごたらしさを、ひろ子は性根にしみて受けとった。重吉のおかれている条件の中で、自然の生活力とそれを保つ心の均衡で死ぬる病から恢復したとき、その恢復期の五月という季節に、七年の間重吉の青春を閉じこめて来た牢獄の窓が、さも開きそうに、さも、もうちょいとのことで開きそうに、身ぶりして見せるとは、何たる卑劣だろう。一方に、思想の立場云々をかざしながら、片手はその扉にかけて、あける気があるふりをして見せるとは。ひろ子は、自分の涙さえ、これについては流すまいと決心した。それほど憤りに燃えた。</text:p>
      <text:p text:style-name="P2">この時分から重吉の、しん底からの人間らしさが、やっと本当にひろ子の身と心にしみ入った。二人で暮した期間が余り短かかったのと、重吉の活動に直接加わっていなかったのとで、別れて暮すようになってからひろ子は重吉に対して、いくらか具体性のとぼしい、そのくせ子供めいた敬意をもちつづけて来た。けれども、重吉が、買いものなんかして置くがいいよ、と、おだやかに、ひろ子を惑乱させないようにと心をくばりながらつたえたとき、重吉の体は、あんなに大きくなって面会窓から溢れ出すように見えた。ひろ子の目にだけ、そう<text:soft-page-break/>見えたのだと決して思えなかった。そこには、重吉の思いも横溢していたのであった。だのに、それがむごたらしくはぐらかされたとき、重吉はあれほど自然だった大きい横溢を収拾して、新しい事情に立った。ひろ子の心情をも支えて立った。その体温が自分の皮膚にもつたわる良人としての重吉を、この時ほどひろ子が瑞々しく、そしてひしと感じたことはなかった。妻たる自分のこの手の指、この足が重吉につながっている。互の間にひとしおの理解と献身の泉が掘りぬかれた。第二の新婚が経験された。それは、未熟なひろ子にもたらされた一つの豊かな変革であった。</text:p>
      <text:p text:style-name="P2">ひろ子は、十二年の歳月のうちにこういう思いを経て来ている。重吉が帰る。――もしも、もしも何かの事情でそれが実現しなかったら。もう少しというところで、何事かが重吉の身の上、或は重吉のもっている条件の上に起ったら。</text:p>
      <text:p text:style-name="P2">ひろ子は、生きていなければならなかった。それがいつになろうとも、重吉と暮せるときが来るまで、頑固に生きて行かなければならなかった。その失望が、自分を生きにくくするかもしれない、と思うほどの待望を、今、ひろ子は却って自分から押しのけようとするのであった。</text:p>
      <text:p text:style-name="P2">友人たちの話との間に、宵宮の祭りにあたったその町の夜の往来をカラコロ、カラコロと通ってゆく下駄の音が冴えて聞える。リーンとすんだ自転車のベルが駛けぬけてゆく。久しぶりに聴く都会の夏の夜らしい物音に、ひろ子は懐しく耳を傾けた。本棚にもたれ、団扇を膝においているひろ子の心に、重吉への思い、一家の柱である息子を失った田舎の母たちの生活への思いが、絡み合って浮び、消えた。</text:p>
      <text:h text:style-name="Heading_20_2" text:outline-level="2">六</text:h>
      <text:p text:style-name="P2">汽車はいま、どの辺を走っているのだろう。ハンカチーフでうたたねから醒めた顔をふきながら、遠くまでゆく旅行者らしい視線で、ひろ子は窓外を見た。が、そこにある眺めには、地方色もなければ、生活らしい生活の動きもなかった。列車は丁度かなり大きい駅の出はずれを走っていて、左右とも市街の廃墟ばかりであった。平ったく、ただ一面残暑の日光にさらされている廃墟は、云いようもなく単調で、<text:soft-page-break/>どんなに決定的な破壊の力がここに働いたかということを印象づけるのであった。列車はじきその風景をつきぬけ、こんどは、まるで無傷な自然と云う風な九月の東海道の、濃い緑の中に突入してゆくのである。</text:p>
      <text:p text:style-name="P2">一日に一本出る下関行下り急行が東京駅の鉄骨だけがやっとのこっている円屋根の下を出発してから、見て来た沿線の景色は、それを景色だと云えただろうか。京浜はもとより、急行列車が停るほどの市街地は、熱海をのぞいてほとんど一つあまさず廃墟であった。田舎らしい緑の耕地、山野、鉄橋の架った大きい河、それらの間を走って、旅めいた心持になる間もなく、次から次と廃墟がつづいてあらわれた。</text:p>
      <text:p text:style-name="P2">はじめのうち、乗客たちは、</text:p>
      <text:p text:style-name="P2">「いや、これはひどい。東京ばかりのように思っていたが、どうして、どうして」</text:p>
      <text:p text:style-name="P2">のび上って眺めたりしていた。半日近くも同じような廃墟の間を走りつづけて来た今、旅客はこの反覆される光景に馴れ冷淡になってしまった。</text:p>
      <text:p text:style-name="P2">くたびれが出て、大変長い間眠ったような気分で目がさめたひろ子は、いくらかきまりわるい表情で、前や横で、人々が弁当をひろげはじめているのを見た。ひろ子は時計をもっていなかった。時刻の見当もつかない上、どこまで来ても窓からみる景物のくりかえしは同じだものだから一向東京から出切っていないような、ちぐはぐな目ざめ心地である。</text:p>
      <text:p text:style-name="P2">白絹のシャツに巻ゲートルといういでたちの岩畳な骨格の男が、ひろ子の向い側にいた。力仕事で五十過まで稼いで来たという手つきで、竹籠の中から薬ビンを出し、小さいコップに液体をついだ。そして、それを隣りの軍人にすすめている。</text:p>
      <text:p text:style-name="P2">「ひとくち――いかがですか、メチールでないことだけは保証いたします」</text:p>
      <text:p text:style-name="P2">上着はぬいで、白シャツだけになっている将官は、</text:p>
      <text:p text:style-name="P2">「いや、これはどうも。折角ですがやりませんから……」と、丁寧に辞退した。</text:p>
      <text:p text:style-name="P2"><text:soft-page-break/>「じゃあ――失礼いたします」</text:p>
      <text:p text:style-name="P2">うまそうに、その杯をのみほし、更にもう一杯のんで、食事にかかった。細々といろいろの食べものを、いくつかの包みにわけてその竹籠に入れて来ているらしいのだけれども、その反歯で日やけした、眼つきの明るく柔和な男は、決してその包みを竹籠から出して、ひけらかすような食べかたをしない。遠慮がちに、しずかにたのしんでいる。一見して土木請負業と思える万端と、少しかわって特色のある眼つきとそのとりなしとは、ひろ子の興味をひいた。軍人も、弁当をひろげた。それは竹の皮につつんだ三個の握り飯と佃煮と梅干である。若い従卒が、通路の荷物の上にもたれるようにかけていた。その従卒が水筒から茶をついだ茶碗をわたした。白い厚焼の、どこの役所でも使うものであるが、そこに二つの字が入っている、「教・総」と。陸軍で、教・総と云えば、教育総監関係しかないだろう。この軍人は、では、そういう部署の、そういう茶碗を人前でも使う位置にあるものなのだろう。今はぬがれている軍服の上着に肩章も襟章も、もがれてついていなかったことが思い出された。上着には略章のいろいろな色だけがつけられていた。剣も吊っていない。丸腰で入って来た。先着して座席をとっていた若い丸顔の従卒は、挙手の礼はしないで、ただ起立して、その席をゆずった。それらの光景を、ひろ子は東京駅の混雑の裡に思い出すことが出来るのであった。</text:p>
      <text:p text:style-name="P2">三個の六分搗の握り飯は、誰の目にも質素な弁当である。湯呑茶わんについている「教・総」という二つの字、それから推察されるその軍人の地位、それらは質素な弁当を当然に思わせた。</text:p>
      <text:p text:style-name="P2">ひろ子は三日前、東北のある町から東京まで戻った。途中若い海軍士官とのり合わせ、彼が車掌と論判し、互に辱しめ合う苦しい情景を目撃した。苦悩が剣相さとなってあらわれている蒼い顔で、その若い士官は論判の後弁当をひろげ、部下にも食えと云ってさし出した。それは、びっくりするほどぜいたくな、世間ばなれのした料理であった。ぜいたくな食いものは、周囲の乗客の注意をひき、一層その若者に反撥させた。若い士官は明らかにそれを自覚していた。が、それが何でわるい、という肩つきで、まずそうに乱暴にそれを平げて行った。</text:p>
      <text:p text:style-name="P2"><text:soft-page-break/>下関近くの、重吉の故郷へ向ってこの列車にのりこんでいるひろ子は、東北から上野へ向って来たとき同様、旅客の中にほんの僅な女の一人旅であった。</text:p>
      <text:p text:style-name="P2">東北の中央の町から上野まで、僅か七八時間の短距離を走る列車は、混みようもひどかったし、気分もひどかった。潰走列車としか云いようがなかった。軍関係者、復員軍人、それらの大群集が、それっとばかり、矢庭に担げるだけのものをかつぎ、奪えるだけのものをかきさらって、我がちに乗りこんで来た。互に、あたり憚らず、どたんばでの利得についてしゃべり合っていた。</text:p>
      <text:p text:style-name="P2">三日のちがいだが、東京という首都を通過して東海道を下るこの列車は、潰走列車ではなかった。八月十五日以来の第二段の後始末のために、動いている人々、そういう感じの旅客たちであった。かきさらえるものをさらってその場を見すてようとしている人々ではなくて、この旅の行きつく果に、それぞれ日本の新しい情勢によってひきおこされた課題をもっている人たち。そういう空気であった。</text:p>
      <text:p text:style-name="P2">ひろ子の隣りに白い病衣をつけた傷痍軍人がのり合わせた。左脚が、太腿から切断されていた。下賜の義足が入っているという大きな木箱を、日傭人足のような男がかついで乗りこんだ。離ればなれに、病衣の人が三四人のりこんだが、看護婦も看護卒もついて来ていなかった。まだ自分の不自由さに馴れないそのひとは、自分が一つよろける毎に、や、すみません、と口に出した。この人は干パンを弁当として食べている。</text:p>
      <text:p text:style-name="P2">この傷痍軍人と「教・総」とは真向いであった。京大の農学部を卒業して、九州の鉱山統制会社に勤めているという壮年の片脚を失った人は、パンをかじりながら、快活に北支で負傷した当時のことや、陸軍病院一ヵ年半の生活、終戦以後の滅茶滅茶ぶりを話した。</text:p>
      <text:p text:style-name="P2">「看護兵なんか、何も知っちゃいないんです。だから自分たちは、オイ、ヨーチン、ヨーチンてってからかったもんです」</text:p>
      <text:p text:style-name="P2">そう云って笑いながら、ワールド・カーレント・ニュースという英字雑誌の巻いたので丈夫な方の腿をたたいた。</text:p>
      <text:p text:style-name="P2">「いや、どうか自信をもって生きて下さい。脚の片方ぐらいなくたって、人間は幸福になれるんだという信念で、明るく生きて下さ<text:soft-page-break/>い。決して卑下するんじゃありません。わたしもこの年までいろいろな経験をして来たが、これだけはお願いしておきます」</text:p>
      <text:p text:style-name="P2">そう、白絹のシャツが改って云った。</text:p>
      <text:p text:style-name="P2">「奥さんに対してなおってもね、ひがむことは禁物です。あなたがそれに負けはじめたら、万事休しますよ。奥さんにはもちこたえられなくなります。これも経験ですが」</text:p>
      <text:p text:style-name="P2">それを云うのは、「教・総」ではなくて、荒削の相貌だが眼のなかには精神の動きが見えている白絹である。</text:p>
      <text:p text:style-name="P2">ひろ子は、こまかい紺絣のもんぺ姿で、昔の女学生用編上靴をはいている。ひろ子が、のり巻の握飯をたべ終るころ、白絹と「教・総」とはくつろいで話しあっていた。</text:p>
      <text:p text:style-name="P2">「満州では、何の御事業でした？　軍関係ですか」</text:p>
      <text:p text:style-name="P2">「そうです。が、なあにほんのちょいとしたことでして――」</text:p>
      <text:p text:style-name="P2">しかし共通な知り合いの軍人の噂が出ると、</text:p>
      <text:p text:style-name="P2">「ふーむ。あれをお知りですか、そうでしたか」</text:p>
      <text:p text:style-name="P2">おのずから、自分が満州でもっていた環境を「教・総」にさとらせてゆく。白絹はそういう会話のこつを心得ていた。</text:p>
      <text:p text:style-name="P2">「教・総」は、やがて日本皇太子史論という小冊子をとりあげた。が、実際に読んでいる間はごく短かった。視線はじき頁から離れ、上向き加減にもたげられた二分刈頭、閉じられた瞼。その卵型茶色の小心律気な老年に近い顔には、能面のように凝固した表情があらわれた。唇は、その能面の上におかれた一本の短い色のさめた糸のきれはしのようになった。内心に一つの渦があって、外界の刺戟がゆるむと、忽ち全存在がその渦巻の中心へと吸いよせられる。そういう気配が感じられた。そしてその能面の表情には、微塵も明日の閃きが感じられなかった。</text:p>
      <text:p text:style-name="P2">名古屋を過ると、通路まで汗と塵にまみれた復員者とその荷物で溢れて来た。</text:p>
      <text:p text:style-name="P2">はじめ元気に冗談も云っていた片脚の傷痍軍人は、列車が次第に目的地へ近づくにつれて何となし沈みがちに落付きを失って来た。京都に妻子が疎開していた。二年ぶりで帰る体を先ずそこに休めようとい<text:soft-page-break/>う計画なのであった。</text:p>
      <text:p text:style-name="P2">「電報がうまくついていればいいんだが――」</text:p>
      <text:p text:style-name="P2">ひろ子をかえりみて、</text:p>
      <text:p text:style-name="P2">「この節の電報は二日じゃあぶないでしょう」ときいた。</text:p>
      <text:p text:style-name="P2">「よっぽど工合がよくないとね」</text:p>
      <text:p text:style-name="P2">東北の町から、鮎沢のうちへ打った電報は、ひろ子が到着して、次の日まで逗留している間にさえ配達されなかった。</text:p>
      <text:p text:style-name="P2">「弱ったな。荷物さえなけりゃ何とかなるんだが」</text:p>
      <text:p text:style-name="P2">網棚の上の大きい義足の木箱を見上げた。</text:p>
      <text:p text:style-name="P2">「お降りになるとき位、みんながお手つだいしますよ。駅のひとだって放っておかないんだし。――荷物は一時あずけにして、あとからとりに来ておもらいになれば」</text:p>
      <text:p text:style-name="P2">「どうもすみません。じゃ、そうでもするか」</text:p>
      <text:p text:style-name="P2">頭へ一寸手をやって、神経質に笑った。</text:p>
      <text:p text:style-name="P2">「何しろ、はじめて社会へ出たもんで――これで病院にいた間は、同じような野郎ばっかりですから、何の脚一本ぐらいっていうわけで、物凄い景気なんですが……どうも」</text:p>
      <text:p text:style-name="P2">すこし落付きをとり戻したように、煙草に火をつけた。</text:p>
      <text:p text:style-name="P2">「段々案外の不自由が出て来るもんでしてね。私には五つになる坊主があるんですが、片脚ちょんぎられた体では、もうその坊主を立って抱いてやるということが出来ないんです」</text:p>
      <text:p text:style-name="P2">小さい息子に対して、自分のやりたい方法で可愛さが表現出来ないことを悲しんでいるこの片脚の人の言葉のかげに、ひろ子は、一層微妙に、妻への様々の思いが湧いていることを察した。ひろ子は、心からのはげましをこめて云った。</text:p>
      <text:p text:style-name="P2">「お子さんは、坐ったまんまだって、高い高い、でもして上げれば、それこそ有頂天よ。お母さんでは、もう五つの坊やは、高い高い、出来ないんですもの」</text:p>
      <text:p text:style-name="P2">すこし間をおいて、重ねて、</text:p>
      <text:p text:style-name="P2">「ほんとに、御心配なさらないことです」</text:p>
      <text:p text:style-name="P2"><text:soft-page-break/>と云った。</text:p>
      <text:p text:style-name="P2">「愛情は変通自在なんですもの、本当にどうにだってなるんですもの」</text:p>
      <text:p text:style-name="P2">愛するということにきまった形しかないものなら、重吉とひろ子とは、どうやって十二年の間、夫婦のゆきかいを保って来られただろう。ひろ子はこの不幸な人の弱気を、うしろから押すようなこころもちでそう思った。二人の幼い息子をのこして義弟の直次に戦死された若いつや子は、形の上で断絶された愛を、これからどうやってもち越していったらいいのだろう。戦争にひき出され不具にまでされた上、愛する確信さえ失うとしたら、人の一生として、きりこまざかれかたがひどすぎる。剛毅を。剛毅を。ひろ子は、それが湧き出ずる清水ならば手にすくって、その人の口から注ぎこみたいように感じた。</text:p>
      <text:p text:style-name="P2">もう小一時間で京都に着くというとき、片脚の人は、ふと改った口調になって、向い側の「教・総」に云った。</text:p>
      <text:p text:style-name="P2">「自分は、京都で下車いたしますが、一つ何か、記念になるお言葉を頂きたいと思います」</text:p>
      <text:p text:style-name="P2">腕組みをしていた「教・総」はそう云われた途端、ほんのりとその顔を赧らめた。それは、能面になっているときの顔とはまるでちがって、好人物らしい、はにかんだ表情があった。</text:p>
      <text:p text:style-name="P2">「自重して暮して下さい」</text:p>
      <text:p text:style-name="P2">考えながらおだやかに、そう云った。</text:p>
      <text:p text:style-name="P2">「そして、勉強する。む、勉強する。何より勉強が大切だ」</text:p>
      <text:p text:style-name="P2">「ありがとうございます」</text:p>
      <text:p text:style-name="P2">列車はその時小さい丘の裾をめぐって走っていた。列車のまきおこす突風で、野草がゆられ、萩の花がなびくのが見えた。</text:p>
      <text:p text:style-name="P2">やがて又、片脚の人が言をついだ。</text:p>
      <text:p text:style-name="P2">「どういうもんでしょう。こういう情勢になりましたから国体論というような本は、みんな、かくしておかなけりゃいけないもんでしょうか」</text:p>
      <text:p text:style-name="P2">ひろ子は、駭きをもって、その質問をきいた。</text:p>
      <text:p text:style-name="P2"><text:soft-page-break/>あのときはああいう本をかくし、今は又こういう本をかくす、という風にすぐ気がまわるほど日本人を卑屈にしたのは、何ものであるのだろう。</text:p>
      <text:p text:style-name="P2">質問は「教・総」にとっても思いがけなかったらしく、意外そうな顔をもたげたが、暫くして武骨に答えた。</text:p>
      <text:p text:style-name="P2">「われわれは飽くまで国体護持に終始する」</text:p>
      <text:p text:style-name="P2">片脚の人は、「は」というような言葉で挨拶して、それなり黙りこんでしまった。それは片脚の人にとってほしい答えでなかったことは明かであった。そうかと云って、信念として、しかも「われわれ」の信念としてそう云われた言葉を、片脚の人は、どう押し返すことが出来たろう。同じ歴史の頁の上に顔を見合わせながら、互に扶けるどんな力もなくなったものとして、二人の間にはそれぎり言葉が途絶えた。</text:p>
      <text:p text:style-name="P2">全く黙りこんでしまった片脚の人は、いよいよ家族に遭う時が迫れば迫るほど、不安が胸にこみあげて来た風で、うなだれたままになってしまった。そして京都駅に列車が止ったとき、心配そうにいそがしく出迎の人をプラットフォームの上に求めながら、松葉杖を鳴らして降りて行った。大阪駅へついた。ここで、「教・総」とその若い従卒とが降りた。白絹は、わざわざ車窓から首を出して、焼けのこってはいるが、薄暗いプラットフォームを見ていた。やがてその首をひっこめて座席へ腰をおろしながら、</text:p>
      <text:p text:style-name="P2">「大勢迎えに来ていますよ、なかなか大したものらしい。将官級ですナ」</text:p>
      <text:p text:style-name="P2">そして声をおとし、</text:p>
      <text:p text:style-name="P2">「大部責任の重い地位らしくて、自決の決意を洩して居られました」</text:p>
      <text:p text:style-name="P2">白絹が、その軍人に対して万事ひかえめに応対していたこころもちの原因が、わかった。</text:p>
      <text:p text:style-name="P2">「さて、ここまではいいとして、これからがことですよ、山陽線は実にひどうござんすからね、先ずおくれずに行くことはないんだから」</text:p>
      <text:p text:style-name="P2"><text:soft-page-break/>ズボンのポケットから時計を出し、ゆっくり見てから、どこやら解放されたという表情で、大きく、のびのびと伸びをした。</text:p>
      <text:p text:style-name="P2">ひろ子の乗っている車室は電燈の故障で、大阪駅を出てからは、真暗闇のまま疾走した。</text:p>
      <text:p text:style-name="P2">折々通過する小駅の灯かげが暗い車内にサッとさしこむとき、混雑した荷物のでこぼこや人影が黒く浮き上った。わきの窓はこわれていてガラスがなかった。</text:p>
      <text:p text:style-name="P2">重吉の母の登代が暮している町は、瀬戸内海に沿って、もとは山陽線本線がずっと迂回して通っていた場所にあった。現在の本線は、その北を直線に徳山市へのびている。</text:p>
      <text:p text:style-name="P2">東京駅の案内所でしらべたとき、下関行急行は朝の四時すぎ岩国へつく筈であった。そこで、支線にのりかえるのが順序と教えられた。</text:p>
      <text:p text:style-name="P2">これまで幾度かその田舎の町へ来たとき、ひろ子は、広島でのりかえるのが習慣であった。待合所の食堂でたべた牡蠣の香ばしさも、名産レモンの黄色いすがすがしさも忘れていない。しかも、直次の三十四歳の生涯は広島で終らせられた。せまい町筋に大通りが多い広島市街の光景と、海に注ぎ入る河に架っている橋々も目にのこっている。</text:p>
      <text:p text:style-name="P2">窓ガラスも電燈もない真暗な汽車の中で、眠ったりさめたりしているうちに、ひろ子は広島でのりかえて見たい気になった。</text:p>
      <text:p text:style-name="P2">白絹も、広島でのりつぐのであった。</text:p>
      <text:p text:style-name="P2">「どうです、あなたも降りられるんなら、そろそろ出ていましょうか」</text:p>
      <text:p text:style-name="P2">通路に寝ひろがっている人々をまたぎ、膝をついてやっと大荷物の上を越し、リュックを背につけたひろ子は出入口のドアのところまで辿りついた。洗面所の中にも、接続板の上にも、ステップにさえ外向きに腰かけて、荷物と人が、女まじりに立ったり、しゃがんだりしてうとうとしているのであった。</text:p>
      <text:p text:style-name="P2">夜が白みかけていた。雨降りで、濡れた灰色の外光の中に、つい近くを松林や草堤がぼんやり眠たげにすぎてゆく。</text:p>
      <text:p text:style-name="P2">雨は長降りになりそうな降り工合である。</text:p>
      <text:p text:style-name="P2">いくらか上り勾配にかかった様子で列車の速力が落ちた。そのうち<text:soft-page-break/>スーと停ってしまった。</text:p>
      <text:p text:style-name="P2">「妙なところで止るじゃないか」</text:p>
      <text:p text:style-name="P2">白絹が不安そうに顔を動かして云った。</text:p>
      <text:p text:style-name="P2">「広島まで、もう何分ぐらいですかな」</text:p>
      <text:p text:style-name="P2">「まだよっぽどだアな。三本松にかかったばかりだから――一時間の余あらあ」</text:p>
      <text:p text:style-name="P2">「早く出て来すぎたかな、こりゃあ」</text:p>
      <text:p text:style-name="P2">がくん、と汽車は動き出した。徐行して、そろそろ普通の速力を出すかと思う時分、つよい排気の音をたてて又ズルズルそのまま止ってしまった。</text:p>
      <text:p text:style-name="P2">「どうしたんだ、故障か。いい加減にしろよ」</text:p>
      <text:p text:style-name="P2">白縮のシャツの上から腹巻をした、三十がらみの男が戦闘帽を後へずらしてかぶった頭をつき出して、線路の前方を眺めた。</text:p>
      <text:p text:style-name="P2">「三本松じゃ、汽罐車がうしろへもう一台つくんだ。いつもそうだよ」</text:p>
      <text:p text:style-name="P2">列車は、松の生えた低い堤の前にとまっていた。土堤の下草が繁っている。しめっぽい小雨の中へ、二三人男がとび下りて行って小便をした。</text:p>
      <text:p text:style-name="P2">列車は、いつになっても動き出す様子がない。ひろ子は肩からリュックをおろして、窮屈な足もとにおいた。白絹も荷物をおろした。</text:p>
      <text:p text:style-name="P2">そして時計を出して見た。</text:p>
      <text:p text:style-name="P2">「これじゃ仕様がない、もう二時間もおくれちまった」</text:p>
      <text:p text:style-name="P2">それに答えるものがなかった。ひろ子に半分、自分の荷物に半分、もたれかかるようにして、こわい真直な髪を真中からわけた朝鮮の若者が立ったまま眠っている。そのうしろに丸まって、腕に顔を伏せている若者も朝鮮人であった。次の車室からそこまで溢れ出している旅客は殆どみんな朝鮮の人たちである。</text:p>
      <text:p text:style-name="P2">となりの車室も、電燈がついていず、外界が、ぼんやり白みかけて来ているので一層車内にこもる夜の暗さが濃く深く思える。しかし、<text:soft-page-break/>その暑苦しい暗闇の中はひどく賑やかであった。</text:p>
      <text:p text:style-name="P2">愉快そうに入りまじった男や女の高声がしていて、どの声も喉音や吃音のまじった朝鮮の言葉でしゃべっている。一切の世帯道具をもって、今や独立しようとしている故郷の朝鮮へ引あげてゆく人たちの群である。</text:p>
      <text:p text:style-name="P2">こっちの車室は、一様にくたびれ、眠たく朦朧の中に陰気にしずまりかえっている。二輌の車のつぎめに立っているひろ子に、そのちがいは、いかにもきわだって、体の両側から感じられた。朝鮮までの旅と云えば、まだまだ先が長い。気をせくことはいらない。そうにちがいないけれども、その暗闇のうちに充満している陽気さには、何とも云えないのびのび充実した生活の気分があった。この人々は、絶えず何かを食べ、絶えずしゃべり、夜なかじゅうそうして旅行して来ている横溢が感じられるのであった。つよくこころをひきつけられて、ひろ子は精力的な、乱雑ながやがやに耳を傾けた。</text:p>
      <text:p text:style-name="P2">薄くらがりでじっと動かないひろ子を居睡りしているものと思って、白絹が声をかけた。</text:p>
      <text:p text:style-name="P2">「あぶないですよ、眠られると――」</text:p>
      <text:p text:style-name="P2">「ありがとう。――大丈夫です」</text:p>
      <text:p text:style-name="P2">白絹が行こうとしている村は芸備沿線にあった。そこに弟の家族が住んでいた。娘のようにしている姪も二人いるのであった。</text:p>
      <text:p text:style-name="P2">「私もまあ、運がいい方と見えてこれでどうやら無事に一段落だから、一つ弟んところへ行って少し金でもわけてやろうかと思ったりしましてね」</text:p>
      <text:p text:style-name="P2">「本当にね、戦さで儲かったお金には、人の命がかかっているんですものね」</text:p>
      <text:p text:style-name="P2">ひろ子も率直なもの云いをした。</text:p>
      <text:p text:style-name="P2">「全く、ばかみたいなもんでしたなあ、私なんか、ちょいとした工場をやっていただけなんですが、それで一年も経たないうちに、小三十万儲けたんだから。――ばかみたいなもんでした」</text:p>
      <text:p text:style-name="P2">白絹はちっとも皮肉でなくそうくりかえした。</text:p>
      <text:p text:style-name="P2">ひろ子の前にいた、これも朝鮮の男が、そのときこわばった胸をひ<text:soft-page-break/>らくように反らして、外を見上げ、ひょいと線路わきの砂利の上へおりた。</text:p>
      <text:p text:style-name="P2">途端にガタンとひどい揺れかたをして汽車がすこし動き出した。幾つもの声があわてて、早く乗れ、という意味だろう、朝鮮語でわめいた。とびついて、その男がのりこむと一緒に、汽車は又ゆすぶれて止って、もう動かなくなった。まわりのものが笑った。</text:p>
      <text:p text:style-name="P2">そのとき、隣の車室の薄ぐらい陽気な混雑の中から、少女の澄みとおった一つの声が、突然アリランの歌をうたい出した。</text:p>
      <text:p text:style-name="P2">アリラーン</text:p>
      <text:p text:style-name="P2">アリラーン</text:p>
      <text:p text:style-name="P2">アリラーン　　　　越えてゆく…………</text:p>
      <text:p text:style-name="P2">メロディーをゆったりと、そのメロディーにつれて体のゆれているのも目に浮ぶような我を忘れてうちこんだ声の調子でうたい出した。それにかかわりなく男女の話声は沸騰していて、間に年よりらしい咳や笑声が交る。</text:p>
      <text:p text:style-name="P2">うたでしかあらわされない気持のいい、よろこびの心が、暗くて臭い車内から舞い立っているように少女はアリラーンをうたっている。ひろ子は、しんを傾けてその歌をきいた。ひろ子の見ひらかれた瞳に、まだ動かない列車沿いの堤に生えている松が映った。雨の暁方の鈍い鉛色の外気の中で、松の葉が、漸く黒くほそく見わけられた。</text:p>
      <text:p text:style-name="P2">雨の中を、ひろ子は小走りに地下道へ馳けこんだ。広島駅でいくらか元の形をとどめてのこっているのは、その地下道だけであった。一望の焦土というのは形容ではなかった。もうそこは、ひろ子が知っていた広島市でもなければ広島駅でもなかった。駅長事務室が、引込線の貨車の中に出来ていた。なまなましい傷の上に、生活が再建されようとしているのである。駅の見当さえつかなくなって、リュックを背負ったひろ子は地下道の右側の段に突立っている少年駅手にきいた。</text:p>
      <text:p text:style-name="P2">「これから岩国へ行く汽車は何時に出るんでしょう」</text:p>
      <text:p text:style-name="P2">「六時四十分！」</text:p>
      <text:p text:style-name="P2">「六時四十分？」</text:p>
      <text:p text:style-name="P2">ひろ子は間誤ついてききかえした。三本松で三時間も不時停車した<text:soft-page-break/>列車は、ついたときに、七時すぎてしまっている。もう出てしまった列車を教えられるという意地わるさが想像されなかったので、ひろ子は、いぶかしそうに、</text:p>
      <text:p text:style-name="P2">「六時四十分て――午前？」ときいた。</text:p>
      <text:p text:style-name="P2">「六時って云えば、午前だぐらい、ばかでもわかるだろう！」</text:p>
      <text:p text:style-name="P2">たった十四五のその少年駅手は左腕がなかった。青服の子供らしく短い片袖が尖った肩から垂直にたれている。片腕のない少年駅手は両脚をはだけて段の上に突立ち、何もかも無くなっている駅で戸惑いながら、ひろ子のように間のぬけた質問をする旅客の一人一人に、復讐的な鋭い悪意の輝いた嘲弄で応酬しているのであった。</text:p>
      <text:p text:style-name="P2">壊滅しつくしている市街と駅。そして小さい鬼のような少年駅手。ひろ子は、次の汽車までそこに居たたまれない気がした。また雨の中を馳けて、まだ停っている急行へよじのぼった。</text:p>
      <text:p text:style-name="P2">「なあんだ、又のるのかね」</text:p>
      <text:p text:style-name="P2">「ええ、岩国まで。――お願いします」</text:p>
      <text:p text:style-name="P2">岩国駅で下りて、ひろ子は山裾の方を眺めた。幾条もの線路越しの彼方に遠く生木でこしらえた小屋が一つ見え、そのあたりに駅員の姿がまばらに動いている。ふりかえって、ひろ子は海岸を眺めた。きらめく瀬戸内海の碧さに向って巨大に建て連っていたもとの人絹工場、後の飛行機工場の白い建物や、陸軍燃料廠の棟々は、どこにも見えなかった。地面に大小無数の凸凹穴と、ねじ曲りへし曲げられた鉄骨屑の乱雑な堆積がそこにあった。でこぼこ穴には不潔なたまり水が腐っている。</text:p>
      <text:p text:style-name="P2">給水所附近にあるような脚高の板棧道にひろ子のほか数人の旅客が、次の下りを待っていた。目の前に幾台も汽罐車がひっくりかえっていた。車輪を空へ向けてすっかり腹を見せているのや、なぎ倒されたまま顛覆しているのや、焼け爛れてとけた鉄骨だけのこった貨車、客車が散乱していた。一台の自動車がふっとばされて来て、妙なごたごたの間に逆立ちして突こんだまま、そこで焦げ、エナメルがむけて錆びはじめている。</text:p>
      <text:p text:style-name="P2">雨は小やみとなった。濡れるとも云えない軽い雨脚が、リュックに<text:soft-page-break/>かかった。その板棧道には列車が停る側にきちんと一定の間隔をおいて、何ヵ所にも人糞が落ちていた。掃除もされず、そのまま雨に半ばとけかかっている。</text:p>
      <text:p text:style-name="P2">西へ、西へと来て一夜あけたとき、ひろ子の周囲にあらわれた光景のすべては仮借ないものであった。</text:p>
      <text:h text:style-name="Heading_20_2" text:outline-level="2">七</text:h>
      <text:p text:style-name="P2">篠笹の藪と、すこしはなれた高くない山並の間の小駅で降りて、ひろ子は、駅前のひろ場へ出た。</text:p>
      <text:p text:style-name="P2">右手に見なれた貨物置場がある。ダラダラと下ったところに往還が通っていて、向う角の消防ポンプ置場も、つき当りの呉服屋も、もとのままある。ひろ子は、安堵と一緒に哀愁を感じた。この前、ひろ子がこの小さい村の町に来たのは、直次に二度目の召集が来たときであった。ひろ子が駅から歩いてゆくと、ポンプ置場の前に一台、ベルの吊られた赤塗手押ポンプがひき出されていて、屈強な若い男たちがそのまわりにかたまっていた。その中に直次がいた。ひろ子を見つけて黙って笑いながらよって来た。今、そのポンプ置場のあたりも森閑として、人影もない。</text:p>
      <text:p text:style-name="P2">ひろ子は、人通りのない狭い往還を北に向って歩み出した。半分ガラス戸のしまった理髪店。雑貨屋。精米所。商売をしていない菓子店。旅人宿。そういう店々が両側に一並び軒を連ねている。ひろ子は人通りこそ一人もないが、見えないどこかからか、往還を歩いてゆく自分の紺絣のもんぺ、さきの丸まっちい女学生靴、リュックに目じるしの赤ビロードの布はしが結びつけてあるのまで、すっかり見られていることを感じながら歩いて行った。</text:p>
      <text:p text:style-name="P2">ほんの三四丁で、この往還は出はずれる。そのすこし手前に、重吉の家の土蔵が見えはじめた。土蔵の白壁がすこしはげ落ちている。</text:p>
      <text:p text:style-name="P2">ひろ子は、胸がつまって来た。この土蔵の前から往還へ人々と旗とがあふれて、直次の第一回の出征が見送られた。その弟の進三が、母の登代と並んで実直な若者らしい体を正面に向けて入営記念写真をとられたのもこの道の上であった。</text:p>
      <text:p text:style-name="P2"><text:soft-page-break/>タバコ店を出してある方のガラスが閉めきられて、よごれた幕がひいてある。出入口のガラス戸が一枚あいているだけで、その鴨居には、「名誉の家」と木札が出されていた。</text:p>
      <text:p text:style-name="P2">「こんにちは――いらっしゃる？」</text:p>
      <text:p text:style-name="P2">声をかけながら、ひろ子はそっと店の土間に入って行った。せん来たときは、石炭、豆カス、麦、炭と、俵が積みあげられていた左手の板じきは、奥までがらんと空いている。よごれた柱が幾本も見えて、大きいカンカン量りが、隅っこにおかれている。左官材料のおいてあった反対側の土間もあいていて、脚のもげかかった籐椅子が一脚そこにある。</text:p>
      <text:p text:style-name="P2">余り使われている様子もない事務机の端に子供帽子がのっかっている、その店の間も人気なかった。いかにも生活の湧き立つ波はひいたところという寂しさが全身に感じられた。</text:p>
      <text:p text:style-name="P2">ひろ子は細長い土間を仕切っている立てつけのわるい障子をあけた。そこは台所であった。土間も流しもとも片づいて、やっぱり人気がない。直次たちがよく床几にかけて賑やかに忙しく朝飯や昼飯をたべていた板張にもんぺの膝を押しつけてひろ子は奥へ声をかけた。</text:p>
      <text:p text:style-name="P2">「みなさん、お留守なの？」</text:p>
      <text:p text:style-name="P2">一層声を大きく、</text:p>
      <text:p text:style-name="P2">「こんちは」</text:p>
      <text:p text:style-name="P2">と呼んだ。</text:p>
      <text:p text:style-name="P2">「まア！」</text:p>
      <text:p text:style-name="P2">ひょこんと、まるでついそこにいたようにつや子が、前会ったときと大して変ってもいない顔を出した。</text:p>
      <text:p text:style-name="P2">「いたの？　きこえなかって？」</text:p>
      <text:p text:style-name="P2">それには答えず、</text:p>
      <text:p text:style-name="P2">「まア！　ように！」</text:p>
      <text:p text:style-name="P2">つや子は、紺ぽいスカートをひるがえして奥へかけこんだ。</text:p>
      <text:p text:style-name="P2">「おばあちゃん！　おばあちゃん！　東京から見えてですよ」</text:p>
      <text:p text:style-name="P2">すぐ、</text:p>
      <text:p text:style-name="P2"><text:soft-page-break/>「まあ、まあ」</text:p>
      <text:p text:style-name="P2">と、心からの声をあげながら登代が出て来た。</text:p>
      <text:p text:style-name="P2">「今ついて？」</text:p>
      <text:p text:style-name="P2">「三時間もおくれてしまったもんで……」</text:p>
      <text:p text:style-name="P2">「えらいのに、ほんにまア。さあさあ、お上りませ」</text:p>
      <text:p text:style-name="P2">ひろ子の一瞥には、母のやつれの方が著しく映った。活気横溢という日頃の表情は母の顔立ちから消えて、絣の着物の肩がすぼけて見えた。</text:p>
      <text:p text:style-name="P2">「直次が。のうあんた、ほんにまア、何と云っていいやら」</text:p>
      <text:p text:style-name="P2">「電報ついたでしょうか。わたし速達を頂いた翌日立って来たんだけれど……」</text:p>
      <text:p text:style-name="P2">「まだ来ん、のう、つや子はん」</text:p>
      <text:p text:style-name="P2">「来ちゃ居りません」</text:p>
      <text:p text:style-name="P2">つや子の語調はいやにきっぱりしていて、何か、そういう電報は土台うたれもしないものだと云う風にきこえた。</text:p>
      <text:p text:style-name="P2">ひろ子は、母やつや子と話しているうちに悲しみよりも深い寂しさを感じて来た。直次の災難が知らされてから、一ヵ月余も経ち、しかも行方も不明、生死も不明というままに、今日では母も妻であるつや子も、直次を生きていない者としてあきらめて来ている。</text:p>
      <text:p text:style-name="P2">驚愕し、混乱しとりとめなく心当りに問い合わせ、さめざめと悲歎する場面も与えられないまま、直次のいない干潟のようになった生活の日々がこの家にのこされた。母とつや子が小さい二人の息子対手に、商売もなく、人気もなくなった家のなかに暮していて、東京から来たひろ子を見たとき、思わずとりすがって愁歎するそういう気持の激しいはずみさえなくしている。</text:p>
      <text:p text:style-name="P2">若いつや子が、涙を一杯ためながらも声の調子を変えず、直次をたずね歩いた時の様子を話すのをききながら、毛穴から汗のにじみ出して来るような苦しさを覚えた。ひろ子はこの状態において、あらわれた助力者という感じでうけとられていない自分を痛切に感じたのであった。</text:p>
      <text:p text:style-name="P2"><text:soft-page-break/>母も、つや子も、くりかえし、くりかえし直次がよく才覚し、よく稼ぎ、よく人に振舞い、よく儲けた手柄を話した。</text:p>
      <text:p text:style-name="P2">「ほんに、あの位やわう（柔い）に出来た人間は、たんとないと思いませ」</text:p>
      <text:p text:style-name="P2">そして、登代は、</text:p>
      <text:p text:style-name="P2">「直次がよう稼いでくれよったから、こういうことになっても、つましゅうすれば何とか子供らを大きくするだけは心配のうやれます」</text:p>
      <text:p text:style-name="P2">と云った。しばらくして、登代はいかにも、遠く手たらんものを思い出している風で、</text:p>
      <text:p text:style-name="P2">「もうそろそろ重吉はんも、手紙みてじゃありましょう、のう」</text:p>
      <text:p text:style-name="P2">と云った。</text:p>
      <text:p text:style-name="P2">「そりゃ見てでしょう。どんなにびっくりしていなさるか。早く手紙でもよこせるといいけれど。困るわねえ、ああいうところは。――意地わるい規則があったりして――」</text:p>
      <text:p text:style-name="P2">重吉は、治安維持法によって無期を云いわたされた。網走に移されたのはその年の六月であった。母には、巣鴨の拘置所もぐるりがすっかり焼けたので、漠然疎開のように説明してあるのであった。石田の長男である重吉のこころもちとして、父親が中風で床についたきりであった七年の間、それから直次や進三の入営、除隊、父の葬式、応召、婚礼、又出征、初孫の誕生という時々、ひろ子は出来るだけのことはして人々を満足させて来た。東京が焼け原になってしまって何一つ無くなった、ということも、殷賑だった東京と、その店々の印象を大切にもっている母には事実を疑わないまでも実感から遠いことであろう。</text:p>
      <text:p text:style-name="P2">ひろ子が、作家として、もう五年の間、小説さえ発表させられない境遇にいるという現実も、ここのひとたちに、もとのように頼りになる者としてでないひろ子を感じさせるであろう。</text:p>
      <text:p text:style-name="P2">四歳と二つの男の子たちが、紙風船と、色の塗ってない積木を畳の上にちらかして遊びはじめた。その素木の積木が、その年の九月初め日本橋の三越の玩具部に売っていた唯一の子供たちの遊び道具であった。子供たちに積木してやっているわきの座布団の上に、裾まわし分<text:soft-page-break/>だけの紺秩父の布地と、ひろ子が母の丸帯を切って来た綾織の布地が、出しっぱなしてあった。ひろ子が東北の田舎からリュックに入れて背負って来た土産のしるしは、こんなものであった。</text:p>
      <text:p text:style-name="P2">五時頃、この家から国民学校に通勤している従妹のしげのが帰って来た。しげのが、白い木綿のブラウスに西日をうけながら、裏の新道を小走りにかけ下り台所口へ入って来て、ただいまと云い終るか終らないに、土間にいたつや子が、挨拶にこたえず、</text:p>
      <text:p text:style-name="P2">「しげのさん、お風呂の加減みにゃ」</text:p>
      <text:p text:style-name="P2">と云いつけた。子供らと遊びながらひろ子は、それをきくと何となしびっくりした。障子のかげで、しげのの姿は見えない。けれども、そういうのが毎日のことになっているらしく、しげのは黙って向う座と呼ばれる小部屋へ荷物をおいてから、また裏へまわって行った。</text:p>
      <text:p text:style-name="P2">裏山の茂った杉の梢に、溶けるような美しい斜光がさしていた。ほど近い駅の構内で、転轍した貨車がリズミカルな響を立ててぶつかり合いながら接続されている音が、海に近い西国の小さい町の澄んだ大空をわたってきこえて来る。台所から燃木のもえる煙が匂っている。何年もの間ここへ来たとき見馴れ、ききなれているそれらの地方色にかかわらず、自分たち石田のうちのものの生活は変ってしまった。</text:p>
      <text:p text:style-name="P2">東京を立つ前、ひろ子は土産ものをさがして銀座の三越へ入った。がらん洞に焼けた地階のほんの一部分だけを、ベニヤ板や間に合わせのショウ・ケースで区切って、当座の売場にしてあった。紙につつんだ丈の口紅や、紙袋入りの白粉が並べられたりしている。一方の隅に、アメリカのどんな避暑地にある日本土産品店よりも貧弱な日本品陳列場が出来ていた。白樺のへぎに、粗悪な絵具で京舞妓や富士山を描いた壁飾。けばけばしい色どりで胡魔化した大扇。ショウ・ケースに納められているのは、焼けのこったどこからか集めて来た観光客向の縮緬紙に印刷された広重の画や三つ目小僧がつづらから首を出している舌切雀のお伽草子類である。こんなものが商品と云えるのだろうかと怪しまれるような妙な金属の加工品、紐、網、安全カミソリが並べられている。光線の不充分な薄暗いベニヤ板の匂いのする売場の中に、どれ一つとしてまともでない物品のゴタゴタある店内の光景は、大都会の河岸に漂いよった生活のごみという感じを与えた。</text:p>
      <text:p text:style-name="P2"><text:soft-page-break/>東京に進駐してまだ三四日しかたっていなかったアメリカ兵が、あとからあとからと、その暗い洞のような、何を売っているのか分らない店の一方の入口から、入って来ては、もう一つの口から出て行った。</text:p>
      <text:p text:style-name="P2">ひろ子が、一つのショウ・ケースのわきに立って眺めていると、二人づれの若いアメリカの将校が入って来た。みんなと同じに、簡単な好奇心だけであちこち見まわしているうちに、その一人が並べられている品ものを、段々仔細に注視しはじめた。何の部分品か分らない金具をとりあげてしばらく指の間でひねくりまわして調べてから頭をふって下へおいた。そこをはなれて、ひろ子が立っていた横を通りすぎながら、真摯なおどろきをあらわした低い声で、ひとこと、ひとこと明瞭につぶやいた。</text:p>
      <text:p text:style-name="P2">「日本人は破産している」と。</text:p>
      <text:p text:style-name="P2">偶然きいた外国人のその短い言葉は、ひろ子の耳の底へとおった。そして、心に止った。</text:p>
      <text:p text:style-name="P2">一生懸命に体を平べったくし、翼をぱたぱたやってその水たまりで行水を使おうと骨折っている一羽の雀のもがきのようなものが、ここの家へついてからのひろ子の感情に生じた。直次という生活の中心を喪った不幸は、ここの家の女ばかりの暮しから、その悲しみをたっぷり溢れさす気の張りをさえ失わせてしまっている。不幸とはそういうものだ。ひろ子は思った。ここで感情は破産させられている、と。</text:p>
      <text:h text:style-name="Heading_20_2" text:outline-level="2">八</text:h>
      <text:p text:style-name="P2">ひろ子が、初めてこの西国の村町に来たのは十二年前の一月初旬であった。正月の三ガ［＃「ガ」は小書き］日がすぎるのを待ちかねて、ひろ子は東京を立った。その暮の二十日すぎ、重吉が検挙された。ひろ子が幾度足を運んでも、その警察の特高は重吉のための衣類の差入れをさせなかった。一九三三年の二月には小説家の小林多喜二が別の警察でではあるが拷問で殺された。その前後には、ひろ子がその名前だけをきき知っているような人々で、検挙とともに命をおとした人が幾人かあったのである。</text:p>
      <text:p text:style-name="P2">寒中だのに、重吉のために着物さえもさし入れさせない。その一つ<text:soft-page-break/>のことは、なかで重吉がどんな扱いをうけているかを物語っている。ひろ子は、つき返された包みをかかえて、薄暗く凍って曲りくねった警察署のコンクリート階段をゆっくり下りて来ながら、重吉が生きているかどうかさえ、不安であった。母親に対してならば、いかな警視庁も重吉が生きているかどうかということだけは、明らかにする責任を感じるだろう。そこで、ひろ子は、急に東京駅を出発したのであった。</text:p>
      <text:p text:style-name="P2">京都から西を知らなかったひろ子にとって、柳井線沿線の景物は、目新しく映った。内海の色、波のないその海面にさかさに投影しているおだやかな山の緑。港の船の檣の林立と、帆が、布幅をたてに縫い合わされていて、絵にある支那の船の帆のようなのも、すべてが物珍しく映った。石がちの土質の白っぽさも、東北とは全く異って櫛比した町々の屋根、前に見える細い街路も面白かった。二人で来ることのなかった重吉の故郷の景色として、沿線の眺めはひろ子のこころに迫った。</text:p>
      <text:p text:style-name="P2">石田の家のある駅にスーツ・ケース一つ下げて降りたとき、町には正月の粉雪がふっていた。ひろ子の髪や茶色の襟巻に白い雪の片がとまった。駅の名だけを重吉の親たちの手紙から覚えていたひろ子は、来て見れば、きくまでもないそこへの道を駅員にたずねた。そして、訪ねて行ったのであった。その頃重吉の家では、まだにぎやかに商売をしていた。米穀、油類、セメント、左官材料、薪、木炭、タバコ、塩。ほかに直次と進三がトラック運送に働いていて、仲仕が雇われていた。中風にかかっている父親もいくらか体の自由がきいていた。突然東京からひろ子が訪ねて来て、</text:p>
      <text:p text:style-name="P2">「ひろ子でございます」</text:p>
      <text:p text:style-name="P2">と挨拶したとき、重吉の親たちは、にわかにお父さん、お母さんと呼ばれる自分たちにおどろいたし、ひろ子は、母の若さにおどろいた。重吉はひろ子を妻にしてから、故郷へかえる暇なしに非合法の生活に入ったのであった。</text:p>
      <text:p text:style-name="P2">他人にきいてひろ子が歩いて来た往還には、時々バスが通っていた。狭い一本道路を、田舎のバスらしい権威で驀進するから、重吉の家の店のガラス戸も、前の沢田という家の四枚のガラスも、泥はねだ<text:soft-page-break/>らけであった。低いトタンの軒すれすれに日に何度かバスは往来した。</text:p>
      <text:p text:style-name="P2">やがて直次が入営し、現役からかえり、更に召集されて北支にやられた。日本中で、千人針が縫われ、駅々街々で紙の小旗がふられていた。その留守に重吉の父は歿した。大正九年経済恐慌のとき破産した重吉の一家は、その頃ようよう負債整理がついて自分たちの家だけとり戻したのであった。</text:p>
      <text:p text:style-name="P2">進三の入営の番が来た。兄の重吉と弟の進三のいない家へ、三年目に直次が還って来て、母の見つけた嫁のつや子と婚礼をした。</text:p>
      <text:p text:style-name="P2">中国や満州に侵略していた日本の戦争は、その時分ますます拡大し、生活は著しく変化しはじめた。統制によって、商売は非常にむずかしくなった。大きい川に沿って、低い峠や林、田圃などを間にはさみながらとびとびにつらなって上、下にわけて呼ばれているその町と、さらに二里ほど行って海岸に面した田原とが、合併されて市になった。それはこれまでのように地方の発展によって膨脹して町から市になって来た市ではなく、全く軍事的な目的のために、田圃と畑が一躍市につくられた。徳山市からその新造の市まで五里の間、一本の軍用道路が貫通されることになった。その道路は軍用トラック専用のものであり、断乎たるものであり、軍人が地図の上に引いた一本の線のとおりに必ずつくられなければならないものであった。</text:p>
      <text:p text:style-name="P2">ひろ子が、四年前一番終りに重吉の家を訪ねたとき、母は、その新道のことを苦にしていた。</text:p>
      <text:p text:style-name="P2">「ほん、困りじゃのう、あんた。何でも、ここの軒ぐらいの高いところへ出来るというちょる」</text:p>
      <text:p text:style-name="P2">新道のうっとうしさと直次の三番目の召集の不安とが、からみあって語られた。二度目に召集されて入隊し、明朝乗船という前夜、直次は急性盲腸炎にかかって、とりのこされた。</text:p>
      <text:p text:style-name="P2">そのとき集められた予備の一隊は、どこか南方へやられた。</text:p>
      <text:p text:style-name="P2">せまい往還を荒っぽく日夜突進するバス、トラック、ダットサンの交通は、根太のゆるんだ粗末な重吉の家を朝から夜中まで震動させた。二階から見える線路の上に、兵隊を満載した列車が長い間とまっ<text:soft-page-break/>て、町の婦人会の女たちはその兵隊たちに茶や握り飯の接待をした。新しく出来た軍事市は、巨大な工廠を中心としていて、近隣の農村の若い男女、少年たちを総動員した。朝と夕方きまった時刻に、重吉の家の前の往来は、そういう村々からの自転車のりで一杯になった。どのバスにも赤字で憲兵と書いた腕章をつけ長サーベルに長靴の男がのっていた。どこへ行って、どこへ帰る必要があるのか。知っている者はなかったが、いつも憲兵が一人ぐらいは乗っていた。その冬、アメリカとの戦争がはじめられたのであった。</text:p>
      <text:p text:style-name="P2">こんど来たひろ子が、二階の東窓をあけてみると、母が苦にした軍用道路は、裏の無花果の梢に手のとどくぐらいの高さで完成されていた。溝川一つへだてて、辛うじて重吉の家はそのままのこされたが、麦畑はつぶされ、その先の田圃も埋立てられ、その畑をつくっていた一軒の家は、在ったところをずっと山際よりに引こんだ。新道は、軍人が地図の上に引いた一本の線どおり、必ず真直に、断乎として作られなければならなかった。そしてそれは、作られた。直次は必ず応召しなければならなかった。そして、それはそのとおりにされた。</text:p>
      <text:p text:style-name="P2">バスは、もう狭いもとの往還の上を走っていなかった。バスは、裏の新道の上も走ってはいなかった。あわただしく作られた軍用市は機能を喪失し、川に沿った上、下の町は、機械的に一本の道路で貫かれているだけで、麻痺に陥った。この五十戸あまりがかたまっている部落に今は新しい名がつけられている。</text:p>
      <text:p text:style-name="P2">「後家町」</text:p>
      <text:p text:style-name="P2">「後家町」の裏の新道を、工廠の方向から時々トラックが走った。ドラム罐をつんでいるのもあるし、材木を積んでいるのもあり、時には山の方へ疎開させた家財道具が逆もどりして来るトラックもあった。しかし、そのどれもが、直接「後家町」に縁はなかった。何故なら、最後のドサクサの間にうまいことをしてドラム罐をどこかへうつしていたり、工廠用の木材を流用する役得をせしめたりしたのは、みんな、工廠関係の男たちであったから。そういう男たちがいる限り町の名は、「後家町」と呼ばれたりはしないのであるから。</text:p>
      <text:p text:style-name="P2">母とつや子とが直次をいたむ口調のうちには、直次さえいたならば、時勢の激変でこぼれ出した利得を、この門口から素通りさせては<text:soft-page-break/>おかないものを、という思いがはっきり汲みとれた。</text:p>
      <text:p text:style-name="P2">石田の家は、息子三人に父親、働くものも男ばかりという生計であった。その中心に、登代が永年の借金暮しを辛棒し破産をもりかえす才覚で人々におどろかれるような勤勉な明暮れを送って来た。母の才覚、深い計量は、重吉こそ欠けていたが、いつでもそれを実現してゆく男たちの素朴な力のつよい腕や背中をもっていた。直次が亡くなり、進三は現役からひきつづいて濠北からかえされず、さりとて登代の寸法で男たちを集めて働かせる商売そのものが無くなっている現在、登代の活動を愛する生れつきは、在って甲斐ないもののようになった。</text:p>
      <text:p text:style-name="P2">少年時代重吉が机をおいて暮していた二階の東窓の下に、ひろ子はくたびれの出た体をよこにしていた。別棟で更に東につき出ている台所で、いきなり四歳の昭夫が、</text:p>
      <text:p text:style-name="P2">「いらん！　いらん！　いらんいうたら、いらん！」</text:p>
      <text:p text:style-name="P2">と癇声をふりたててどなっているのがきこえた。同時に、はいている大人下駄で地団太ふむ音がした。</text:p>
      <text:p text:style-name="P2">「なにいうてるのよ、昭ちゃん。かたい云うから柔わうにしたんじゃないの、じら云わんとたべんさい」</text:p>
      <text:p text:style-name="P2">小麦と米を挽き合わせた「はったい粉」をねって、二人の子供らは時をかまわずたべていた。そのねりかたがかたい、軟かすぎると、ひろ子がついて間もなくから昭夫はあたけた。</text:p>
      <text:p text:style-name="P2">「いらん！」</text:p>
      <text:p text:style-name="P2">ガチャッと何かがころがる音がした。</text:p>
      <text:p text:style-name="P2">「昭ちゃん！」</text:p>
      <text:p text:style-name="P2">思わず怒ったつや子の声になった。</text:p>
      <text:p text:style-name="P2">「どうして、お前、そう云うことをきかんの？」</text:p>
      <text:p text:style-name="P2">お父ちゃんに云いつけますよ、とおきまりに結んで来たとしか思えない言葉じりを、つや子はそのまま途切れさせた。溜息でもついている風であった。やがて、気力も張りもない、すてたような調子で、</text:p>
      <text:p text:style-name="P2">「母さんはもうしらん」</text:p>
      <text:p text:style-name="P2"><text:soft-page-break/>つまらなそうに歩いてどこかへゆく跫音がした。そのまま台所はひっそりした。あとには昭夫が一人で、すきなだけ板じきをちらかして、はったい粉をたべているのだろう。</text:p>
      <text:p text:style-name="P2">上目づかいの癖がある小さい昭夫は、食事のときも、</text:p>
      <text:p text:style-name="P2">「くわん」</text:p>
      <text:p text:style-name="P2">そう云ったきり、一旦とりあげた箸を粗暴に食卓の上に投げ出した。</text:p>
      <text:p text:style-name="P2">「どうで！　昼もようたべんと」</text:p>
      <text:p text:style-name="P2">登代が気づかって、顔色のよくない、きょときょとした昭夫を見た。</text:p>
      <text:p text:style-name="P2">「治郎ちゃんを見い。ようたべちょる。さあ兄ちゃんじゃけ、昭夫もお行儀ようにせにゃ、東京のおばちゃんが、もうお土産もって来てやらんといの」</text:p>
      <text:p text:style-name="P2">昭夫は、ひろ子を見あげて、にやっと笑った。</text:p>
      <text:p text:style-name="P2">「さあ、お汁かけて。ほん、美味そうなじゃあろが」</text:p>
      <text:p text:style-name="P2">昭夫は、自分の前に豆腐の澄汁をかけた、茶碗がすえられきるまでじっと見ていて、又、</text:p>
      <text:p text:style-name="P2">「くわん！」</text:p>
      <text:p text:style-name="P2">とくりかえした。</text:p>
      <text:p text:style-name="P2">「いもがええ」</text:p>
      <text:p text:style-name="P2">それ助かった、という風に祖母と母親とが、</text:p>
      <text:p text:style-name="P2">「何で、そんなら早うそう云わんのじゃろ」</text:p>
      <text:p text:style-name="P2">と蠅入らずから、ふかした薯の皿をその前へ出してやるのであった。</text:p>
      <text:p text:style-name="P2">ひろ子が最後に来たとき、昭夫は生れて百日たったばかりの赤子だった。亡くなったお祖父ちゃんに似た色黒い面白い赤坊で、ちょこなんと抱いてとった写真を重吉のところへも送った。自分に子のないひろ子は、甥姪たちに特別な情愛を動かされ、注意をひかれるのであった。台所の蠅入らずの上に、陰膳をそなえていたときのまま直次の写真が飾られている。その写真で直次は浴衣がけで、あぐらをくん<text:soft-page-break/>でいる。ゆったりと大きいあぐらのなかに、今よりずっと稚い頃の昭夫がまるっこく抱かれて、赤子のぽちゃぽちゃした顔に、可愛く眼、鼻、口をつけて、こっちを見ている。直次は、若い父親らしい表情で、口元をゆるめてとられているのであった。</text:p>
      <text:p text:style-name="P2">しんみりとその写真をみせ、父さんについて語り、昭夫の気分を落付かせてやろうと努力する根気もつや子にはないらしかった。日頃体のよわいつや子は、直次のいたときから、何かにつけ、どうせ長う生きられんのだから、と口に出した。</text:p>
      <text:p text:style-name="P2">「間食させすぎると、きまったとき御飯たべなくなることよ。顔色のわるいのもそのせいかも知れないよ、十時と三時にきめたら？」</text:p>
      <text:p text:style-name="P2">この辺は、食糧が乏しくはなって来ていても、まだ食事とお八つとを規則だてられる位はたっぷりしていた。つや子は、しかし深くききしめる様子もなく、</text:p>
      <text:p text:style-name="P2">「はア」</text:p>
      <text:p text:style-name="P2">と答え、</text:p>
      <text:p text:style-name="P2">「ほんに、じらばかりいうて……」</text:p>
      <text:p text:style-name="P2">寧ろひろ子への云いわけらしくつぶやいた。癇のきつい昭夫は、その癇を無意識のうちに鎮めてくれる男らしい人間的な圧力や生活の規律が女ばかりの暮しに欠けていることから、とめどなく荒っぽくなっているのであった。母と嫁とは、ほかに男のいない生活で左右から直次をとりかこんで暮して来た。そのように、今は癇のきつい昭夫のまわりを祖母と母とが左右からはさんで近づいては遠のき、一応口先で叱りつけては、あとで一層機嫌をとって暮している。</text:p>
      <text:p text:style-name="P2">横になりながらひろ子は台所の騒ぎをきいていて、中心になる男が奪われた一つの家庭の不幸と生活の破綻というものの複雑なあらわれをしみじみと感じた。戦争の災禍は、この「後家町」で石田の一家の生活の根太を洗った。じかな、むき出しな災禍の作用を現わしている。家財を焼かれた人々の損傷の深さを、ひろ子は東海道、山陽とのった汽車が西へ来るにつれて思いやった。けれども、戦争の真の恨みは、どういう人々のところにこそあるだろう。国体論はかくした方がいいでしょうかと不安げに訊いた片脚の白衣の人の瞳の底にあっ<text:soft-page-break/>た。そして、「後家町」の、ここにある。日本じゅう、幾十万ヵ所かに出来た「後家町」の、無言の日々の破綻のうちにある。</text:p>
      <text:p text:style-name="P2">ひろ子のこめかみをすべってつめたく苦い、渋い涙が、籐製の小枕におちた。戦争犯罪人という字句をポツダム宣言の文書のうちによんだとき、ひろ子は、その表現が自分の胸にこれだけの実感をたたえて、うけとられるとは知らなかった。ひろ子は、世界の正義がこの犯罪を真にきびしく、真にゆるすことなく糺弾することを欲した。</text:p>
      <text:h text:style-name="Heading_20_2" text:outline-level="2">九</text:h>
      <text:p text:style-name="P2">「おばあちゃん、おばあちゃん」</text:p>
      <text:p text:style-name="P2">そう呼んでつや子が、母に何か云っている。おばあちゃんというようなよびかたは元来、ふっくりした優しいよびかけであるはずだのに、つや子のそのよび声には、呼ばれたもののこころを誘い出す暖いはずみよりも、押しつけるかたさが響いている。</text:p>
      <text:p text:style-name="P2">今度来て、ひろ子はそのことに気づいた。これまでもつや子は、おばあちゃん、又、おばあちゃんと、一日じゅう細かになかなかよく母を動かした。ひろ子は、冗談めかして、つやちゃんは甘ったれてよく働かせるのね、と云ったことがあった。まだ若いから、何いうてもたよりないのでありましょう。登代は気をよく説明していた。その頃の呼びかたは、同じおばあちゃんにしても、ちゃんというところに小猫のからむような甘みがあり、母の気質にとっては、そういう絡まりも快よいのであろうと思ってきいた。</text:p>
      <text:p text:style-name="P2">おばあちゃんという、軟い名をこわく呼んでいるいまのつや子も、呼ばれる母の身も、ひろ子にとっては気の毒にたえなかった。</text:p>
      <text:p text:style-name="P2">昔、ひろ子が駒沢の方に住んでいたとき、低い竹の四つ目垣越しに隣家の菜園があって、その奥に住居の縁側が見えた。一人のおじいさんがそこに住んでいた。嫁に当るひとが、おじいちゃん何々ですよ。おじいちゃん、こうですよと、日に幾度となく呼んだ。その声は、明るい午後ひろ子が机に向っている反対側の室まで手にとるようにきこえて来た。その時分ひろ子は石榴の樹と、子供の土俵あとのある庭に向って小説を書いていた。そして、折々その声にじっと耳を傾け、あの声に愛があると云えるだろうかと思った。一日に呼ぶ度数が多けれ<text:soft-page-break/>ば多いだけ、それは単調な生活の倦怠の中に抑えられた女心の苛だたしさをひろ子の心につたえたのであった。</text:p>
      <text:p text:style-name="P2">つや子の嫁入りの晩、ひろ子はその田舎町の料亭の座敷で、母のとなりに坐った。高島田に結び、角かくしをし、六月初旬に冬ものの黒い裾模様を長くひいて、仲人に片手をひかれた花嫁が立ちあらわれたとき、ひろ子は何とも云えない恐縮な思いがして、単衣の紋付の下に汗をかいた。角かくしの重い首をうなだれて入って来た花嫁に先立って、いくつもの箱を重ねた島台が恭々しく運ばれた。それは、花嫁からの土産であった。精一杯身を飾り、土産の品までもさし出して、見知らない石田の家の嫁になって来た若い一人の女の運命に対して、ひろ子は習慣の力のつよさというものに威怖を覚えた。</text:p>
      <text:p text:style-name="P2">となりの室におかれた古いレコードが高砂やを謡っている間に盃がとりかわされ、記念写真が、同じ部屋で撮された。北支から帰還して二十日ほどたったばかりだった直次は、これも冬ものの黒羽二重の紋付に仙台平の袴で、汗にまびれながらも美しい若者ぶりであった。写真をとるというとき、足が痺れて立ち上ったまま動けなくなった。ひろ子は、いそいでそこにあった椅子にかけさせた。写すときは、その椅子に花嫁がかけて、仲人であって同時に写真師でもある人がその裾の工合を直したりした。直次の婚礼の次第には生真面目さとともに田舎の町らしい一種のユーモアがあった。</text:p>
      <text:p text:style-name="P2">一年後、直次に二度目の召集が来た。</text:p>
      <text:p text:style-name="P2">その見送りにひろ子が来たとき、もう昭夫が生れていて、つや子のおかあはんが、おばあちゃんにかわっていた。話のはずみにふとつや子が、婚礼の記念写真のとき直次が動けなかったので、どうやら足が悪うなっているのではないかと思いよりました、と云って笑った。</text:p>
      <text:p text:style-name="P2">「それどころか立派な脚があったでしょう」</text:p>
      <text:p text:style-name="P2">ひろ子も笑ったが、つのかくしのかげに伏ったままのようにあったつや子の睫毛の下から、ほんの一刹那のそのことが見のがされていなかったのにおどろいた。花嫁の神経の働き工合が察しられた。</text:p>
      <text:p text:style-name="P2">ひろ子のこころもちでみると、重吉の母は、下駄のうしろを引きずって歩くつや子に、こわばった調子でおばあちゃん、おばあちゃんと呼び立てられ、二人の孫をからませられるにふさわしい人ではな<text:soft-page-break/>かった。ものわかりのよい姑であろうとする登代の忍耐と努力。二人の子もちだというところから出る体の弱いつや子の落つきかた。</text:p>
      <text:p text:style-name="P2">重吉は、どう話されたら、このような生活の細部の感情までを理解するだろうか。</text:p>
      <text:p text:style-name="P2">窓から見ていると、治郎を紐でおんぶした母が、堤をのぼって新道へ出て行った。永年子供をおぶったりしたことのない小肥りな母の背中におんぶの形はちっともなじまず、それを見るひろ子の目を悲しませた。このこころもちを、重吉は、どう話されたら分るだろう。重吉はすべてを知らなければならない。ひろ子はそう思った。母とつや子と二人の幼い息子たちの生活のネジをまき直し、幸福をとり戻すために、重吉は必要なすべてのことを理解しなければならない。何故なら、母やつや子にいるものは、その一声によって自分たちの感情の整理までをして来た男の言葉、男のさしずである。しかし、その男がなくなったとき、女はどうしたらいいのだろう。女たちは習慣をかえなければならない。女だけでやってゆけることを学ばなければならない。しかもこの際、母とつや子が、その新しい必要を理解するために必要なさしず、言葉は重吉からしか期待されなくなっているのであるから。</text:p>
      <text:p text:style-name="P2">濡れているうちは、余り薄くて色らしい色も見えないインクで網走への手紙をかきながら、これから帰るのは重吉であろうか、それとも七年の歳月を前線で経ている進三であろうか、とひろ子は考えた。新聞やラジオは、八月十五日から一ヵ月たったその頃、南方の島々で、ちりぢりばらばらに武装解除をしている日本の部隊名をつたえていた。進三の部隊長が、どうか普通の分別をもった男であるように。ひろ子は切にそれを祈った。敗北の噂をきいて、食物もない山中の獣の穴へ部下を追いこむ愚かものでないように。進三は重吉とまたちがったやりかたで人によろこびを与える若者なのであった。</text:p>
      <text:p text:style-name="P2">母が、いつにもないそっとした様子で梯子をあがって来た。机に向っているひろ子を見て、</text:p>
      <text:p text:style-name="P2">「おや、あんた、昼寝してじゃないの」</text:p>
      <text:p text:style-name="P2">と云った。</text:p>
      <text:p text:style-name="P2">「いいえ。おやすみになる？　枕出しましょうか」</text:p>
      <text:p text:style-name="P2"><text:soft-page-break/>「ええ、ええ」</text:p>
      <text:p text:style-name="P2">言葉をきって、</text:p>
      <text:p text:style-name="P2">「縫子はんが来ておってでありますよ」</text:p>
      <text:p text:style-name="P2">低い声で何となしひろ子の顔色を見るように告げた。ひろ子は、奇妙な気がした。従妹の縫子は、ひろ子の東京の小さい世帯に一年半も一緒に暮したし、互に気があっていて、ひろ子がここへ来て縫子が訪ねて来るのは全くあたり前と思えるのであった。</text:p>
      <text:p text:style-name="P2">「まあよく来たこと！」</text:p>
      <text:p text:style-name="P2">思わずそう云って立ち上ったとき、ひろ子は、不思議な感じを与えられた小声のしらせのことは忘れた。</text:p>
      <text:p text:style-name="P2">母のあとについて茶の間へ降りてみると、ガラス障子のところで、縫子が一人坐っている。もうよっぽど前から、そこにそうやっていたように、ぼんやりした所在なさをあらわした姿で坐っている。ひろ子は、また奇妙な気がした。</text:p>
      <text:p text:style-name="P2">「どうしたの縫ちゃん。いつ頃から来ていたの」</text:p>
      <text:p text:style-name="P2">いぶかしそうに立ったままいきなり訊くひろ子を下から見上げるようにしながら、縫子はもち前の落付いた口調で、</text:p>
      <text:p text:style-name="P2">「さア、小一時間も前に来たかしら」</text:p>
      <text:p text:style-name="P2">そして、懐しそうににっこりした。</text:p>
      <text:p text:style-name="P2">「知らせがいったの？」</text:p>
      <text:p text:style-name="P2">「いいえ。わたしお姉さんが来ておられることなんか、ちっとも知らなんだの。昨夜、直次さんの夢を見て、気にかかってせんないから、一寸しらせに来たら、来ておられるって……」</text:p>
      <text:p text:style-name="P2">縫子は、一里半歩いて、来ているのであった。</text:p>
      <text:p text:style-name="P2">夢で、直次がミヨシというところにいる、という話をしているのをきいた。さめたあとまで、あんまりミヨシという土地の名がはっきり聞えていて忘られないので、近所で旅行案内をかりて地図をみたら、</text:p>
      <text:p text:style-name="P2">「不思議でありますねえ」</text:p>
      <text:p text:style-name="P2">縫子はしんから偶然の符合をおどろくように濃い眉を傾けてひろ子を見た。</text:p>
      <text:p text:style-name="P2"><text:soft-page-break/>「ほんにミヨシというところがありました。三次とかくの。芸備線で二時間ほど広島から行ったところに」</text:p>
      <text:p text:style-name="P2">「ふーん。そんなことってあるものなのかしら。――そいで、どういうところなの、その三次って……」</text:p>
      <text:p text:style-name="P2">「病院はありますって」</text:p>
      <text:p text:style-name="P2">「陸軍病院？」</text:p>
      <text:p text:style-name="P2">「そうじゃないらしいけど……。もしかしたら、わたしつや子はんとつろうて行って見て来ようかと思って」</text:p>
      <text:p text:style-name="P2">黙って熱心にきいていた登代が、</text:p>
      <text:p text:style-name="P2">「その三次は、つや子はんがしらべに行きよった豊田村とはまるで別の方角のところじゃろ、のう」</text:p>
      <text:p text:style-name="P2">「あれは万部線でありましょう」</text:p>
      <text:p text:style-name="P2">「の、つや子はん、つや子はん、ちょいときてみさいの」</text:p>
      <text:p text:style-name="P2">ねむりかかった治郎をあぶなっかしくおんぶして、つや子が土間から上って来た。</text:p>
      <text:p text:style-name="P2">「のう、あんたが、先度ゆきよったのは豊田村じゃのう」</text:p>
      <text:p text:style-name="P2">「はあ」</text:p>
      <text:p text:style-name="P2">「そのとき、本部で、三次たらいうところのこと云わなんだか」</text:p>
      <text:p text:style-name="P2">「さあ……」</text:p>
      <text:p text:style-name="P2">「縫子はんが夢を見たといの、つろうて、さがしに行こうかと云うてじゃよ」</text:p>
      <text:p text:style-name="P2">つや子は、薄すり凹んだ瞼をあげるようにして、縫子からひろ子、母へと視線をうつした。</text:p>
      <text:p text:style-name="P2">「本部でも、云うてでありました。鳥取県の三朝あたりまで分散治療に送ってあるよって、個人でさがしたら、一年かかってもよう分るまいて……」</text:p>
      <text:p text:style-name="P2">豊田村から又二里近い山下の国民学校に移った本部の残務整理責任者は、つや子に向って、石田直次軽傷と記入されている一冊の帳簿を開いて見せた。又別のもう一冊を出してみせたら、それには、石田直次の項に、行方不明と記載されていたのであった。</text:p>
      <text:p text:style-name="P2"><text:soft-page-break/>ひろ子は、雲を掴むような話をきくにつけ、自分で一度豊田に行って来ようと決心していた。きのう着いて、つや子と母との話すのをきいているうちその心がきまった。</text:p>
      <text:p text:style-name="P2">「じゃ、いっそのこと、こうしましょうか。私は、ともかく一遍どうしても豊田村へ行って調べたいから、明日、縫ちゃん行かない？　そして、三次のこともよくきいて、もし手がかりがありそうなら、まわって来てしまうわ、いかが？」</text:p>
      <text:p text:style-name="P2">「――えらい難儀じゃのう」</text:p>
      <text:p text:style-name="P2">母が気づかわしそうにゆっくり呟いた。</text:p>
      <text:p text:style-name="P2">「行ってもろうたら、それにこしたことはないけれど……ほん、東京であんな目えみて、ここへ来て、ほん……」</text:p>
      <text:p text:style-name="P2">たよりないつや子と母との話だけを又伝えにして、直次さんについてはもう諦めていられますと、重吉に書く勇気はひろ子にないのであった。</text:p>
      <text:p text:style-name="P2">それとも、つや子が自身で縫子の夢にきこえた三次というところを訪ねて行きたいこころもちだろうか。</text:p>
      <text:p text:style-name="P2">「どうする？　つや子さん。自分で行かなくても気がすむこと？」</text:p>
      <text:p text:style-name="P2">「さア……」</text:p>
      <text:p text:style-name="P2">「つや子さんの気がすむ方にしましょうよ、ね」</text:p>
      <text:p text:style-name="P2">「……………」</text:p>
      <text:p text:style-name="P2">「こんどは、御苦労でも、ひろ子はんに行んで貰おう、いくらかしゃんとした話もせまあじゃ、のう、つや子はん」</text:p>
      <text:p text:style-name="P2">「はア、それがよろしうあります」</text:p>
      <text:p text:style-name="P2">相談がきまった。登代が、ねそびれて泣く治郎をおんぶして、駅へ切符の工面に出かけた。</text:p>
      <text:p text:style-name="P2">その母が帰り途にかかったと思われる頃、雨が落ちて来た。</text:p>
      <text:p text:style-name="P2">「降って来たね、あした雨かしら、困ったこと」</text:p>
      <text:p text:style-name="P2">縫子も立って来て、小さいパンツの干してある低い軒先から雨脚をみていたが、</text:p>
      <text:p text:style-name="P2">「降りよりますで――これは……」</text:p>
      <text:p text:style-name="P2"><text:soft-page-break/>と、土地ものらしい確信で云った。</text:p>
      <text:p text:style-name="P2">「お母はんに、傘もっていて上げなきゃ」</text:p>
      <text:p text:style-name="P2">「そうだわ」</text:p>
      <text:p text:style-name="P2">ひろ子が土間をさがしたが雨傘らしいものは見当らなかった。</text:p>
      <text:p text:style-name="P2">「つや子さん、雨傘どこかしら」</text:p>
      <text:p text:style-name="P2">姿の見えないつや子をさがして呼んでいるひまに、</text:p>
      <text:p text:style-name="P2">「その辺に、何ぞありましょう」</text:p>
      <text:p text:style-name="P2">縫子が、大きい膳棚の横から古い番傘を一本とり出し、それをもって迎えに出て行った。</text:p>
      <text:p text:style-name="P2">十</text:p>
      <text:p text:style-name="P2">灰色の雨雲が強い風に吹きたてられて、むら立ちながら山の峯々を南から北へ走っている。</text:p>
      <text:p text:style-name="P2">雲脚が迅く濃くなるたびに、トタン屋根に白いしぶきを立てて沛然と豪雨が降りそそいだ。大ぶりの最中は、つい近くの山鼻さえ雨に煙った。どっちの道にも朝から人通りが絶えている。</text:p>
      <text:p text:style-name="P2">残暑にあぶられてギラついている東京の焼跡から来たひろ子に、夏の終りのこの大雨は、むしろ快よかった。いかにも、山のすぐあっちには広い海のある場所らしく、たっぷり、惜しげない、雨のふり工合がいい心持であった。</text:p>
      <text:p text:style-name="P2">けさ、四時すぎの汽車にのるはずであったひろ子と縫子は、一旦その時刻におきて、どうする？　と相談した。電燈のついている台所の雨樋をむせぶように鳴らして、もうそのときから大降りであった。</text:p>
      <text:p text:style-name="P2">「どうなろういの、この雨で……」</text:p>
      <text:p text:style-name="P2">治郎をだいて茶の間にねている母が声をかけた。</text:p>
      <text:p text:style-name="P2">「日よりみてからのことにすることでありますよ」</text:p>
      <text:p text:style-name="P2">つや子も髪をかきあげながら出て来た。</text:p>
      <text:p text:style-name="P2">「駅から二里も歩かんならんのに、この雨では、ほん、せんのうありますわ」</text:p>
      <text:p text:style-name="P2">おそい汽車に、と思っているうちに、十時になり正午になり、午後になって雨は一層ひどくなった。</text:p>
      <text:p text:style-name="P2"><text:soft-page-break/>縫子は、ひろ子のもんぺのほころびを縫ったり、二人の子供らの腹がけをこしらえたりしてやりながらも、気にして折々雨にかすむ外を見た。</text:p>
      <text:p text:style-name="P2">「わたし、かえってまた出直そうかと思うけれど」</text:p>
      <text:p text:style-name="P2">「どうしてさ。汽車にものれないのにこの雨を帰れるものか、歩くの？」</text:p>
      <text:p text:style-name="P2">「……いて、いいかしら」</text:p>
      <text:p text:style-name="P2">「誰にわるいのさ」</text:p>
      <text:p text:style-name="P2">「…………」</text:p>
      <text:p text:style-name="P2">「そうあれこれ考えないものよ」</text:p>
      <text:p text:style-name="P2">「…………」</text:p>
      <text:p text:style-name="P2">小声でそんな短い言葉が交されるとき、母もつや子もそのあたりにはいないのであった。石田へゆくと、挨拶を終る間もなくきっとつや子が、何時の汽車でおかえりますの？　ときくんだものと親戚の若い女たちは歎いた。つや子は体が弱いせいか、その体のよわいということに気負けして暮しているせいか、直次のいるときから客ずきでなかった。人の出入りもない今、食事ごしらえも感興なく、その場のしのぎという風にされていた。</text:p>
      <text:p text:style-name="P2">大降りの勢はちっともゆるまず、段々夕方が迫って来た。</text:p>
      <text:p text:style-name="P2">「どうで！　ほんほん、よう降りよる！　つや子はん、また停電なとせんうちに、御飯しまうことで……」</text:p>
      <text:p text:style-name="P2">睡眠の奥にまで雨脚がとおっているような一夜が明けた。</text:p>
      <text:p text:style-name="P2">きのうは大雨の裡に生々していた自然の眺めもちらばっている家々も、きょうは連日の重い雨に濡れふやけて、力なく、ぼんやり色が流れて見える。</text:p>
      <text:p text:style-name="P2">ひろ子が二階で、雨のふりこまない西側の窓から線路の方を見ていると、母があがって来た。ひろ子と並んで線路、その先の竹藪、山裾へと視線をやった。真面目に気づかわしげにその方角をみた。その竹藪のかげに水無瀬川の、大きい河床がかくされているのであった。</text:p>
      <text:p text:style-name="P2">六七年前の梅雨時分、ひろ子が来ていたとき、やはり雨がつづい<text:soft-page-break/>た。刈りのこされた麦が、みんな黒穂にくさって、この窓から見わたすと、河床からあふれて麦畑を浸した大水が幾日も鈍く光った。黒いくさった麦の穂先だけが、その鉛色に光る水の上にそよいでいた。</text:p>
      <text:p text:style-name="P2">「ほん、大難儀いのう。山の方で、みんな樹を伐らせよって、おまけに、根っこまで掘りおこしたから、水のとめどがないようになりよった」</text:p>
      <text:p text:style-name="P2">「こんどは、いいあんばいにまだ、あっちの畑まで水が出ておりませんね」</text:p>
      <text:p text:style-name="P2">「それで結構でありますよ」</text:p>
      <text:p text:style-name="P2">石田の家は、街道に沿って埋立てたせまい三角地の上に窮屈に建て増し、建て増しされた家であった。廊下の中に庇合わいなどがあった。こんなに降ると、仏壇のおいてある戸棚の中が大もりになって、バシャバシャしぶいた。家じゅうそこここに、盥、バケツがもち出された。昭夫と治郎とは、その盥をめぐり、バケツのまわりをかけまわっている。子供の叫び声と吹きつけられる大雨のザッ、ザザッという天地いっぱいの音をきいていると、ひろ子は子供時代を思い出した。大雨のときうちの中はいつもうす暗かった。すこしずつすかした雨戸の間から雨がふりこんで古い廊下がぬれていた。ひろ子と二人の弟たちとは、小さい三つの顔を一つずつ雨戸のすき間から覗けて、誰が一番長く雨に顔をたたかれて平気でいられるか、競争をした。それから、濡れている廊下を片足ですべった。昼間の薄ぐらさ、ひどい大雨の音。むし暑さ。それらは、稚いひろ子を興奮させ、どきつかせた。子供らのおまるのわきに、夜じゅう豆ランプがついていて、いつもぼーっと雨戸についた地震戸の棧を照していた。</text:p>
      <text:p text:style-name="P2">今にも消えそうで消えない電燈の下で、落付かない夕飯を終った。</text:p>
      <text:p text:style-name="P2">八時すぎになって、前の沢田へふるいをかえして貰いに行ったつや子が、傘をたたみながら、あわただしく入って来た。</text:p>
      <text:p text:style-name="P2">「おばあちゃん、川がおごりよりますて」</text:p>
      <text:p text:style-name="P2">おこったように、登代が、</text:p>
      <text:p text:style-name="P2">「どうしょうぞ！」</text:p>
      <text:p text:style-name="P2">と云った。</text:p>
      <text:p text:style-name="P2"><text:soft-page-break/>「二十年も水がおごるようなことはありゃせんじゃったのに」</text:p>
      <text:p text:style-name="P2">「おばあちゃん、去年から、大さわぎしよったじゃありませんか。すっかりものあげて、わたしが来てからもう二度も水がおごりよったのに……」</text:p>
      <text:p text:style-name="P2">「どうするの？　もし物をうごかすなら、今のうちの方がいいんじゃないのかしら、夜中に騒いだりするといけないから」</text:p>
      <text:p text:style-name="P2">母は、半信半疑の面もちでしきりに雨音に耳を傾けた。</text:p>
      <text:p text:style-name="P2">「――いくらか、ゆりたようじゃありますまいか」</text:p>
      <text:p text:style-name="P2">「そうかしら」</text:p>
      <text:p text:style-name="P2">ひろ子は、出水に遭った経験が全くなかった。二百十日の颱風で、雨戸をしめた小箱のような一人住みの家の二階がふっとびそうで眠れない思いをしたことはある。けれども、水について、ひろ子はほんとに何にも分らなかった。今の気持だけからいうと、この家にまで浸水しそうに感じられなかった。その感じにしかし、何の根拠がないことも分っている。</text:p>
      <text:p text:style-name="P2">母をかこんで、ひろ子、二人の若い従妹たちが坐っている裏の板じきで、つや子は一人で働き出した。</text:p>
      <text:p text:style-name="P2">「子供らをここへねかしたままで、どうなろう」</text:p>
      <text:p text:style-name="P2">登代が術なさそうに立ち上った。</text:p>
      <text:p text:style-name="P2">子供らを一人ずつ抱いて上り、二階に一同の寝具をうつした。降りて来てみると、つや子は物も云わず細い体で一枚一枚畳をめくり上げている。つや子の口をきかない働きかたには、何か体全体で示しているきびしさがあって、特にしげのを、おどおどさせた。</text:p>
      <text:p text:style-name="P2">女手ばかりであげた畳を、台の上につんだ。店の間の畳を、二つの樽に板をわたした上に積みあげられた。</text:p>
      <text:p text:style-name="P2">「おばあちゃん、その辺に油の樽があったじゃろ」</text:p>
      <text:p text:style-name="P2">それも片づけられた。タバコ店の方に置かれていた衣裳箱を、縫子と何度にもかいて、高いところへ移した。</text:p>
      <text:p text:style-name="P2">ひろ子は、あぶなっかしく床板ばかりになった敷居の上にもんぺ姿で立って、働いているうちは耳につかなかった雨音が、また一段劇し<text:soft-page-break/>くなったのをきいていた。すると、台所の方にいたしげのがけたたましく、</text:p>
      <text:p text:style-name="P2">「あら！　おばさま！」</text:p>
      <text:p text:style-name="P2">と叫んだ。</text:p>
      <text:p text:style-name="P2">「どうで？」</text:p>
      <text:p text:style-name="P2">登代がいそぎ足でそちらに行った。</text:p>
      <text:p text:style-name="P2">「お！　はアもう水がはいりよるで！」</text:p>
      <text:p text:style-name="P2">流元の方からうすい電燈の光をうけながら、音も立てず少しばかり水がひたひた入りこんで来ている。それはまるでこの家へだけ、ほんのぽっちりどこかの水があふれて入って来たばかりと云いたげな何気なさである。</text:p>
      <text:p text:style-name="P2">ひろ子は、余りおだやかな目の前のひたひた水を、出水の騒動に結びつけてうけとりかねた。その黒く光る水をぼっと眺めていると、忽ち、小さい昭夫の下駄が浮いて流れ出した。つづいて、土間にあった下駄という下駄がみんな浮き上って流れはじめた。そして、五分経つまいと思う間に土間は脛の高さに水漬りとなった。床へつくまでには、三寸ほどゆとりがあった。</text:p>
      <text:p text:style-name="P2">水嵩にばかり気をとられていた四人の女が、ふと気付いたとき、雨音はさっきよりおとなしくなっていた。</text:p>
      <text:p text:style-name="P2">ひろ子が楽観したように、</text:p>
      <text:p text:style-name="P2">「大体この位ですむんじゃないのかしら」</text:p>
      <text:p text:style-name="P2">と云った。</text:p>
      <text:p text:style-name="P2">「そうなら大助かりじゃがのう」</text:p>
      <text:p text:style-name="P2">それぎり、水は高まって来なかった。シャツ一枚に猿股で沢田の主人が、往来越しにざぶざぶ水をこいで土間に入って来た。</text:p>
      <text:p text:style-name="P2">「えらいことになりよりましたのう。早、畳あげてでありましたか。それはよかった。何でも手ごうしに来ますけに、心配はいりませんで」</text:p>
      <text:p text:style-name="P2">この人は永年石田の前に住んでいる鍛冶やで、整備兵に行っていた二男も先頃帰って来ているのであった。</text:p>
      <text:p text:style-name="P2"><text:soft-page-break/>「どうでありましょうの、堰は切れよってでありますか」</text:p>
      <text:p text:style-name="P2">「――今年はどうですこし様子がちがいよりますのう――じゃまた」</text:p>
      <text:p text:style-name="P2">ひろ子たちは、二階へ七輪とやかんと茶碗かごをもって上った。</text:p>
      <text:p text:style-name="P2">「さあ、まあ一息せにゃ」</text:p>
      <text:p text:style-name="P2">はったい粉をかいた。</text:p>
      <text:p text:style-name="P2">「おお、そうじゃ、燈心はどこにあったかいの」</text:p>
      <text:p text:style-name="P2">「上の棚でありましょう」</text:p>
      <text:p text:style-name="P2">「きっと今に停電しよるで」</text:p>
      <text:p text:style-name="P2">縫子が下へ行って、燈心と油と皿をもって来た。</text:p>
      <text:p text:style-name="P2">「少し水がひきよってでありますよ」</text:p>
      <text:p text:style-name="P2">「お母さん、横におなりませ」</text:p>
      <text:p text:style-name="P2">ひろ子が土地言葉で云った。</text:p>
      <text:p text:style-name="P2">「もう大丈夫らしいから。あとは気をつけますから」</text:p>
      <text:p text:style-name="P2">「みんなも、おやすみ……どれ」</text:p>
      <text:p text:style-name="P2">母は、着たままころりとしき並べた布団の端に横になった。</text:p>
      <text:p text:style-name="P2">「ほん、ここはようない土地じゃのう」</text:p>
      <text:p text:style-name="P2">つや子も、スカートのまま二人の子供たちのわきに体をのばした。</text:p>
      <text:p text:style-name="P2">そのとき、電燈が消えた。</text:p>
      <text:p text:style-name="P2">縫子が見つけてもって上っていた蝋燭に火をつけた。大きい影が、人々の横になっている枕もとの壁に映ってゆれた。帰れなくなって気の毒だけれども、縫子がいてよかった。ただ、一人の手がふえているというばかりでなく、ひろ子はこころもちの上でたすかっているところがあるのであった。</text:p>
      <text:p text:style-name="P2">雨はそのまま小ぶりになった。ひろ子も寝間着にかえて床の上に両脚をのばしていると、階下で水をこいで来る人の気配がし、階段の下まで来て、</text:p>
      <text:p text:style-name="P2">「おごうはん、おごうはん。もうおよってでありますか」</text:p>
      <text:p text:style-name="P2">女の声がした。</text:p>
      <text:p text:style-name="P2"><text:soft-page-break/>「沢田のおばさんで」</text:p>
      <text:p text:style-name="P2">縫子が、上り口の襖をあけて顔を出した。</text:p>
      <text:p text:style-name="P2">「おお縫子はん。水がさっきからおごりよりますで」</text:p>
      <text:p text:style-name="P2">その声でむっくり、母とつや子がおき上った。</text:p>
      <text:p text:style-name="P2">「どれ、ほんに、まあ、せんないこといのう」</text:p>
      <text:p text:style-name="P2">つや子は、来合わせてくれた沢田の主人と息子にたのんで、一旦高いところへうつした衣裳箱を、今度は二階へあげて貰いはじめた。息も入れず、木の衣裳箱、次にトランク、それから行李、箪笥の引出しと、あげさせる。</text:p>
      <text:p text:style-name="P2">その手をあけさせないさしずの間に素早く、</text:p>
      <text:p text:style-name="P2">「えろうすみませんが、ちょいと置かしてつかアせ」</text:p>
      <text:p text:style-name="P2">と沢田の家の深く大きい壺もかき上げられた。それには麦、米、粉が入れられていた。上げられる箱やトランクを部屋のぐるりに置きながらひろ子は食糧が気になった。こうして着物ばかり保護しているが、食糧はどうなのだろう。東京で空襲があった間、市民が真先に心配し、守ったのは食糧であった。ひろ子が知っている範囲では石田の家の米味噌のおき場は前座の床であった。水が床をこせば、それらはもう安全でない。気づきが唇まで出かかった。が、ひろ子はそれをのみこんで、つや子が容赦なく指図して上げさせる衣類箱を、次から次へうけとっては積んだ。田舎では、食糧の心配がないのかもしれない。何とかなるものなのだろう。つや子が、嫁入りのときこしらえて来た衣類、直次の着ていたもの、子供らのための用意、それを濡すまいとする心理は皆にとっても自然なのだろう。</text:p>
      <text:p text:style-name="P2">箱をあげはじめて十分も経ったとき、益々水嵩がまして来て、階下は大騒動になった。</text:p>
      <text:p text:style-name="P2">「それ！　おごうはん、お上りませ、こけよりますで！」</text:p>
      <text:p text:style-name="P2">水の中へ倒れたガラスのこわれる音がした。タバコの空棚が浮き出して、ひっくりかえった。</text:p>
      <text:p text:style-name="P2">「どうなろうかいの！」</text:p>
      <text:p text:style-name="P2">怒って絶望した母の声がした。こちらで箪笥が浮き出した。</text:p>
      <text:p text:style-name="P2"><text:soft-page-break/>階段の上り端にさし出した裸ローソクの揺れる光が、つい目の下まで来ている水面を照らし出した。</text:p>
      <text:p text:style-name="P2">「ハアここまでついちょる！」</text:p>
      <text:p text:style-name="P2">濡れた裸体を照らされながら、沢田の主人が、血相のかわった眼元でひろ子を見上げた。その股のつけ根までが水の中にあった。</text:p>
      <text:p text:style-name="P2">水に追いあげられる鼠のように、次々と二人の男たちも二階へあがって来た。</text:p>
      <text:p text:style-name="P2">「こりゃ早う避難せまあじゃ、家がこけよる」</text:p>
      <text:p text:style-name="P2">「そんなこともなかろうけれど……」</text:p>
      <text:p text:style-name="P2">上から何か大きいものが流れて来たら、この家はもつまい。土台がいかにもわるい作りであるから。</text:p>
      <text:p text:style-name="P2">二人の子のねている布団の裾を濡れた土足のままふんで、七人の男女がまちまちの背たけでそこにつったった。ひろ子は、西窓の雨戸をあけ、往来を見ようとして、はじめて真からの恐怖にうたれた。往来はもう無かった。雲が切れてうすら明るいような深夜の空の下に黒く濡れた沢田の家のトタン屋根のひろい斜面があり、その軒下からわずか一尺ばかりのところを、道幅いっぱいに濁流が流れていた。黒く鈍く光りながら、もりあがる勢で流れている水は音を立てない。しかも絶対に人の命を奪う深さを示しつつ下へ下へと疾く流れている。その水面にまばらな雨脚が光った。危険はそこにあった。母と小さい二人の孫とは、安全に置かれなければならない。</text:p>
      <text:p text:style-name="P2">ひろ子はそれを、自分の責任として感じた。</text:p>
      <text:p text:style-name="P2">「この辺で小舟なんかつかわないんでしょうね」</text:p>
      <text:p text:style-name="P2">「そんなもの、あらせん」</text:p>
      <text:p text:style-name="P2">怒ったように沢田が答えた。</text:p>
      <text:p text:style-name="P2">「ともかく、お母さんと小さい人は家を出ましょう」</text:p>
      <text:p text:style-name="P2">日頃剛毅な母が、しんから辛そうに、</text:p>
      <text:p text:style-name="P2">「どうなろうかいの。こんだけ水がおごっちょるのに、どうで渡れよう」</text:p>
      <text:p text:style-name="P2">啜りあげるように叫んだ。</text:p>
      <text:p text:style-name="P2"><text:soft-page-break/>「もうええ、もうええ。家がこけたらここで死ぬるばかりいの」</text:p>
      <text:p text:style-name="P2">揺れ動く蝋燭の不安定な光に照らし出された二階の雑然とした一室に恐慌が充満した。</text:p>
      <text:p text:style-name="P2">ひろ子は東窓から、新道の方角を見た。目のとどく限り、こちら側の水嵩は低く、新道の上はうっすり白く見えた。</text:p>
      <text:p text:style-name="P2">「裏へ出ましょう」</text:p>
      <text:p text:style-name="P2">とっさに、きめた。</text:p>
      <text:p text:style-name="P2">「梯子はどこにあるの？　つや子さん」</text:p>
      <text:p text:style-name="P2">「おばあちゃん、梯子どこかいの」</text:p>
      <text:p text:style-name="P2">縫子が、</text:p>
      <text:p text:style-name="P2">「この階段はずしてかけたらええ」</text:p>
      <text:p text:style-name="P2">と云った。箱階段でとりはずしがきいた。</text:p>
      <text:p text:style-name="P2">「それがいい。誠さんすみませんが、梯子、裏へかかるでしょう？」</text:p>
      <text:p text:style-name="P2">すぐ、父子が、はしごを窓越しにかき出して、屋根へ出た。</text:p>
      <text:p text:style-name="P2">「つやちゃん、リュックに子供たちのものとお母さんと二人の着がえ入れて」</text:p>
      <text:p text:style-name="P2">母の書類の入った小カバンをひろ子のリュックにつめて、それは、縫子が背負った。つや子が昭夫を、しげのが治郎をおんぶした。</text:p>
      <text:p text:style-name="P2">「大丈夫だから、ゆっくり落付いて。――すべらないように」</text:p>
      <text:p text:style-name="P2">沢田の細君が先頭に立ち、次に母、つや子、しげのと、窓をこして屋根へ出た。石田の家が幾棟にもわかれて建てられていて、しかも、台所の屋根がずっと東へつき出ていたのは仕合わせであった。その屋根の端から、裏の家の薯畑へ梯子がかかった。</text:p>
      <text:p text:style-name="P2">「お姉さん、おでませ」</text:p>
      <text:p text:style-name="P2">ひろ子が、屋根へ出たあと、縫子が、ローソクを消し、皆の出たあとの窓の雨戸もひいて来た。</text:p>
      <text:p text:style-name="P2">這う形で瓦をわたって屋根の端へ出たとき、梯子の中段まで誠がのぼって来て、畑の中にいる父親とリレーで一人一人を扶けわたした。</text:p>
      <text:p text:style-name="P2"><text:soft-page-break/>「一寸深うありますが、おそれずに」</text:p>
      <text:p text:style-name="P2">ひろ子は、裸のまま濡れて微かに筋肉が震えている若い誠の腕につかまって、泥濘に脚をおろした。畑の柔かい土が、膝までもぐった。</text:p>
      <text:p text:style-name="P2">「お母さんは？」</text:p>
      <text:p text:style-name="P2">「あこにおられます、上の道は水がついちょりません」</text:p>
      <text:p text:style-name="P2">新道の上は、あたりまえな雨の水たまりがあるばかりだった。砂利を足の裏に痛くふみながら崖に沿って寺の境内へ登って行った。</text:p>
      <text:p text:style-name="P2">本堂に燈明がついて、もうそこに黒い人影が群れていた。朝鮮人の家族が多かった。石田の家の先に小川が二股になった三角地帯があり、そこに朝鮮人の農家があった。登代が様子をたずねた。</text:p>
      <text:p text:style-name="P2">「はア家もなんもありゃせん」</text:p>
      <text:p text:style-name="P2">それは誇張ときこえないのであった。</text:p>
      <text:p text:style-name="P2">みんな、濡れたものをぬいで板じきの隅に一かためにおき、誠は、縫子が手当りばったり入れて来た女ものの浴衣を体にかけて、寺でかしてくれた毛布にくるまった。</text:p>
      <text:p text:style-name="P2"/>
      <text:p text:style-name="P2"/>
      <text:p text:style-name="P1">-margin<text:span text:style-name="T1"> 文字</text:span>-</text:p>
      <text:p text:style-name="P3"><text:span text:style-name="T27">caption</text:span><text:span text:style-name="T1"> 文字</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cm" fo:margin-bottom="0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master-page-name="">
      <style:paragraph-properties fo:margin-left="0.6cm" fo:margin-right="0.6cm" fo:margin-top="0.101cm" fo:margin-bottom="0cm" style:contextual-spacing="false" fo:text-indent="0cm" style:auto-text-indent="false" style:page-number="auto" text:number-lines="false" text:line-number="0"/>
      <style:text-properties fo:color="#c9211e" loext:opacity="100%" style:font-name="DejaVu Serif2" fo:font-family="'DejaVu Serif'" style:font-style-name="Italic" style:font-family-generic="roman" style:font-pitch="variable" fo:font-size="10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12T09:51:48.515874802</dc:date>
    <meta:editing-cycles>46</meta:editing-cycles>
    <meta:editing-duration>PT2H56M50S</meta:editing-duration>
    <meta:document-statistic meta:table-count="0" meta:image-count="0" meta:object-count="0" meta:page-count="83" meta:paragraph-count="922" meta:word-count="59019" meta:character-count="76730" meta:non-whitespace-character-count="73252"/>
    <meta:user-defined meta:name="Info 1"/>
    <meta:user-defined meta:name="Info 2"/>
    <meta:user-defined meta:name="Info 3"/>
    <meta:user-defined meta:name="Info 4"/>
  </office:meta>
</office:document-meta>
</file>